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74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11.06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8.34mm"/>
    </style:style>
    <style:style style:name="co9" style:family="table-column">
      <style:table-column-properties fo:break-before="auto" style:column-width="59.18mm"/>
    </style:style>
    <style:style style:name="co10" style:family="table-column">
      <style:table-column-properties fo:break-before="auto" style:column-width="16.21mm"/>
    </style:style>
    <style:style style:name="co11" style:family="table-column">
      <style:table-column-properties fo:break-before="auto" style:column-width="24.68mm"/>
    </style:style>
    <style:style style:name="co12" style:family="table-column">
      <style:table-column-properties fo:break-before="auto" style:column-width="21.34mm"/>
    </style:style>
    <style:style style:name="co13" style:family="table-column">
      <style:table-column-properties fo:break-before="auto" style:column-width="21.66mm"/>
    </style:style>
    <style:style style:name="co14" style:family="table-column">
      <style:table-column-properties fo:break-before="auto" style:column-width="25.89mm"/>
    </style:style>
    <style:style style:name="co15" style:family="table-column">
      <style:table-column-properties fo:break-before="auto" style:column-width="26.19mm"/>
    </style:style>
    <style:style style:name="co16" style:family="table-column">
      <style:table-column-properties fo:break-before="auto" style:column-width="219.25mm"/>
    </style:style>
    <style:style style:name="co17" style:family="table-column">
      <style:table-column-properties fo:break-before="auto" style:column-width="53.43mm"/>
    </style:style>
    <style:style style:name="co18" style:family="table-column">
      <style:table-column-properties fo:break-before="auto" style:column-width="31.03mm"/>
    </style:style>
    <style:style style:name="co19" style:family="table-column">
      <style:table-column-properties fo:break-before="auto" style:column-width="49.79mm"/>
    </style:style>
    <style:style style:name="co20" style:family="table-column">
      <style:table-column-properties fo:break-before="auto" style:column-width="35.58mm"/>
    </style:style>
    <style:style style:name="co21" style:family="table-column">
      <style:table-column-properties fo:break-before="auto" style:column-width="32.24mm"/>
    </style:style>
    <style:style style:name="co22" style:family="table-column">
      <style:table-column-properties fo:break-before="auto" style:column-width="196.83mm"/>
    </style:style>
    <style:style style:name="co23" style:family="table-column">
      <style:table-column-properties fo:break-before="auto" style:column-width="9.07mm"/>
    </style:style>
    <style:style style:name="co24" style:family="table-column">
      <style:table-column-properties fo:break-before="auto" style:column-width="57.54mm"/>
    </style:style>
    <style:style style:name="co25" style:family="table-column">
      <style:table-column-properties fo:break-before="auto" style:column-width="12.07mm"/>
    </style:style>
    <style:style style:name="co26" style:family="table-column">
      <style:table-column-properties fo:break-before="auto" style:column-width="62.99mm"/>
    </style:style>
    <style:style style:name="co27" style:family="table-column">
      <style:table-column-properties fo:break-before="auto" style:column-width="24.85mm"/>
    </style:style>
    <style:style style:name="co28" style:family="table-column">
      <style:table-column-properties fo:break-before="auto" style:column-width="40.11mm"/>
    </style:style>
    <style:style style:name="co29" style:family="table-column">
      <style:table-column-properties fo:break-before="auto" style:column-width="8.71mm"/>
    </style:style>
    <style:style style:name="co30" style:family="table-column">
      <style:table-column-properties fo:break-before="auto" style:column-width="25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In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on</text:p>
          </table:table-cell>
          <table:table-cell table:style-name="Default" office:value-type="string" calcext:value-type="string">
            <text:p>col fg</text:p>
          </table:table-cell>
          <table:table-cell table:style-name="Default" office:value-type="string" calcext:value-type="string">
            <text:p>col bg</text:p>
          </table:table-cell>
          <table:table-cell/>
          <table:table-cell table:number-columns-repeated="2" office:value-type="string" calcext:value-type="string">
            <text:p>bold</text:p>
          </table:table-cell>
          <table:table-cell/>
          <table:table-cell table:style-name="Default" office:value-type="string" calcext:value-type="string">
            <text:p>Italic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llEditor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2]=0;&quot;false&quot;;&quot;true&quot;)" office:value-type="string" office:string-value="false" calcext:value-type="string">
            <text:p>false</text:p>
          </table:table-cell>
          <table:table-cell table:formula="of:=IF([.E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]=0;&quot;false&quot;;&quot;true&quot;)" office:value-type="string" office:string-value="false" calcext:value-type="string">
            <text:p>false</text:p>
          </table:table-cell>
          <table:table-cell table:formula="of:=IF([.H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3]=0;&quot;false&quot;;&quot;true&quot;)" office:value-type="string" office:string-value="true" calcext:value-type="string">
            <text:p>true</text:p>
          </table:table-cell>
          <table:table-cell table:formula="of:=IF([.E3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]=0;&quot;false&quot;;&quot;true&quot;)" office:value-type="string" office:string-value="false" calcext:value-type="string">
            <text:p>false</text:p>
          </table:table-cell>
          <table:table-cell table:formula="of:=IF([.H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t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]=0;&quot;false&quot;;&quot;true&quot;)" office:value-type="string" office:string-value="false" calcext:value-type="string">
            <text:p>false</text:p>
          </table:table-cell>
          <table:table-cell table:formula="of:=IF([.E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]=0;&quot;false&quot;;&quot;true&quot;)" office:value-type="string" office:string-value="false" calcext:value-type="string">
            <text:p>false</text:p>
          </table:table-cell>
          <table:table-cell table:formula="of:=IF([.H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_b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]=0;&quot;false&quot;;&quot;true&quot;)" office:value-type="string" office:string-value="false" calcext:value-type="string">
            <text:p>false</text:p>
          </table:table-cell>
          <table:table-cell table:formula="of:=IF([.E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]=0;&quot;false&quot;;&quot;true&quot;)" office:value-type="string" office:string-value="false" calcext:value-type="string">
            <text:p>false</text:p>
          </table:table-cell>
          <table:table-cell table:formula="of:=IF([.H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_goo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6]=0;&quot;false&quot;;&quot;true&quot;)" office:value-type="string" office:string-value="false" calcext:value-type="string">
            <text:p>false</text:p>
          </table:table-cell>
          <table:table-cell table:formula="of:=IF([.E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6]=0;&quot;false&quot;;&quot;true&quot;)" office:value-type="string" office:string-value="false" calcext:value-type="string">
            <text:p>false</text:p>
          </table:table-cell>
          <table:table-cell table:formula="of:=IF([.H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_tip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7]=0;&quot;false&quot;;&quot;true&quot;)" office:value-type="string" office:string-value="false" calcext:value-type="string">
            <text:p>false</text:p>
          </table:table-cell>
          <table:table-cell table:formula="of:=IF([.E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7]=0;&quot;false&quot;;&quot;true&quot;)" office:value-type="string" office:string-value="false" calcext:value-type="string">
            <text:p>false</text:p>
          </table:table-cell>
          <table:table-cell table:formula="of:=IF([.H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8]=0;&quot;false&quot;;&quot;true&quot;)" office:value-type="string" office:string-value="false" calcext:value-type="string">
            <text:p>false</text:p>
          </table:table-cell>
          <table:table-cell table:formula="of:=IF([.E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8]=0;&quot;false&quot;;&quot;true&quot;)" office:value-type="string" office:string-value="false" calcext:value-type="string">
            <text:p>false</text:p>
          </table:table-cell>
          <table:table-cell table:formula="of:=IF([.H8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7CCCC</text:p>
          </table:table-cell>
          <table:table-cell office:value-type="float" office:value="0" calcext:value-type="float">
            <text:p>0</text:p>
          </table:table-cell>
          <table:table-cell table:formula="of:=IF([.E9]=0;&quot;false&quot;;&quot;true&quot;)" office:value-type="string" office:string-value="false" calcext:value-type="string">
            <text:p>false</text:p>
          </table:table-cell>
          <table:table-cell table:formula="of:=IF([.E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9]=0;&quot;false&quot;;&quot;true&quot;)" office:value-type="string" office:string-value="false" calcext:value-type="string">
            <text:p>false</text:p>
          </table:table-cell>
          <table:table-cell table:formula="of:=IF([.H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10]=0;&quot;false&quot;;&quot;true&quot;)" office:value-type="string" office:string-value="false" calcext:value-type="string">
            <text:p>false</text:p>
          </table:table-cell>
          <table:table-cell table:formula="of:=IF([.E1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0]=0;&quot;false&quot;;&quot;true&quot;)" office:value-type="string" office:string-value="false" calcext:value-type="string">
            <text:p>false</text:p>
          </table:table-cell>
          <table:table-cell table:formula="of:=IF([.H1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CEE5E5</text:p>
          </table:table-cell>
          <table:table-cell office:value-type="float" office:value="0" calcext:value-type="float">
            <text:p>0</text:p>
          </table:table-cell>
          <table:table-cell table:formula="of:=IF([.E11]=0;&quot;false&quot;;&quot;true&quot;)" office:value-type="string" office:string-value="false" calcext:value-type="string">
            <text:p>false</text:p>
          </table:table-cell>
          <table:table-cell table:formula="of:=IF([.E11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1]=0;&quot;false&quot;;&quot;true&quot;)" office:value-type="string" office:string-value="true" calcext:value-type="string">
            <text:p>true</text:p>
          </table:table-cell>
          <table:table-cell table:formula="of:=IF([.H11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_do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2]=0;&quot;false&quot;;&quot;true&quot;)" office:value-type="string" office:string-value="false" calcext:value-type="string">
            <text:p>false</text:p>
          </table:table-cell>
          <table:table-cell table:formula="of:=IF([.E1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2]=0;&quot;false&quot;;&quot;true&quot;)" office:value-type="string" office:string-value="false" calcext:value-type="string">
            <text:p>false</text:p>
          </table:table-cell>
          <table:table-cell table:formula="of:=IF([.H1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doc_key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3]=0;&quot;false&quot;;&quot;true&quot;)" office:value-type="string" office:string-value="false" calcext:value-type="string">
            <text:p>false</text:p>
          </table:table-cell>
          <table:table-cell table:formula="of:=IF([.E1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3]=0;&quot;false&quot;;&quot;true&quot;)" office:value-type="string" office:string-value="false" calcext:value-type="string">
            <text:p>false</text:p>
          </table:table-cell>
          <table:table-cell table:formula="of:=IF([.H1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doc_keyword_err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4]=0;&quot;false&quot;;&quot;true&quot;)" office:value-type="string" office:string-value="false" calcext:value-type="string">
            <text:p>false</text:p>
          </table:table-cell>
          <table:table-cell table:formula="of:=IF([.E1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4]=0;&quot;false&quot;;&quot;true&quot;)" office:value-type="string" office:string-value="false" calcext:value-type="string">
            <text:p>false</text:p>
          </table:table-cell>
          <table:table-cell table:formula="of:=IF([.H1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CEE5E5</text:p>
          </table:table-cell>
          <table:table-cell office:value-type="float" office:value="0" calcext:value-type="float">
            <text:p>0</text:p>
          </table:table-cell>
          <table:table-cell table:formula="of:=IF([.E15]=0;&quot;false&quot;;&quot;true&quot;)" office:value-type="string" office:string-value="false" calcext:value-type="string">
            <text:p>false</text:p>
          </table:table-cell>
          <table:table-cell table:formula="of:=IF([.E15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5]=0;&quot;false&quot;;&quot;true&quot;)" office:value-type="string" office:string-value="true" calcext:value-type="string">
            <text:p>true</text:p>
          </table:table-cell>
          <table:table-cell table:formula="of:=IF([.H15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_line_do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6]=0;&quot;false&quot;;&quot;true&quot;)" office:value-type="string" office:string-value="false" calcext:value-type="string">
            <text:p>false</text:p>
          </table:table-cell>
          <table:table-cell table:formula="of:=IF([.E1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6]=0;&quot;false&quot;;&quot;true&quot;)" office:value-type="string" office:string-value="false" calcext:value-type="string">
            <text:p>false</text:p>
          </table:table-cell>
          <table:table-cell table:formula="of:=IF([.H1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r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17]=0;&quot;false&quot;;&quot;true&quot;)" office:value-type="string" office:string-value="false" calcext:value-type="string">
            <text:p>false</text:p>
          </table:table-cell>
          <table:table-cell table:formula="of:=IF([.E1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7]=0;&quot;false&quot;;&quot;true&quot;)" office:value-type="string" office:string-value="false" calcext:value-type="string">
            <text:p>false</text:p>
          </table:table-cell>
          <table:table-cell table:formula="of:=IF([.H17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o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8]=0;&quot;false&quot;;&quot;true&quot;)" office:value-type="string" office:string-value="false" calcext:value-type="string">
            <text:p>false</text:p>
          </table:table-cell>
          <table:table-cell table:formula="of:=IF([.E1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8]=0;&quot;false&quot;;&quot;true&quot;)" office:value-type="string" office:string-value="false" calcext:value-type="string">
            <text:p>false</text:p>
          </table:table-cell>
          <table:table-cell table:formula="of:=IF([.H1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19]=0;&quot;false&quot;;&quot;true&quot;)" office:value-type="string" office:string-value="false" calcext:value-type="string">
            <text:p>false</text:p>
          </table:table-cell>
          <table:table-cell table:formula="of:=IF([.E1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9]=0;&quot;false&quot;;&quot;true&quot;)" office:value-type="string" office:string-value="false" calcext:value-type="string">
            <text:p>false</text:p>
          </table:table-cell>
          <table:table-cell table:formula="of:=IF([.H1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d_symbol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1597</text:p>
          </table:table-cell>
          <table:table-cell office:value-type="string" calcext:value-type="string">
            <text:p>#B7CCCC</text:p>
          </table:table-cell>
          <table:table-cell office:value-type="float" office:value="0" calcext:value-type="float">
            <text:p>0</text:p>
          </table:table-cell>
          <table:table-cell table:formula="of:=IF([.E20]=0;&quot;false&quot;;&quot;true&quot;)" office:value-type="string" office:string-value="false" calcext:value-type="string">
            <text:p>false</text:p>
          </table:table-cell>
          <table:table-cell table:formula="of:=IF([.E2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0]=0;&quot;false&quot;;&quot;true&quot;)" office:value-type="string" office:string-value="false" calcext:value-type="string">
            <text:p>false</text:p>
          </table:table-cell>
          <table:table-cell table:formula="of:=IF([.H2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1]=0;&quot;false&quot;;&quot;true&quot;)" office:value-type="string" office:string-value="false" calcext:value-type="string">
            <text:p>false</text:p>
          </table:table-cell>
          <table:table-cell table:formula="of:=IF([.E2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1]=0;&quot;false&quot;;&quot;true&quot;)" office:value-type="string" office:string-value="false" calcext:value-type="string">
            <text:p>false</text:p>
          </table:table-cell>
          <table:table-cell table:formula="of:=IF([.H21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e_do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2]=0;&quot;false&quot;;&quot;true&quot;)" office:value-type="string" office:string-value="false" calcext:value-type="string">
            <text:p>false</text:p>
          </table:table-cell>
          <table:table-cell table:formula="of:=IF([.E2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2]=0;&quot;false&quot;;&quot;true&quot;)" office:value-type="string" office:string-value="false" calcext:value-type="string">
            <text:p>false</text:p>
          </table:table-cell>
          <table:table-cell table:formula="of:=IF([.H2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6F5F7F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23]=0;&quot;false&quot;;&quot;true&quot;)" office:value-type="string" office:string-value="false" calcext:value-type="string">
            <text:p>false</text:p>
          </table:table-cell>
          <table:table-cell table:formula="of:=IF([.E2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3]=0;&quot;false&quot;;&quot;true&quot;)" office:value-type="string" office:string-value="false" calcext:value-type="string">
            <text:p>false</text:p>
          </table:table-cell>
          <table:table-cell table:formula="of:=IF([.H2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F7E7E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24]=0;&quot;false&quot;;&quot;true&quot;)" office:value-type="string" office:string-value="false" calcext:value-type="string">
            <text:p>false</text:p>
          </table:table-cell>
          <table:table-cell table:formula="of:=IF([.E24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24]=0;&quot;false&quot;;&quot;true&quot;)" office:value-type="string" office:string-value="true" calcext:value-type="string">
            <text:p>true</text:p>
          </table:table-cell>
          <table:table-cell table:formula="of:=IF([.H24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er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5]=0;&quot;false&quot;;&quot;true&quot;)" office:value-type="string" office:string-value="false" calcext:value-type="string">
            <text:p>false</text:p>
          </table:table-cell>
          <table:table-cell table:formula="of:=IF([.E2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5]=0;&quot;false&quot;;&quot;true&quot;)" office:value-type="string" office:string-value="false" calcext:value-type="string">
            <text:p>false</text:p>
          </table:table-cell>
          <table:table-cell table:formula="of:=IF([.H2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6]=0;&quot;false&quot;;&quot;true&quot;)" office:value-type="string" office:string-value="false" calcext:value-type="string">
            <text:p>false</text:p>
          </table:table-cell>
          <table:table-cell table:formula="of:=IF([.E2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6]=0;&quot;false&quot;;&quot;true&quot;)" office:value-type="string" office:string-value="false" calcext:value-type="string">
            <text:p>false</text:p>
          </table:table-cell>
          <table:table-cell table:formula="of:=IF([.H2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7]=0;&quot;false&quot;;&quot;true&quot;)" office:value-type="string" office:string-value="false" calcext:value-type="string">
            <text:p>false</text:p>
          </table:table-cell>
          <table:table-cell table:formula="of:=IF([.E2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7]=0;&quot;false&quot;;&quot;true&quot;)" office:value-type="string" office:string-value="false" calcext:value-type="string">
            <text:p>false</text:p>
          </table:table-cell>
          <table:table-cell table:formula="of:=IF([.H2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nt_gui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8]=0;&quot;false&quot;;&quot;true&quot;)" office:value-type="string" office:string-value="false" calcext:value-type="string">
            <text:p>false</text:p>
          </table:table-cell>
          <table:table-cell table:formula="of:=IF([.E2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8]=0;&quot;false&quot;;&quot;true&quot;)" office:value-type="string" office:string-value="false" calcext:value-type="string">
            <text:p>false</text:p>
          </table:table-cell>
          <table:table-cell table:formula="of:=IF([.H2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9]=0;&quot;false&quot;;&quot;true&quot;)" office:value-type="string" office:string-value="false" calcext:value-type="string">
            <text:p>false</text:p>
          </table:table-cell>
          <table:table-cell table:formula="of:=IF([.E2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9]=0;&quot;false&quot;;&quot;true&quot;)" office:value-type="string" office:string-value="false" calcext:value-type="string">
            <text:p>false</text:p>
          </table:table-cell>
          <table:table-cell table:formula="of:=IF([.H2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80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30]=0;&quot;false&quot;;&quot;true&quot;)" office:value-type="string" office:string-value="true" calcext:value-type="string">
            <text:p>true</text:p>
          </table:table-cell>
          <table:table-cell table:formula="of:=IF([.E30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0]=0;&quot;false&quot;;&quot;true&quot;)" office:value-type="string" office:string-value="false" calcext:value-type="string">
            <text:p>false</text:p>
          </table:table-cell>
          <table:table-cell table:formula="of:=IF([.H3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7F0055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31]=0;&quot;false&quot;;&quot;true&quot;)" office:value-type="string" office:string-value="false" calcext:value-type="string">
            <text:p>false</text:p>
          </table:table-cell>
          <table:table-cell table:formula="of:=IF([.E3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1]=0;&quot;false&quot;;&quot;true&quot;)" office:value-type="string" office:string-value="false" calcext:value-type="string">
            <text:p>false</text:p>
          </table:table-cell>
          <table:table-cell table:formula="of:=IF([.H3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2]=0;&quot;false&quot;;&quot;true&quot;)" office:value-type="string" office:string-value="false" calcext:value-type="string">
            <text:p>false</text:p>
          </table:table-cell>
          <table:table-cell table:formula="of:=IF([.E3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2]=0;&quot;false&quot;;&quot;true&quot;)" office:value-type="string" office:string-value="false" calcext:value-type="string">
            <text:p>false</text:p>
          </table:table-cell>
          <table:table-cell table:formula="of:=IF([.H3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3]=0;&quot;false&quot;;&quot;true&quot;)" office:value-type="string" office:string-value="false" calcext:value-type="string">
            <text:p>false</text:p>
          </table:table-cell>
          <table:table-cell table:formula="of:=IF([.E3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3]=0;&quot;false&quot;;&quot;true&quot;)" office:value-type="string" office:string-value="false" calcext:value-type="string">
            <text:p>false</text:p>
          </table:table-cell>
          <table:table-cell table:formula="of:=IF([.H3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4]=0;&quot;false&quot;;&quot;true&quot;)" office:value-type="string" office:string-value="false" calcext:value-type="string">
            <text:p>false</text:p>
          </table:table-cell>
          <table:table-cell table:formula="of:=IF([.E3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4]=0;&quot;false&quot;;&quot;true&quot;)" office:value-type="string" office:string-value="false" calcext:value-type="string">
            <text:p>false</text:p>
          </table:table-cell>
          <table:table-cell table:formula="of:=IF([.H3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gin_fo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B7CCCC</text:p>
          </table:table-cell>
          <table:table-cell office:value-type="float" office:value="0" calcext:value-type="float">
            <text:p>0</text:p>
          </table:table-cell>
          <table:table-cell table:formula="of:=IF([.E35]=0;&quot;false&quot;;&quot;true&quot;)" office:value-type="string" office:string-value="false" calcext:value-type="string">
            <text:p>false</text:p>
          </table:table-cell>
          <table:table-cell table:formula="of:=IF([.E3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5]=0;&quot;false&quot;;&quot;true&quot;)" office:value-type="string" office:string-value="false" calcext:value-type="string">
            <text:p>false</text:p>
          </table:table-cell>
          <table:table-cell table:formula="of:=IF([.H3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_line_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CEE5E5</text:p>
          </table:table-cell>
          <table:table-cell office:value-type="float" office:value="0" calcext:value-type="float">
            <text:p>0</text:p>
          </table:table-cell>
          <table:table-cell table:formula="of:=IF([.E36]=0;&quot;false&quot;;&quot;true&quot;)" office:value-type="string" office:string-value="false" calcext:value-type="string">
            <text:p>false</text:p>
          </table:table-cell>
          <table:table-cell table:formula="of:=IF([.E3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6]=0;&quot;false&quot;;&quot;true&quot;)" office:value-type="string" office:string-value="false" calcext:value-type="string">
            <text:p>false</text:p>
          </table:table-cell>
          <table:table-cell table:formula="of:=IF([.H3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r_l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7]=0;&quot;false&quot;;&quot;true&quot;)" office:value-type="string" office:string-value="false" calcext:value-type="string">
            <text:p>false</text:p>
          </table:table-cell>
          <table:table-cell table:formula="of:=IF([.E3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7]=0;&quot;false&quot;;&quot;true&quot;)" office:value-type="string" office:string-value="false" calcext:value-type="string">
            <text:p>false</text:p>
          </table:table-cell>
          <table:table-cell table:formula="of:=IF([.H3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_mar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8]=0;&quot;false&quot;;&quot;true&quot;)" office:value-type="string" office:string-value="false" calcext:value-type="string">
            <text:p>false</text:p>
          </table:table-cell>
          <table:table-cell table:formula="of:=IF([.E3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8]=0;&quot;false&quot;;&quot;true&quot;)" office:value-type="string" office:string-value="false" calcext:value-type="string">
            <text:p>false</text:p>
          </table:table-cell>
          <table:table-cell table:formula="of:=IF([.H3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_sear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9]=0;&quot;false&quot;;&quot;true&quot;)" office:value-type="string" office:string-value="false" calcext:value-type="string">
            <text:p>false</text:p>
          </table:table-cell>
          <table:table-cell table:formula="of:=IF([.E3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9]=0;&quot;false&quot;;&quot;true&quot;)" office:value-type="string" office:string-value="false" calcext:value-type="string">
            <text:p>false</text:p>
          </table:table-cell>
          <table:table-cell table:formula="of:=IF([.H3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0]=0;&quot;false&quot;;&quot;true&quot;)" office:value-type="string" office:string-value="false" calcext:value-type="string">
            <text:p>false</text:p>
          </table:table-cell>
          <table:table-cell table:formula="of:=IF([.E4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0]=0;&quot;false&quot;;&quot;true&quot;)" office:value-type="string" office:string-value="false" calcext:value-type="string">
            <text:p>false</text:p>
          </table:table-cell>
          <table:table-cell table:formula="of:=IF([.H40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41]=0;&quot;false&quot;;&quot;true&quot;)" office:value-type="string" office:string-value="false" calcext:value-type="string">
            <text:p>false</text:p>
          </table:table-cell>
          <table:table-cell table:formula="of:=IF([.E4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1]=0;&quot;false&quot;;&quot;true&quot;)" office:value-type="string" office:string-value="false" calcext:value-type="string">
            <text:p>false</text:p>
          </table:table-cell>
          <table:table-cell table:formula="of:=IF([.H4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F47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42]=0;&quot;false&quot;;&quot;true&quot;)" office:value-type="string" office:string-value="false" calcext:value-type="string">
            <text:p>false</text:p>
          </table:table-cell>
          <table:table-cell table:formula="of:=IF([.E4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2]=0;&quot;false&quot;;&quot;true&quot;)" office:value-type="string" office:string-value="false" calcext:value-type="string">
            <text:p>false</text:p>
          </table:table-cell>
          <table:table-cell table:formula="of:=IF([.H42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3]=0;&quot;false&quot;;&quot;true&quot;)" office:value-type="string" office:string-value="false" calcext:value-type="string">
            <text:p>false</text:p>
          </table:table-cell>
          <table:table-cell table:formula="of:=IF([.E4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3]=0;&quot;false&quot;;&quot;true&quot;)" office:value-type="string" office:string-value="false" calcext:value-type="string">
            <text:p>false</text:p>
          </table:table-cell>
          <table:table-cell table:formula="of:=IF([.H4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4]=0;&quot;false&quot;;&quot;true&quot;)" office:value-type="string" office:string-value="false" calcext:value-type="string">
            <text:p>false</text:p>
          </table:table-cell>
          <table:table-cell table:formula="of:=IF([.E4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4]=0;&quot;false&quot;;&quot;true&quot;)" office:value-type="string" office:string-value="false" calcext:value-type="string">
            <text:p>false</text:p>
          </table:table-cell>
          <table:table-cell table:formula="of:=IF([.H44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5]=0;&quot;false&quot;;&quot;true&quot;)" office:value-type="string" office:string-value="false" calcext:value-type="string">
            <text:p>false</text:p>
          </table:table-cell>
          <table:table-cell table:formula="of:=IF([.E4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5]=0;&quot;false&quot;;&quot;true&quot;)" office:value-type="string" office:string-value="false" calcext:value-type="string">
            <text:p>false</text:p>
          </table:table-cell>
          <table:table-cell table:formula="of:=IF([.H4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proces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BF0000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46]=0;&quot;false&quot;;&quot;true&quot;)" office:value-type="string" office:string-value="true" calcext:value-type="string">
            <text:p>true</text:p>
          </table:table-cell>
          <table:table-cell table:formula="of:=IF([.E46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46]=0;&quot;false&quot;;&quot;true&quot;)" office:value-type="string" office:string-value="false" calcext:value-type="string">
            <text:p>false</text:p>
          </table:table-cell>
          <table:table-cell table:formula="of:=IF([.H4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7]=0;&quot;false&quot;;&quot;true&quot;)" office:value-type="string" office:string-value="false" calcext:value-type="string">
            <text:p>false</text:p>
          </table:table-cell>
          <table:table-cell table:formula="of:=IF([.E4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7]=0;&quot;false&quot;;&quot;true&quot;)" office:value-type="string" office:string-value="false" calcext:value-type="string">
            <text:p>false</text:p>
          </table:table-cell>
          <table:table-cell table:formula="of:=IF([.H4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8]=0;&quot;false&quot;;&quot;true&quot;)" office:value-type="string" office:string-value="false" calcext:value-type="string">
            <text:p>false</text:p>
          </table:table-cell>
          <table:table-cell table:formula="of:=IF([.E4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8]=0;&quot;false&quot;;&quot;true&quot;)" office:value-type="string" office:string-value="false" calcext:value-type="string">
            <text:p>false</text:p>
          </table:table-cell>
          <table:table-cell table:formula="of:=IF([.H4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9]=0;&quot;false&quot;;&quot;true&quot;)" office:value-type="string" office:string-value="false" calcext:value-type="string">
            <text:p>false</text:p>
          </table:table-cell>
          <table:table-cell table:formula="of:=IF([.E4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9]=0;&quot;false&quot;;&quot;true&quot;)" office:value-type="string" office:string-value="false" calcext:value-type="string">
            <text:p>false</text:p>
          </table:table-cell>
          <table:table-cell table:formula="of:=IF([.H4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90BF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50]=0;&quot;false&quot;;&quot;true&quot;)" office:value-type="string" office:string-value="false" calcext:value-type="string">
            <text:p>false</text:p>
          </table:table-cell>
          <table:table-cell table:formula="of:=IF([.E5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0]=0;&quot;false&quot;;&quot;true&quot;)" office:value-type="string" office:string-value="false" calcext:value-type="string">
            <text:p>false</text:p>
          </table:table-cell>
          <table:table-cell table:formula="of:=IF([.H5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51]=0;&quot;false&quot;;&quot;true&quot;)" office:value-type="string" office:string-value="false" calcext:value-type="string">
            <text:p>false</text:p>
          </table:table-cell>
          <table:table-cell table:formula="of:=IF([.E5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1]=0;&quot;false&quot;;&quot;true&quot;)" office:value-type="string" office:string-value="false" calcext:value-type="string">
            <text:p>false</text:p>
          </table:table-cell>
          <table:table-cell table:formula="of:=IF([.H5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_e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2]=0;&quot;false&quot;;&quot;true&quot;)" office:value-type="string" office:string-value="false" calcext:value-type="string">
            <text:p>false</text:p>
          </table:table-cell>
          <table:table-cell table:formula="of:=IF([.E5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2]=0;&quot;false&quot;;&quot;true&quot;)" office:value-type="string" office:string-value="false" calcext:value-type="string">
            <text:p>false</text:p>
          </table:table-cell>
          <table:table-cell table:formula="of:=IF([.H5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7FAAFF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53]=0;&quot;false&quot;;&quot;true&quot;)" office:value-type="string" office:string-value="false" calcext:value-type="string">
            <text:p>false</text:p>
          </table:table-cell>
          <table:table-cell table:formula="of:=IF([.E5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3]=0;&quot;false&quot;;&quot;true&quot;)" office:value-type="string" office:string-value="false" calcext:value-type="string">
            <text:p>false</text:p>
          </table:table-cell>
          <table:table-cell table:formula="of:=IF([.H5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4]=0;&quot;false&quot;;&quot;true&quot;)" office:value-type="string" office:string-value="false" calcext:value-type="string">
            <text:p>false</text:p>
          </table:table-cell>
          <table:table-cell table:formula="of:=IF([.E5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4]=0;&quot;false&quot;;&quot;true&quot;)" office:value-type="string" office:string-value="false" calcext:value-type="string">
            <text:p>false</text:p>
          </table:table-cell>
          <table:table-cell table:formula="of:=IF([.H5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5]=0;&quot;false&quot;;&quot;true&quot;)" office:value-type="string" office:string-value="false" calcext:value-type="string">
            <text:p>false</text:p>
          </table:table-cell>
          <table:table-cell table:formula="of:=IF([.E5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5]=0;&quot;false&quot;;&quot;true&quot;)" office:value-type="string" office:string-value="false" calcext:value-type="string">
            <text:p>false</text:p>
          </table:table-cell>
          <table:table-cell table:formula="of:=IF([.H5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sp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6]=0;&quot;false&quot;;&quot;true&quot;)" office:value-type="string" office:string-value="false" calcext:value-type="string">
            <text:p>false</text:p>
          </table:table-cell>
          <table:table-cell table:formula="of:=IF([.E5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6]=0;&quot;false&quot;;&quot;true&quot;)" office:value-type="string" office:string-value="false" calcext:value-type="string">
            <text:p>false</text:p>
          </table:table-cell>
          <table:table-cell table:formula="of:=IF([.H5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avaScriptv2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d de la class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var StylesheetClassesList = {</text:p>
          </table:table-cell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geany_&quot;&amp;[Init.A2]&amp;&quot;', &quot;" office:value-type="string" office:string-value="{ id:'geany_allEditorBg', " calcext:value-type="string">
            <text:p>{ id:'geany_allEditorBg', </text:p>
          </table:table-cell>
          <table:table-cell table:formula="of:=&quot;text:'&quot;&amp;[Init.A2]&amp;&quot;', &quot;" office:value-type="string" office:string-value="text:'allEditorBg', " calcext:value-type="string">
            <text:p>text:'allEditorBg', </text:p>
          </table:table-cell>
          <table:table-cell table:formula="of:=&quot;on:&quot;&amp;[Init.B2]&amp;&quot;, &quot;" office:value-type="string" office:string-value="on:1, " calcext:value-type="string">
            <text:p>on:1, </text:p>
          </table:table-cell>
          <table:table-cell table:formula="of:=&quot;display:&quot;&amp;[Init.K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]&amp;&quot;:&quot;&amp;[.C2]&amp;[.D2]&amp;[.E2]&amp;[.F2]&amp;[.G2]&amp;[.H2]&amp;[.I2]&amp;[.J2]&amp;[.K2]" office:value-type="string" office:string-value="geany_allEditorBg:{ id:'geany_allEditorBg', text:'allEditorBg', on:1, display:0, ObjClass:0, ObjDivFg:0, ObjDivBg:0, ObjChkBold:0, ObjChkItalic:0 }," calcext:value-type="string">
            <text:p>geany_allEditorBg:{ id:'geany_allEditorBg', text:'allEditorBg', on:1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geany_&quot;&amp;[Init.A3]&amp;&quot;', &quot;" office:value-type="string" office:string-value="{ id:'geany_attribute', " calcext:value-type="string">
            <text:p>{ id:'geany_attribute', </text:p>
          </table:table-cell>
          <table:table-cell table:formula="of:=&quot;text:'&quot;&amp;[Init.A3]&amp;&quot;', &quot;" office:value-type="string" office:string-value="text:'attribute', " calcext:value-type="string">
            <text:p>text:'attribute', </text:p>
          </table:table-cell>
          <table:table-cell table:formula="of:=&quot;on:&quot;&amp;[Init.B3]&amp;&quot;, &quot;" office:value-type="string" office:string-value="on:1, " calcext:value-type="string">
            <text:p>on:1, </text:p>
          </table:table-cell>
          <table:table-cell table:formula="of:=&quot;display:&quot;&amp;[Init.K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]&amp;&quot;:&quot;&amp;[.C3]&amp;[.D3]&amp;[.E3]&amp;[.F3]&amp;[.G3]&amp;[.H3]&amp;[.I3]&amp;[.J3]&amp;[.K3]" office:value-type="string" office:string-value="geany_attribute:{ id:'geany_attribute', text:'attribute', on:1, display:1, ObjClass:0, ObjDivFg:0, ObjDivBg:0, ObjChkBold:0, ObjChkItalic:0 }," calcext:value-type="string">
            <text:p>geany_attribute:{ id:'geany_attribute', text:'attribut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geany_&quot;&amp;[Init.A4]&amp;&quot;', &quot;" office:value-type="string" office:string-value="{ id:'geany_backtick', " calcext:value-type="string">
            <text:p>{ id:'geany_backtick', </text:p>
          </table:table-cell>
          <table:table-cell table:formula="of:=&quot;text:'&quot;&amp;[Init.A4]&amp;&quot;', &quot;" office:value-type="string" office:string-value="text:'backtick', " calcext:value-type="string">
            <text:p>text:'backtick', </text:p>
          </table:table-cell>
          <table:table-cell table:formula="of:=&quot;on:&quot;&amp;[Init.B4]&amp;&quot;, &quot;" office:value-type="string" office:string-value="on:0, " calcext:value-type="string">
            <text:p>on:0, </text:p>
          </table:table-cell>
          <table:table-cell table:formula="of:=&quot;display:&quot;&amp;[Init.K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]&amp;&quot;:&quot;&amp;[.C4]&amp;[.D4]&amp;[.E4]&amp;[.F4]&amp;[.G4]&amp;[.H4]&amp;[.I4]&amp;[.J4]&amp;[.K4]" office:value-type="string" office:string-value="geany_backtick:{ id:'geany_backtick', text:'backtick', on:0, display:0, ObjClass:0, ObjDivFg:0, ObjDivBg:0, ObjChkBold:0, ObjChkItalic:0 }," calcext:value-type="string">
            <text:p>geany_backtick:{ id:'geany_backtick', text:'backtick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geany_&quot;&amp;[Init.A5]&amp;&quot;', &quot;" office:value-type="string" office:string-value="{ id:'geany_brace_bad', " calcext:value-type="string">
            <text:p>{ id:'geany_brace_bad', </text:p>
          </table:table-cell>
          <table:table-cell table:formula="of:=&quot;text:'&quot;&amp;[Init.A5]&amp;&quot;', &quot;" office:value-type="string" office:string-value="text:'brace_bad', " calcext:value-type="string">
            <text:p>text:'brace_bad', </text:p>
          </table:table-cell>
          <table:table-cell table:formula="of:=&quot;on:&quot;&amp;[Init.B5]&amp;&quot;, &quot;" office:value-type="string" office:string-value="on:0, " calcext:value-type="string">
            <text:p>on:0, </text:p>
          </table:table-cell>
          <table:table-cell table:formula="of:=&quot;display:&quot;&amp;[Init.K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]&amp;&quot;:&quot;&amp;[.C5]&amp;[.D5]&amp;[.E5]&amp;[.F5]&amp;[.G5]&amp;[.H5]&amp;[.I5]&amp;[.J5]&amp;[.K5]" office:value-type="string" office:string-value="geany_brace_bad:{ id:'geany_brace_bad', text:'brace_bad', on:0, display:0, ObjClass:0, ObjDivFg:0, ObjDivBg:0, ObjChkBold:0, ObjChkItalic:0 }," calcext:value-type="string">
            <text:p>geany_brace_bad:{ id:'geany_brace_bad', text:'brace_ba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geany_&quot;&amp;[Init.A6]&amp;&quot;', &quot;" office:value-type="string" office:string-value="{ id:'geany_brace_good', " calcext:value-type="string">
            <text:p>{ id:'geany_brace_good', </text:p>
          </table:table-cell>
          <table:table-cell table:formula="of:=&quot;text:'&quot;&amp;[Init.A6]&amp;&quot;', &quot;" office:value-type="string" office:string-value="text:'brace_good', " calcext:value-type="string">
            <text:p>text:'brace_good', </text:p>
          </table:table-cell>
          <table:table-cell table:formula="of:=&quot;on:&quot;&amp;[Init.B6]&amp;&quot;, &quot;" office:value-type="string" office:string-value="on:0, " calcext:value-type="string">
            <text:p>on:0, </text:p>
          </table:table-cell>
          <table:table-cell table:formula="of:=&quot;display:&quot;&amp;[Init.K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6]&amp;&quot;:&quot;&amp;[.C6]&amp;[.D6]&amp;[.E6]&amp;[.F6]&amp;[.G6]&amp;[.H6]&amp;[.I6]&amp;[.J6]&amp;[.K6]" office:value-type="string" office:string-value="geany_brace_good:{ id:'geany_brace_good', text:'brace_good', on:0, display:0, ObjClass:0, ObjDivFg:0, ObjDivBg:0, ObjChkBold:0, ObjChkItalic:0 }," calcext:value-type="string">
            <text:p>geany_brace_good:{ id:'geany_brace_good', text:'brace_goo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geany_&quot;&amp;[Init.A7]&amp;&quot;', &quot;" office:value-type="string" office:string-value="{ id:'geany_call_tips', " calcext:value-type="string">
            <text:p>{ id:'geany_call_tips', </text:p>
          </table:table-cell>
          <table:table-cell table:formula="of:=&quot;text:'&quot;&amp;[Init.A7]&amp;&quot;', &quot;" office:value-type="string" office:string-value="text:'call_tips', " calcext:value-type="string">
            <text:p>text:'call_tips', </text:p>
          </table:table-cell>
          <table:table-cell table:formula="of:=&quot;on:&quot;&amp;[Init.B7]&amp;&quot;, &quot;" office:value-type="string" office:string-value="on:0, " calcext:value-type="string">
            <text:p>on:0, </text:p>
          </table:table-cell>
          <table:table-cell table:formula="of:=&quot;display:&quot;&amp;[Init.K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7]&amp;&quot;:&quot;&amp;[.C7]&amp;[.D7]&amp;[.E7]&amp;[.F7]&amp;[.G7]&amp;[.H7]&amp;[.I7]&amp;[.J7]&amp;[.K7]" office:value-type="string" office:string-value="geany_call_tips:{ id:'geany_call_tips', text:'call_tips', on:0, display:0, ObjClass:0, ObjDivFg:0, ObjDivBg:0, ObjChkBold:0, ObjChkItalic:0 }," calcext:value-type="string">
            <text:p>geany_call_tips:{ id:'geany_call_tips', text:'call_tips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geany_&quot;&amp;[Init.A8]&amp;&quot;', &quot;" office:value-type="string" office:string-value="{ id:'geany_caret', " calcext:value-type="string">
            <text:p>{ id:'geany_caret', </text:p>
          </table:table-cell>
          <table:table-cell table:formula="of:=&quot;text:'&quot;&amp;[Init.A8]&amp;&quot;', &quot;" office:value-type="string" office:string-value="text:'caret', " calcext:value-type="string">
            <text:p>text:'caret', </text:p>
          </table:table-cell>
          <table:table-cell table:formula="of:=&quot;on:&quot;&amp;[Init.B8]&amp;&quot;, &quot;" office:value-type="string" office:string-value="on:1, " calcext:value-type="string">
            <text:p>on:1, </text:p>
          </table:table-cell>
          <table:table-cell table:formula="of:=&quot;display:&quot;&amp;[Init.K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8]&amp;&quot;:&quot;&amp;[.C8]&amp;[.D8]&amp;[.E8]&amp;[.F8]&amp;[.G8]&amp;[.H8]&amp;[.I8]&amp;[.J8]&amp;[.K8]" office:value-type="string" office:string-value="geany_caret:{ id:'geany_caret', text:'caret', on:1, display:1, ObjClass:0, ObjDivFg:0, ObjDivBg:0, ObjChkBold:0, ObjChkItalic:0 }," calcext:value-type="string">
            <text:p>geany_caret:{ id:'geany_caret', text:'care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geany_&quot;&amp;[Init.A9]&amp;&quot;', &quot;" office:value-type="string" office:string-value="{ id:'geany_character', " calcext:value-type="string">
            <text:p>{ id:'geany_character', </text:p>
          </table:table-cell>
          <table:table-cell table:formula="of:=&quot;text:'&quot;&amp;[Init.A9]&amp;&quot;', &quot;" office:value-type="string" office:string-value="text:'character', " calcext:value-type="string">
            <text:p>text:'character', </text:p>
          </table:table-cell>
          <table:table-cell table:formula="of:=&quot;on:&quot;&amp;[Init.B9]&amp;&quot;, &quot;" office:value-type="string" office:string-value="on:1, " calcext:value-type="string">
            <text:p>on:1, </text:p>
          </table:table-cell>
          <table:table-cell table:formula="of:=&quot;display:&quot;&amp;[Init.K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9]&amp;&quot;:&quot;&amp;[.C9]&amp;[.D9]&amp;[.E9]&amp;[.F9]&amp;[.G9]&amp;[.H9]&amp;[.I9]&amp;[.J9]&amp;[.K9]" office:value-type="string" office:string-value="geany_character:{ id:'geany_character', text:'character', on:1, display:1, ObjClass:0, ObjDivFg:0, ObjDivBg:0, ObjChkBold:0, ObjChkItalic:0 }," calcext:value-type="string">
            <text:p>geany_character:{ id:'geany_character', text:'charact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geany_&quot;&amp;[Init.A10]&amp;&quot;', &quot;" office:value-type="string" office:string-value="{ id:'geany_class', " calcext:value-type="string">
            <text:p>{ id:'geany_class', </text:p>
          </table:table-cell>
          <table:table-cell table:formula="of:=&quot;text:'&quot;&amp;[Init.A10]&amp;&quot;', &quot;" office:value-type="string" office:string-value="text:'class', " calcext:value-type="string">
            <text:p>text:'class', </text:p>
          </table:table-cell>
          <table:table-cell table:formula="of:=&quot;on:&quot;&amp;[Init.B10]&amp;&quot;, &quot;" office:value-type="string" office:string-value="on:1, " calcext:value-type="string">
            <text:p>on:1, </text:p>
          </table:table-cell>
          <table:table-cell table:formula="of:=&quot;display:&quot;&amp;[Init.K1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0]&amp;&quot;:&quot;&amp;[.C10]&amp;[.D10]&amp;[.E10]&amp;[.F10]&amp;[.G10]&amp;[.H10]&amp;[.I10]&amp;[.J10]&amp;[.K10]" office:value-type="string" office:string-value="geany_class:{ id:'geany_class', text:'class', on:1, display:1, ObjClass:0, ObjDivFg:0, ObjDivBg:0, ObjChkBold:0, ObjChkItalic:0 }," calcext:value-type="string">
            <text:p>geany_class:{ id:'geany_class', text:'class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geany_&quot;&amp;[Init.A11]&amp;&quot;', &quot;" office:value-type="string" office:string-value="{ id:'geany_comment', " calcext:value-type="string">
            <text:p>{ id:'geany_comment', </text:p>
          </table:table-cell>
          <table:table-cell table:formula="of:=&quot;text:'&quot;&amp;[Init.A11]&amp;&quot;', &quot;" office:value-type="string" office:string-value="text:'comment', " calcext:value-type="string">
            <text:p>text:'comment', </text:p>
          </table:table-cell>
          <table:table-cell table:formula="of:=&quot;on:&quot;&amp;[Init.B11]&amp;&quot;, &quot;" office:value-type="string" office:string-value="on:1, " calcext:value-type="string">
            <text:p>on:1, </text:p>
          </table:table-cell>
          <table:table-cell table:formula="of:=&quot;display:&quot;&amp;[Init.K1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1]&amp;&quot;:&quot;&amp;[.C11]&amp;[.D11]&amp;[.E11]&amp;[.F11]&amp;[.G11]&amp;[.H11]&amp;[.I11]&amp;[.J11]&amp;[.K11]" office:value-type="string" office:string-value="geany_comment:{ id:'geany_comment', text:'comment', on:1, display:1, ObjClass:0, ObjDivFg:0, ObjDivBg:0, ObjChkBold:0, ObjChkItalic:0 }," calcext:value-type="string">
            <text:p>geany_comment:{ id:'geany_comment', text:'commen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geany_&quot;&amp;[Init.A12]&amp;&quot;', &quot;" office:value-type="string" office:string-value="{ id:'geany_comment_doc', " calcext:value-type="string">
            <text:p>{ id:'geany_comment_doc', </text:p>
          </table:table-cell>
          <table:table-cell table:formula="of:=&quot;text:'&quot;&amp;[Init.A12]&amp;&quot;', &quot;" office:value-type="string" office:string-value="text:'comment_doc', " calcext:value-type="string">
            <text:p>text:'comment_doc', </text:p>
          </table:table-cell>
          <table:table-cell table:formula="of:=&quot;on:&quot;&amp;[Init.B12]&amp;&quot;, &quot;" office:value-type="string" office:string-value="on:0, " calcext:value-type="string">
            <text:p>on:0, </text:p>
          </table:table-cell>
          <table:table-cell table:formula="of:=&quot;display:&quot;&amp;[Init.K1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2]&amp;&quot;:&quot;&amp;[.C12]&amp;[.D12]&amp;[.E12]&amp;[.F12]&amp;[.G12]&amp;[.H12]&amp;[.I12]&amp;[.J12]&amp;[.K12]" office:value-type="string" office:string-value="geany_comment_doc:{ id:'geany_comment_doc', text:'comment_doc', on:0, display:0, ObjClass:0, ObjDivFg:0, ObjDivBg:0, ObjChkBold:0, ObjChkItalic:0 }," calcext:value-type="string">
            <text:p>geany_comment_doc:{ id:'geany_comment_doc', text:'comment_doc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geany_&quot;&amp;[Init.A13]&amp;&quot;', &quot;" office:value-type="string" office:string-value="{ id:'geany_comment_doc_keyword', " calcext:value-type="string">
            <text:p>{ id:'geany_comment_doc_keyword', </text:p>
          </table:table-cell>
          <table:table-cell table:formula="of:=&quot;text:'&quot;&amp;[Init.A13]&amp;&quot;', &quot;" office:value-type="string" office:string-value="text:'comment_doc_keyword', " calcext:value-type="string">
            <text:p>text:'comment_doc_keyword', </text:p>
          </table:table-cell>
          <table:table-cell table:formula="of:=&quot;on:&quot;&amp;[Init.B13]&amp;&quot;, &quot;" office:value-type="string" office:string-value="on:0, " calcext:value-type="string">
            <text:p>on:0, </text:p>
          </table:table-cell>
          <table:table-cell table:formula="of:=&quot;display:&quot;&amp;[Init.K1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3]&amp;&quot;:&quot;&amp;[.C13]&amp;[.D13]&amp;[.E13]&amp;[.F13]&amp;[.G13]&amp;[.H13]&amp;[.I13]&amp;[.J13]&amp;[.K13]" office:value-type="string" office:string-value="geany_comment_doc_keyword:{ id:'geany_comment_doc_keyword', text:'comment_doc_keyword', on:0, display:0, ObjClass:0, ObjDivFg:0, ObjDivBg:0, ObjChkBold:0, ObjChkItalic:0 }," calcext:value-type="string">
            <text:p>geany_comment_doc_keyword:{ id:'geany_comment_doc_keyword', text:'comment_doc_keywor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geany_&quot;&amp;[Init.A14]&amp;&quot;', &quot;" office:value-type="string" office:string-value="{ id:'geany_comment_doc_keyword_error', " calcext:value-type="string">
            <text:p>{ id:'geany_comment_doc_keyword_error', </text:p>
          </table:table-cell>
          <table:table-cell table:formula="of:=&quot;text:'&quot;&amp;[Init.A14]&amp;&quot;', &quot;" office:value-type="string" office:string-value="text:'comment_doc_keyword_error', " calcext:value-type="string">
            <text:p>text:'comment_doc_keyword_error', </text:p>
          </table:table-cell>
          <table:table-cell table:formula="of:=&quot;on:&quot;&amp;[Init.B14]&amp;&quot;, &quot;" office:value-type="string" office:string-value="on:0, " calcext:value-type="string">
            <text:p>on:0, </text:p>
          </table:table-cell>
          <table:table-cell table:formula="of:=&quot;display:&quot;&amp;[Init.K1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4]&amp;&quot;:&quot;&amp;[.C14]&amp;[.D14]&amp;[.E14]&amp;[.F14]&amp;[.G14]&amp;[.H14]&amp;[.I14]&amp;[.J14]&amp;[.K14]" office:value-type="string" office:string-value="geany_comment_doc_keyword_error:{ id:'geany_comment_doc_keyword_error', text:'comment_doc_keyword_error', on:0, display:0, ObjClass:0, ObjDivFg:0, ObjDivBg:0, ObjChkBold:0, ObjChkItalic:0 }," calcext:value-type="string">
            <text:p>geany_comment_doc_keyword_error:{ id:'geany_comment_doc_keyword_error', text:'comment_doc_keyword_erro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geany_&quot;&amp;[Init.A15]&amp;&quot;', &quot;" office:value-type="string" office:string-value="{ id:'geany_comment_line', " calcext:value-type="string">
            <text:p>{ id:'geany_comment_line', </text:p>
          </table:table-cell>
          <table:table-cell table:formula="of:=&quot;text:'&quot;&amp;[Init.A15]&amp;&quot;', &quot;" office:value-type="string" office:string-value="text:'comment_line', " calcext:value-type="string">
            <text:p>text:'comment_line', </text:p>
          </table:table-cell>
          <table:table-cell table:formula="of:=&quot;on:&quot;&amp;[Init.B15]&amp;&quot;, &quot;" office:value-type="string" office:string-value="on:1, " calcext:value-type="string">
            <text:p>on:1, </text:p>
          </table:table-cell>
          <table:table-cell table:formula="of:=&quot;display:&quot;&amp;[Init.K1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5]&amp;&quot;:&quot;&amp;[.C15]&amp;[.D15]&amp;[.E15]&amp;[.F15]&amp;[.G15]&amp;[.H15]&amp;[.I15]&amp;[.J15]&amp;[.K15]" office:value-type="string" office:string-value="geany_comment_line:{ id:'geany_comment_line', text:'comment_line', on:1, display:1, ObjClass:0, ObjDivFg:0, ObjDivBg:0, ObjChkBold:0, ObjChkItalic:0 }," calcext:value-type="string">
            <text:p>geany_comment_line:{ id:'geany_comment_line', text:'comment_lin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geany_&quot;&amp;[Init.A16]&amp;&quot;', &quot;" office:value-type="string" office:string-value="{ id:'geany_comment_line_doc', " calcext:value-type="string">
            <text:p>{ id:'geany_comment_line_doc', </text:p>
          </table:table-cell>
          <table:table-cell table:formula="of:=&quot;text:'&quot;&amp;[Init.A16]&amp;&quot;', &quot;" office:value-type="string" office:string-value="text:'comment_line_doc', " calcext:value-type="string">
            <text:p>text:'comment_line_doc', </text:p>
          </table:table-cell>
          <table:table-cell table:formula="of:=&quot;on:&quot;&amp;[Init.B16]&amp;&quot;, &quot;" office:value-type="string" office:string-value="on:0, " calcext:value-type="string">
            <text:p>on:0, </text:p>
          </table:table-cell>
          <table:table-cell table:formula="of:=&quot;display:&quot;&amp;[Init.K1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6]&amp;&quot;:&quot;&amp;[.C16]&amp;[.D16]&amp;[.E16]&amp;[.F16]&amp;[.G16]&amp;[.H16]&amp;[.I16]&amp;[.J16]&amp;[.K16]" office:value-type="string" office:string-value="geany_comment_line_doc:{ id:'geany_comment_line_doc', text:'comment_line_doc', on:0, display:0, ObjClass:0, ObjDivFg:0, ObjDivBg:0, ObjChkBold:0, ObjChkItalic:0 }," calcext:value-type="string">
            <text:p>geany_comment_line_doc:{ id:'geany_comment_line_doc', text:'comment_line_doc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geany_&quot;&amp;[Init.A17]&amp;&quot;', &quot;" office:value-type="string" office:string-value="{ id:'geany_current_line', " calcext:value-type="string">
            <text:p>{ id:'geany_current_line', </text:p>
          </table:table-cell>
          <table:table-cell table:formula="of:=&quot;text:'&quot;&amp;[Init.A17]&amp;&quot;', &quot;" office:value-type="string" office:string-value="text:'current_line', " calcext:value-type="string">
            <text:p>text:'current_line', </text:p>
          </table:table-cell>
          <table:table-cell table:formula="of:=&quot;on:&quot;&amp;[Init.B17]&amp;&quot;, &quot;" office:value-type="string" office:string-value="on:1, " calcext:value-type="string">
            <text:p>on:1, </text:p>
          </table:table-cell>
          <table:table-cell table:formula="of:=&quot;display:&quot;&amp;[Init.K17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7]&amp;&quot;:&quot;&amp;[.C17]&amp;[.D17]&amp;[.E17]&amp;[.F17]&amp;[.G17]&amp;[.H17]&amp;[.I17]&amp;[.J17]&amp;[.K17]" office:value-type="string" office:string-value="geany_current_line:{ id:'geany_current_line', text:'current_line', on:1, display:1, ObjClass:0, ObjDivFg:0, ObjDivBg:0, ObjChkBold:0, ObjChkItalic:0 }," calcext:value-type="string">
            <text:p>geany_current_line:{ id:'geany_current_line', text:'current_lin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geany_&quot;&amp;[Init.A18]&amp;&quot;', &quot;" office:value-type="string" office:string-value="{ id:'geany_decorator', " calcext:value-type="string">
            <text:p>{ id:'geany_decorator', </text:p>
          </table:table-cell>
          <table:table-cell table:formula="of:=&quot;text:'&quot;&amp;[Init.A18]&amp;&quot;', &quot;" office:value-type="string" office:string-value="text:'decorator', " calcext:value-type="string">
            <text:p>text:'decorator', </text:p>
          </table:table-cell>
          <table:table-cell table:formula="of:=&quot;on:&quot;&amp;[Init.B18]&amp;&quot;, &quot;" office:value-type="string" office:string-value="on:0, " calcext:value-type="string">
            <text:p>on:0, </text:p>
          </table:table-cell>
          <table:table-cell table:formula="of:=&quot;display:&quot;&amp;[Init.K1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8]&amp;&quot;:&quot;&amp;[.C18]&amp;[.D18]&amp;[.E18]&amp;[.F18]&amp;[.G18]&amp;[.H18]&amp;[.I18]&amp;[.J18]&amp;[.K18]" office:value-type="string" office:string-value="geany_decorator:{ id:'geany_decorator', text:'decorator', on:0, display:0, ObjClass:0, ObjDivFg:0, ObjDivBg:0, ObjChkBold:0, ObjChkItalic:0 }," calcext:value-type="string">
            <text:p>geany_decorator:{ id:'geany_decorator', text:'decorato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geany_&quot;&amp;[Init.A19]&amp;&quot;', &quot;" office:value-type="string" office:string-value="{ id:'geany_default', " calcext:value-type="string">
            <text:p>{ id:'geany_default', </text:p>
          </table:table-cell>
          <table:table-cell table:formula="of:=&quot;text:'&quot;&amp;[Init.A19]&amp;&quot;', &quot;" office:value-type="string" office:string-value="text:'default', " calcext:value-type="string">
            <text:p>text:'default', </text:p>
          </table:table-cell>
          <table:table-cell table:formula="of:=&quot;on:&quot;&amp;[Init.B19]&amp;&quot;, &quot;" office:value-type="string" office:string-value="on:1, " calcext:value-type="string">
            <text:p>on:1, </text:p>
          </table:table-cell>
          <table:table-cell table:formula="of:=&quot;display:&quot;&amp;[Init.K1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9]&amp;&quot;:&quot;&amp;[.C19]&amp;[.D19]&amp;[.E19]&amp;[.F19]&amp;[.G19]&amp;[.H19]&amp;[.I19]&amp;[.J19]&amp;[.K19]" office:value-type="string" office:string-value="geany_default:{ id:'geany_default', text:'default', on:1, display:1, ObjClass:0, ObjDivFg:0, ObjDivBg:0, ObjChkBold:0, ObjChkItalic:0 }," calcext:value-type="string">
            <text:p>geany_default:{ id:'geany_default', text:'defaul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geany_&quot;&amp;[Init.A20]&amp;&quot;', &quot;" office:value-type="string" office:string-value="{ id:'geany_fold_symbol_highlight', " calcext:value-type="string">
            <text:p>{ id:'geany_fold_symbol_highlight', </text:p>
          </table:table-cell>
          <table:table-cell table:formula="of:=&quot;text:'&quot;&amp;[Init.A20]&amp;&quot;', &quot;" office:value-type="string" office:string-value="text:'fold_symbol_highlight', " calcext:value-type="string">
            <text:p>text:'fold_symbol_highlight', </text:p>
          </table:table-cell>
          <table:table-cell table:formula="of:=&quot;on:&quot;&amp;[Init.B20]&amp;&quot;, &quot;" office:value-type="string" office:string-value="on:1, " calcext:value-type="string">
            <text:p>on:1, </text:p>
          </table:table-cell>
          <table:table-cell table:formula="of:=&quot;display:&quot;&amp;[Init.K2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0]&amp;&quot;:&quot;&amp;[.C20]&amp;[.D20]&amp;[.E20]&amp;[.F20]&amp;[.G20]&amp;[.H20]&amp;[.I20]&amp;[.J20]&amp;[.K20]" office:value-type="string" office:string-value="geany_fold_symbol_highlight:{ id:'geany_fold_symbol_highlight', text:'fold_symbol_highlight', on:1, display:1, ObjClass:0, ObjDivFg:0, ObjDivBg:0, ObjChkBold:0, ObjChkItalic:0 }," calcext:value-type="string">
            <text:p>geany_fold_symbol_highlight:{ id:'geany_fold_symbol_highlight', text:'fold_symbol_highligh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geany_&quot;&amp;[Init.A21]&amp;&quot;', &quot;" office:value-type="string" office:string-value="{ id:'geany_function', " calcext:value-type="string">
            <text:p>{ id:'geany_function', </text:p>
          </table:table-cell>
          <table:table-cell table:formula="of:=&quot;text:'&quot;&amp;[Init.A21]&amp;&quot;', &quot;" office:value-type="string" office:string-value="text:'function', " calcext:value-type="string">
            <text:p>text:'function', </text:p>
          </table:table-cell>
          <table:table-cell table:formula="of:=&quot;on:&quot;&amp;[Init.B21]&amp;&quot;, &quot;" office:value-type="string" office:string-value="on:0, " calcext:value-type="string">
            <text:p>on:0, </text:p>
          </table:table-cell>
          <table:table-cell table:formula="of:=&quot;display:&quot;&amp;[Init.K21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1]&amp;&quot;:&quot;&amp;[.C21]&amp;[.D21]&amp;[.E21]&amp;[.F21]&amp;[.G21]&amp;[.H21]&amp;[.I21]&amp;[.J21]&amp;[.K21]" office:value-type="string" office:string-value="geany_function:{ id:'geany_function', text:'function', on:0, display:0, ObjClass:0, ObjDivFg:0, ObjDivBg:0, ObjChkBold:0, ObjChkItalic:0 }," calcext:value-type="string">
            <text:p>geany_function:{ id:'geany_function', text:'function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geany_&quot;&amp;[Init.A22]&amp;&quot;', &quot;" office:value-type="string" office:string-value="{ id:'geany_here_doc', " calcext:value-type="string">
            <text:p>{ id:'geany_here_doc', </text:p>
          </table:table-cell>
          <table:table-cell table:formula="of:=&quot;text:'&quot;&amp;[Init.A22]&amp;&quot;', &quot;" office:value-type="string" office:string-value="text:'here_doc', " calcext:value-type="string">
            <text:p>text:'here_doc', </text:p>
          </table:table-cell>
          <table:table-cell table:formula="of:=&quot;on:&quot;&amp;[Init.B22]&amp;&quot;, &quot;" office:value-type="string" office:string-value="on:0, " calcext:value-type="string">
            <text:p>on:0, </text:p>
          </table:table-cell>
          <table:table-cell table:formula="of:=&quot;display:&quot;&amp;[Init.K2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2]&amp;&quot;:&quot;&amp;[.C22]&amp;[.D22]&amp;[.E22]&amp;[.F22]&amp;[.G22]&amp;[.H22]&amp;[.I22]&amp;[.J22]&amp;[.K22]" office:value-type="string" office:string-value="geany_here_doc:{ id:'geany_here_doc', text:'here_doc', on:0, display:0, ObjClass:0, ObjDivFg:0, ObjDivBg:0, ObjChkBold:0, ObjChkItalic:0 }," calcext:value-type="string">
            <text:p>geany_here_doc:{ id:'geany_here_doc', text:'here_doc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geany_&quot;&amp;[Init.A23]&amp;&quot;', &quot;" office:value-type="string" office:string-value="{ id:'geany_identifier', " calcext:value-type="string">
            <text:p>{ id:'geany_identifier', </text:p>
          </table:table-cell>
          <table:table-cell table:formula="of:=&quot;text:'&quot;&amp;[Init.A23]&amp;&quot;', &quot;" office:value-type="string" office:string-value="text:'identifier', " calcext:value-type="string">
            <text:p>text:'identifier', </text:p>
          </table:table-cell>
          <table:table-cell table:formula="of:=&quot;on:&quot;&amp;[Init.B23]&amp;&quot;, &quot;" office:value-type="string" office:string-value="on:1, " calcext:value-type="string">
            <text:p>on:1, </text:p>
          </table:table-cell>
          <table:table-cell table:formula="of:=&quot;display:&quot;&amp;[Init.K2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3]&amp;&quot;:&quot;&amp;[.C23]&amp;[.D23]&amp;[.E23]&amp;[.F23]&amp;[.G23]&amp;[.H23]&amp;[.I23]&amp;[.J23]&amp;[.K23]" office:value-type="string" office:string-value="geany_identifier:{ id:'geany_identifier', text:'identifier', on:1, display:1, ObjClass:0, ObjDivFg:0, ObjDivBg:0, ObjChkBold:0, ObjChkItalic:0 }," calcext:value-type="string">
            <text:p>geany_identifier:{ id:'geany_identifier', text:'identifi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geany_&quot;&amp;[Init.A24]&amp;&quot;', &quot;" office:value-type="string" office:string-value="{ id:'geany_identifier_1', " calcext:value-type="string">
            <text:p>{ id:'geany_identifier_1', </text:p>
          </table:table-cell>
          <table:table-cell table:formula="of:=&quot;text:'&quot;&amp;[Init.A24]&amp;&quot;', &quot;" office:value-type="string" office:string-value="text:'identifier_1', " calcext:value-type="string">
            <text:p>text:'identifier_1', </text:p>
          </table:table-cell>
          <table:table-cell table:formula="of:=&quot;on:&quot;&amp;[Init.B24]&amp;&quot;, &quot;" office:value-type="string" office:string-value="on:1, " calcext:value-type="string">
            <text:p>on:1, </text:p>
          </table:table-cell>
          <table:table-cell table:formula="of:=&quot;display:&quot;&amp;[Init.K2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4]&amp;&quot;:&quot;&amp;[.C24]&amp;[.D24]&amp;[.E24]&amp;[.F24]&amp;[.G24]&amp;[.H24]&amp;[.I24]&amp;[.J24]&amp;[.K24]" office:value-type="string" office:string-value="geany_identifier_1:{ id:'geany_identifier_1', text:'identifier_1', on:1, display:1, ObjClass:0, ObjDivFg:0, ObjDivBg:0, ObjChkBold:0, ObjChkItalic:0 }," calcext:value-type="string">
            <text:p>geany_identifier_1:{ id:'geany_identifier_1', text:'identifier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geany_&quot;&amp;[Init.A25]&amp;&quot;', &quot;" office:value-type="string" office:string-value="{ id:'geany_identifier_2', " calcext:value-type="string">
            <text:p>{ id:'geany_identifier_2', </text:p>
          </table:table-cell>
          <table:table-cell table:formula="of:=&quot;text:'&quot;&amp;[Init.A25]&amp;&quot;', &quot;" office:value-type="string" office:string-value="text:'identifier_2', " calcext:value-type="string">
            <text:p>text:'identifier_2', </text:p>
          </table:table-cell>
          <table:table-cell table:formula="of:=&quot;on:&quot;&amp;[Init.B25]&amp;&quot;, &quot;" office:value-type="string" office:string-value="on:0, " calcext:value-type="string">
            <text:p>on:0, </text:p>
          </table:table-cell>
          <table:table-cell table:formula="of:=&quot;display:&quot;&amp;[Init.K2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5]&amp;&quot;:&quot;&amp;[.C25]&amp;[.D25]&amp;[.E25]&amp;[.F25]&amp;[.G25]&amp;[.H25]&amp;[.I25]&amp;[.J25]&amp;[.K25]" office:value-type="string" office:string-value="geany_identifier_2:{ id:'geany_identifier_2', text:'identifier_2', on:0, display:0, ObjClass:0, ObjDivFg:0, ObjDivBg:0, ObjChkBold:0, ObjChkItalic:0 }," calcext:value-type="string">
            <text:p>geany_identifier_2:{ id:'geany_identifier_2', text:'identifier_2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geany_&quot;&amp;[Init.A26]&amp;&quot;', &quot;" office:value-type="string" office:string-value="{ id:'geany_identifier_3', " calcext:value-type="string">
            <text:p>{ id:'geany_identifier_3', </text:p>
          </table:table-cell>
          <table:table-cell table:formula="of:=&quot;text:'&quot;&amp;[Init.A26]&amp;&quot;', &quot;" office:value-type="string" office:string-value="text:'identifier_3', " calcext:value-type="string">
            <text:p>text:'identifier_3', </text:p>
          </table:table-cell>
          <table:table-cell table:formula="of:=&quot;on:&quot;&amp;[Init.B26]&amp;&quot;, &quot;" office:value-type="string" office:string-value="on:0, " calcext:value-type="string">
            <text:p>on:0, </text:p>
          </table:table-cell>
          <table:table-cell table:formula="of:=&quot;display:&quot;&amp;[Init.K2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6]&amp;&quot;:&quot;&amp;[.C26]&amp;[.D26]&amp;[.E26]&amp;[.F26]&amp;[.G26]&amp;[.H26]&amp;[.I26]&amp;[.J26]&amp;[.K26]" office:value-type="string" office:string-value="geany_identifier_3:{ id:'geany_identifier_3', text:'identifier_3', on:0, display:0, ObjClass:0, ObjDivFg:0, ObjDivBg:0, ObjChkBold:0, ObjChkItalic:0 }," calcext:value-type="string">
            <text:p>geany_identifier_3:{ id:'geany_identifier_3', text:'identifier_3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geany_&quot;&amp;[Init.A27]&amp;&quot;', &quot;" office:value-type="string" office:string-value="{ id:'geany_identifier_4', " calcext:value-type="string">
            <text:p>{ id:'geany_identifier_4', </text:p>
          </table:table-cell>
          <table:table-cell table:formula="of:=&quot;text:'&quot;&amp;[Init.A27]&amp;&quot;', &quot;" office:value-type="string" office:string-value="text:'identifier_4', " calcext:value-type="string">
            <text:p>text:'identifier_4', </text:p>
          </table:table-cell>
          <table:table-cell table:formula="of:=&quot;on:&quot;&amp;[Init.B27]&amp;&quot;, &quot;" office:value-type="string" office:string-value="on:0, " calcext:value-type="string">
            <text:p>on:0, </text:p>
          </table:table-cell>
          <table:table-cell table:formula="of:=&quot;display:&quot;&amp;[Init.K2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7]&amp;&quot;:&quot;&amp;[.C27]&amp;[.D27]&amp;[.E27]&amp;[.F27]&amp;[.G27]&amp;[.H27]&amp;[.I27]&amp;[.J27]&amp;[.K27]" office:value-type="string" office:string-value="geany_identifier_4:{ id:'geany_identifier_4', text:'identifier_4', on:0, display:0, ObjClass:0, ObjDivFg:0, ObjDivBg:0, ObjChkBold:0, ObjChkItalic:0 }," calcext:value-type="string">
            <text:p>geany_identifier_4:{ id:'geany_identifier_4', text:'identifier_4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geany_&quot;&amp;[Init.A28]&amp;&quot;', &quot;" office:value-type="string" office:string-value="{ id:'geany_indent_guide', " calcext:value-type="string">
            <text:p>{ id:'geany_indent_guide', </text:p>
          </table:table-cell>
          <table:table-cell table:formula="of:=&quot;text:'&quot;&amp;[Init.A28]&amp;&quot;', &quot;" office:value-type="string" office:string-value="text:'indent_guide', " calcext:value-type="string">
            <text:p>text:'indent_guide', </text:p>
          </table:table-cell>
          <table:table-cell table:formula="of:=&quot;on:&quot;&amp;[Init.B28]&amp;&quot;, &quot;" office:value-type="string" office:string-value="on:0, " calcext:value-type="string">
            <text:p>on:0, </text:p>
          </table:table-cell>
          <table:table-cell table:formula="of:=&quot;display:&quot;&amp;[Init.K2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8]&amp;&quot;:&quot;&amp;[.C28]&amp;[.D28]&amp;[.E28]&amp;[.F28]&amp;[.G28]&amp;[.H28]&amp;[.I28]&amp;[.J28]&amp;[.K28]" office:value-type="string" office:string-value="geany_indent_guide:{ id:'geany_indent_guide', text:'indent_guide', on:0, display:0, ObjClass:0, ObjDivFg:0, ObjDivBg:0, ObjChkBold:0, ObjChkItalic:0 }," calcext:value-type="string">
            <text:p>geany_indent_guide:{ id:'geany_indent_guide', text:'indent_guide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geany_&quot;&amp;[Init.A29]&amp;&quot;', &quot;" office:value-type="string" office:string-value="{ id:'geany_keyword', " calcext:value-type="string">
            <text:p>{ id:'geany_keyword', </text:p>
          </table:table-cell>
          <table:table-cell table:formula="of:=&quot;text:'&quot;&amp;[Init.A29]&amp;&quot;', &quot;" office:value-type="string" office:string-value="text:'keyword', " calcext:value-type="string">
            <text:p>text:'keyword', </text:p>
          </table:table-cell>
          <table:table-cell table:formula="of:=&quot;on:&quot;&amp;[Init.B29]&amp;&quot;, &quot;" office:value-type="string" office:string-value="on:0, " calcext:value-type="string">
            <text:p>on:0, </text:p>
          </table:table-cell>
          <table:table-cell table:formula="of:=&quot;display:&quot;&amp;[Init.K2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9]&amp;&quot;:&quot;&amp;[.C29]&amp;[.D29]&amp;[.E29]&amp;[.F29]&amp;[.G29]&amp;[.H29]&amp;[.I29]&amp;[.J29]&amp;[.K29]" office:value-type="string" office:string-value="geany_keyword:{ id:'geany_keyword', text:'keyword', on:0, display:0, ObjClass:0, ObjDivFg:0, ObjDivBg:0, ObjChkBold:0, ObjChkItalic:0 }," calcext:value-type="string">
            <text:p>geany_keyword:{ id:'geany_keyword', text:'keywor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geany_&quot;&amp;[Init.A30]&amp;&quot;', &quot;" office:value-type="string" office:string-value="{ id:'geany_keyword_1', " calcext:value-type="string">
            <text:p>{ id:'geany_keyword_1', </text:p>
          </table:table-cell>
          <table:table-cell table:formula="of:=&quot;text:'&quot;&amp;[Init.A30]&amp;&quot;', &quot;" office:value-type="string" office:string-value="text:'keyword_1', " calcext:value-type="string">
            <text:p>text:'keyword_1', </text:p>
          </table:table-cell>
          <table:table-cell table:formula="of:=&quot;on:&quot;&amp;[Init.B30]&amp;&quot;, &quot;" office:value-type="string" office:string-value="on:1, " calcext:value-type="string">
            <text:p>on:1, </text:p>
          </table:table-cell>
          <table:table-cell table:formula="of:=&quot;display:&quot;&amp;[Init.K3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0]&amp;&quot;:&quot;&amp;[.C30]&amp;[.D30]&amp;[.E30]&amp;[.F30]&amp;[.G30]&amp;[.H30]&amp;[.I30]&amp;[.J30]&amp;[.K30]" office:value-type="string" office:string-value="geany_keyword_1:{ id:'geany_keyword_1', text:'keyword_1', on:1, display:1, ObjClass:0, ObjDivFg:0, ObjDivBg:0, ObjChkBold:0, ObjChkItalic:0 }," calcext:value-type="string">
            <text:p>geany_keyword_1:{ id:'geany_keyword_1', text:'keyword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geany_&quot;&amp;[Init.A31]&amp;&quot;', &quot;" office:value-type="string" office:string-value="{ id:'geany_keyword_2', " calcext:value-type="string">
            <text:p>{ id:'geany_keyword_2', </text:p>
          </table:table-cell>
          <table:table-cell table:formula="of:=&quot;text:'&quot;&amp;[Init.A31]&amp;&quot;', &quot;" office:value-type="string" office:string-value="text:'keyword_2', " calcext:value-type="string">
            <text:p>text:'keyword_2', </text:p>
          </table:table-cell>
          <table:table-cell table:formula="of:=&quot;on:&quot;&amp;[Init.B31]&amp;&quot;, &quot;" office:value-type="string" office:string-value="on:1, " calcext:value-type="string">
            <text:p>on:1, </text:p>
          </table:table-cell>
          <table:table-cell table:formula="of:=&quot;display:&quot;&amp;[Init.K3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1]&amp;&quot;:&quot;&amp;[.C31]&amp;[.D31]&amp;[.E31]&amp;[.F31]&amp;[.G31]&amp;[.H31]&amp;[.I31]&amp;[.J31]&amp;[.K31]" office:value-type="string" office:string-value="geany_keyword_2:{ id:'geany_keyword_2', text:'keyword_2', on:1, display:1, ObjClass:0, ObjDivFg:0, ObjDivBg:0, ObjChkBold:0, ObjChkItalic:0 }," calcext:value-type="string">
            <text:p>geany_keyword_2:{ id:'geany_keyword_2', text:'keyword_2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geany_&quot;&amp;[Init.A32]&amp;&quot;', &quot;" office:value-type="string" office:string-value="{ id:'geany_keyword_3', " calcext:value-type="string">
            <text:p>{ id:'geany_keyword_3', </text:p>
          </table:table-cell>
          <table:table-cell table:formula="of:=&quot;text:'&quot;&amp;[Init.A32]&amp;&quot;', &quot;" office:value-type="string" office:string-value="text:'keyword_3', " calcext:value-type="string">
            <text:p>text:'keyword_3', </text:p>
          </table:table-cell>
          <table:table-cell table:formula="of:=&quot;on:&quot;&amp;[Init.B32]&amp;&quot;, &quot;" office:value-type="string" office:string-value="on:0, " calcext:value-type="string">
            <text:p>on:0, </text:p>
          </table:table-cell>
          <table:table-cell table:formula="of:=&quot;display:&quot;&amp;[Init.K3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2]&amp;&quot;:&quot;&amp;[.C32]&amp;[.D32]&amp;[.E32]&amp;[.F32]&amp;[.G32]&amp;[.H32]&amp;[.I32]&amp;[.J32]&amp;[.K32]" office:value-type="string" office:string-value="geany_keyword_3:{ id:'geany_keyword_3', text:'keyword_3', on:0, display:0, ObjClass:0, ObjDivFg:0, ObjDivBg:0, ObjChkBold:0, ObjChkItalic:0 }," calcext:value-type="string">
            <text:p>geany_keyword_3:{ id:'geany_keyword_3', text:'keyword_3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geany_&quot;&amp;[Init.A33]&amp;&quot;', &quot;" office:value-type="string" office:string-value="{ id:'geany_keyword_4', " calcext:value-type="string">
            <text:p>{ id:'geany_keyword_4', </text:p>
          </table:table-cell>
          <table:table-cell table:formula="of:=&quot;text:'&quot;&amp;[Init.A33]&amp;&quot;', &quot;" office:value-type="string" office:string-value="text:'keyword_4', " calcext:value-type="string">
            <text:p>text:'keyword_4', </text:p>
          </table:table-cell>
          <table:table-cell table:formula="of:=&quot;on:&quot;&amp;[Init.B33]&amp;&quot;, &quot;" office:value-type="string" office:string-value="on:0, " calcext:value-type="string">
            <text:p>on:0, </text:p>
          </table:table-cell>
          <table:table-cell table:formula="of:=&quot;display:&quot;&amp;[Init.K3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3]&amp;&quot;:&quot;&amp;[.C33]&amp;[.D33]&amp;[.E33]&amp;[.F33]&amp;[.G33]&amp;[.H33]&amp;[.I33]&amp;[.J33]&amp;[.K33]" office:value-type="string" office:string-value="geany_keyword_4:{ id:'geany_keyword_4', text:'keyword_4', on:0, display:0, ObjClass:0, ObjDivFg:0, ObjDivBg:0, ObjChkBold:0, ObjChkItalic:0 }," calcext:value-type="string">
            <text:p>geany_keyword_4:{ id:'geany_keyword_4', text:'keyword_4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geany_&quot;&amp;[Init.A34]&amp;&quot;', &quot;" office:value-type="string" office:string-value="{ id:'geany_label', " calcext:value-type="string">
            <text:p>{ id:'geany_label', </text:p>
          </table:table-cell>
          <table:table-cell table:formula="of:=&quot;text:'&quot;&amp;[Init.A34]&amp;&quot;', &quot;" office:value-type="string" office:string-value="text:'label', " calcext:value-type="string">
            <text:p>text:'label', </text:p>
          </table:table-cell>
          <table:table-cell table:formula="of:=&quot;on:&quot;&amp;[Init.B34]&amp;&quot;, &quot;" office:value-type="string" office:string-value="on:0, " calcext:value-type="string">
            <text:p>on:0, </text:p>
          </table:table-cell>
          <table:table-cell table:formula="of:=&quot;display:&quot;&amp;[Init.K3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4]&amp;&quot;:&quot;&amp;[.C34]&amp;[.D34]&amp;[.E34]&amp;[.F34]&amp;[.G34]&amp;[.H34]&amp;[.I34]&amp;[.J34]&amp;[.K34]" office:value-type="string" office:string-value="geany_label:{ id:'geany_label', text:'label', on:0, display:0, ObjClass:0, ObjDivFg:0, ObjDivBg:0, ObjChkBold:0, ObjChkItalic:0 }," calcext:value-type="string">
            <text:p>geany_label:{ id:'geany_label', text:'label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geany_&quot;&amp;[Init.A35]&amp;&quot;', &quot;" office:value-type="string" office:string-value="{ id:'geany_margin_folding', " calcext:value-type="string">
            <text:p>{ id:'geany_margin_folding', </text:p>
          </table:table-cell>
          <table:table-cell table:formula="of:=&quot;text:'&quot;&amp;[Init.A35]&amp;&quot;', &quot;" office:value-type="string" office:string-value="text:'margin_folding', " calcext:value-type="string">
            <text:p>text:'margin_folding', </text:p>
          </table:table-cell>
          <table:table-cell table:formula="of:=&quot;on:&quot;&amp;[Init.B35]&amp;&quot;, &quot;" office:value-type="string" office:string-value="on:1, " calcext:value-type="string">
            <text:p>on:1, </text:p>
          </table:table-cell>
          <table:table-cell table:formula="of:=&quot;display:&quot;&amp;[Init.K3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5]&amp;&quot;:&quot;&amp;[.C35]&amp;[.D35]&amp;[.E35]&amp;[.F35]&amp;[.G35]&amp;[.H35]&amp;[.I35]&amp;[.J35]&amp;[.K35]" office:value-type="string" office:string-value="geany_margin_folding:{ id:'geany_margin_folding', text:'margin_folding', on:1, display:1, ObjClass:0, ObjDivFg:0, ObjDivBg:0, ObjChkBold:0, ObjChkItalic:0 }," calcext:value-type="string">
            <text:p>geany_margin_folding:{ id:'geany_margin_folding', text:'margin_folding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geany_&quot;&amp;[Init.A36]&amp;&quot;', &quot;" office:value-type="string" office:string-value="{ id:'geany_margin_line_number', " calcext:value-type="string">
            <text:p>{ id:'geany_margin_line_number', </text:p>
          </table:table-cell>
          <table:table-cell table:formula="of:=&quot;text:'&quot;&amp;[Init.A36]&amp;&quot;', &quot;" office:value-type="string" office:string-value="text:'margin_line_number', " calcext:value-type="string">
            <text:p>text:'margin_line_number', </text:p>
          </table:table-cell>
          <table:table-cell table:formula="of:=&quot;on:&quot;&amp;[Init.B36]&amp;&quot;, &quot;" office:value-type="string" office:string-value="on:1, " calcext:value-type="string">
            <text:p>on:1, </text:p>
          </table:table-cell>
          <table:table-cell table:formula="of:=&quot;display:&quot;&amp;[Init.K3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6]&amp;&quot;:&quot;&amp;[.C36]&amp;[.D36]&amp;[.E36]&amp;[.F36]&amp;[.G36]&amp;[.H36]&amp;[.I36]&amp;[.J36]&amp;[.K36]" office:value-type="string" office:string-value="geany_margin_line_number:{ id:'geany_margin_line_number', text:'margin_line_number', on:1, display:1, ObjClass:0, ObjDivFg:0, ObjDivBg:0, ObjChkBold:0, ObjChkItalic:0 }," calcext:value-type="string">
            <text:p>geany_margin_line_number:{ id:'geany_margin_line_number', text:'margin_line_numb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geany_&quot;&amp;[Init.A37]&amp;&quot;', &quot;" office:value-type="string" office:string-value="{ id:'geany_marker_line', " calcext:value-type="string">
            <text:p>{ id:'geany_marker_line', </text:p>
          </table:table-cell>
          <table:table-cell table:formula="of:=&quot;text:'&quot;&amp;[Init.A37]&amp;&quot;', &quot;" office:value-type="string" office:string-value="text:'marker_line', " calcext:value-type="string">
            <text:p>text:'marker_line', </text:p>
          </table:table-cell>
          <table:table-cell table:formula="of:=&quot;on:&quot;&amp;[Init.B37]&amp;&quot;, &quot;" office:value-type="string" office:string-value="on:0, " calcext:value-type="string">
            <text:p>on:0, </text:p>
          </table:table-cell>
          <table:table-cell table:formula="of:=&quot;display:&quot;&amp;[Init.K3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7]&amp;&quot;:&quot;&amp;[.C37]&amp;[.D37]&amp;[.E37]&amp;[.F37]&amp;[.G37]&amp;[.H37]&amp;[.I37]&amp;[.J37]&amp;[.K37]" office:value-type="string" office:string-value="geany_marker_line:{ id:'geany_marker_line', text:'marker_line', on:0, display:0, ObjClass:0, ObjDivFg:0, ObjDivBg:0, ObjChkBold:0, ObjChkItalic:0 }," calcext:value-type="string">
            <text:p>geany_marker_line:{ id:'geany_marker_line', text:'marker_line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geany_&quot;&amp;[Init.A38]&amp;&quot;', &quot;" office:value-type="string" office:string-value="{ id:'geany_marker_mark', " calcext:value-type="string">
            <text:p>{ id:'geany_marker_mark', </text:p>
          </table:table-cell>
          <table:table-cell table:formula="of:=&quot;text:'&quot;&amp;[Init.A38]&amp;&quot;', &quot;" office:value-type="string" office:string-value="text:'marker_mark', " calcext:value-type="string">
            <text:p>text:'marker_mark', </text:p>
          </table:table-cell>
          <table:table-cell table:formula="of:=&quot;on:&quot;&amp;[Init.B38]&amp;&quot;, &quot;" office:value-type="string" office:string-value="on:0, " calcext:value-type="string">
            <text:p>on:0, </text:p>
          </table:table-cell>
          <table:table-cell table:formula="of:=&quot;display:&quot;&amp;[Init.K3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8]&amp;&quot;:&quot;&amp;[.C38]&amp;[.D38]&amp;[.E38]&amp;[.F38]&amp;[.G38]&amp;[.H38]&amp;[.I38]&amp;[.J38]&amp;[.K38]" office:value-type="string" office:string-value="geany_marker_mark:{ id:'geany_marker_mark', text:'marker_mark', on:0, display:0, ObjClass:0, ObjDivFg:0, ObjDivBg:0, ObjChkBold:0, ObjChkItalic:0 }," calcext:value-type="string">
            <text:p>geany_marker_mark:{ id:'geany_marker_mark', text:'marker_mark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geany_&quot;&amp;[Init.A39]&amp;&quot;', &quot;" office:value-type="string" office:string-value="{ id:'geany_marker_search', " calcext:value-type="string">
            <text:p>{ id:'geany_marker_search', </text:p>
          </table:table-cell>
          <table:table-cell table:formula="of:=&quot;text:'&quot;&amp;[Init.A39]&amp;&quot;', &quot;" office:value-type="string" office:string-value="text:'marker_search', " calcext:value-type="string">
            <text:p>text:'marker_search', </text:p>
          </table:table-cell>
          <table:table-cell table:formula="of:=&quot;on:&quot;&amp;[Init.B39]&amp;&quot;, &quot;" office:value-type="string" office:string-value="on:0, " calcext:value-type="string">
            <text:p>on:0, </text:p>
          </table:table-cell>
          <table:table-cell table:formula="of:=&quot;display:&quot;&amp;[Init.K3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9]&amp;&quot;:&quot;&amp;[.C39]&amp;[.D39]&amp;[.E39]&amp;[.F39]&amp;[.G39]&amp;[.H39]&amp;[.I39]&amp;[.J39]&amp;[.K39]" office:value-type="string" office:string-value="geany_marker_search:{ id:'geany_marker_search', text:'marker_search', on:0, display:0, ObjClass:0, ObjDivFg:0, ObjDivBg:0, ObjChkBold:0, ObjChkItalic:0 }," calcext:value-type="string">
            <text:p>geany_marker_search:{ id:'geany_marker_search', text:'marker_search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geany_&quot;&amp;[Init.A40]&amp;&quot;', &quot;" office:value-type="string" office:string-value="{ id:'geany_number', " calcext:value-type="string">
            <text:p>{ id:'geany_number', </text:p>
          </table:table-cell>
          <table:table-cell table:formula="of:=&quot;text:'&quot;&amp;[Init.A40]&amp;&quot;', &quot;" office:value-type="string" office:string-value="text:'number', " calcext:value-type="string">
            <text:p>text:'number', </text:p>
          </table:table-cell>
          <table:table-cell table:formula="of:=&quot;on:&quot;&amp;[Init.B40]&amp;&quot;, &quot;" office:value-type="string" office:string-value="on:0, " calcext:value-type="string">
            <text:p>on:0, </text:p>
          </table:table-cell>
          <table:table-cell table:formula="of:=&quot;display:&quot;&amp;[Init.K40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0]&amp;&quot;:&quot;&amp;[.C40]&amp;[.D40]&amp;[.E40]&amp;[.F40]&amp;[.G40]&amp;[.H40]&amp;[.I40]&amp;[.J40]&amp;[.K40]" office:value-type="string" office:string-value="geany_number:{ id:'geany_number', text:'number', on:0, display:0, ObjClass:0, ObjDivFg:0, ObjDivBg:0, ObjChkBold:0, ObjChkItalic:0 }," calcext:value-type="string">
            <text:p>geany_number:{ id:'geany_number', text:'numbe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geany_&quot;&amp;[Init.A41]&amp;&quot;', &quot;" office:value-type="string" office:string-value="{ id:'geany_number_1', " calcext:value-type="string">
            <text:p>{ id:'geany_number_1', </text:p>
          </table:table-cell>
          <table:table-cell table:formula="of:=&quot;text:'&quot;&amp;[Init.A41]&amp;&quot;', &quot;" office:value-type="string" office:string-value="text:'number_1', " calcext:value-type="string">
            <text:p>text:'number_1', </text:p>
          </table:table-cell>
          <table:table-cell table:formula="of:=&quot;on:&quot;&amp;[Init.B41]&amp;&quot;, &quot;" office:value-type="string" office:string-value="on:1, " calcext:value-type="string">
            <text:p>on:1, </text:p>
          </table:table-cell>
          <table:table-cell table:formula="of:=&quot;display:&quot;&amp;[Init.K4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1]&amp;&quot;:&quot;&amp;[.C41]&amp;[.D41]&amp;[.E41]&amp;[.F41]&amp;[.G41]&amp;[.H41]&amp;[.I41]&amp;[.J41]&amp;[.K41]" office:value-type="string" office:string-value="geany_number_1:{ id:'geany_number_1', text:'number_1', on:1, display:1, ObjClass:0, ObjDivFg:0, ObjDivBg:0, ObjChkBold:0, ObjChkItalic:0 }," calcext:value-type="string">
            <text:p>geany_number_1:{ id:'geany_number_1', text:'number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geany_&quot;&amp;[Init.A42]&amp;&quot;', &quot;" office:value-type="string" office:string-value="{ id:'geany_number_2', " calcext:value-type="string">
            <text:p>{ id:'geany_number_2', </text:p>
          </table:table-cell>
          <table:table-cell table:formula="of:=&quot;text:'&quot;&amp;[Init.A42]&amp;&quot;', &quot;" office:value-type="string" office:string-value="text:'number_2', " calcext:value-type="string">
            <text:p>text:'number_2', </text:p>
          </table:table-cell>
          <table:table-cell table:formula="of:=&quot;on:&quot;&amp;[Init.B42]&amp;&quot;, &quot;" office:value-type="string" office:string-value="on:1, " calcext:value-type="string">
            <text:p>on:1, </text:p>
          </table:table-cell>
          <table:table-cell table:formula="of:=&quot;display:&quot;&amp;[Init.K42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2]&amp;&quot;:&quot;&amp;[.C42]&amp;[.D42]&amp;[.E42]&amp;[.F42]&amp;[.G42]&amp;[.H42]&amp;[.I42]&amp;[.J42]&amp;[.K42]" office:value-type="string" office:string-value="geany_number_2:{ id:'geany_number_2', text:'number_2', on:1, display:1, ObjClass:0, ObjDivFg:0, ObjDivBg:0, ObjChkBold:0, ObjChkItalic:0 }," calcext:value-type="string">
            <text:p>geany_number_2:{ id:'geany_number_2', text:'number_2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geany_&quot;&amp;[Init.A43]&amp;&quot;', &quot;" office:value-type="string" office:string-value="{ id:'geany_operator', " calcext:value-type="string">
            <text:p>{ id:'geany_operator', </text:p>
          </table:table-cell>
          <table:table-cell table:formula="of:=&quot;text:'&quot;&amp;[Init.A43]&amp;&quot;', &quot;" office:value-type="string" office:string-value="text:'operator', " calcext:value-type="string">
            <text:p>text:'operator', </text:p>
          </table:table-cell>
          <table:table-cell table:formula="of:=&quot;on:&quot;&amp;[Init.B43]&amp;&quot;, &quot;" office:value-type="string" office:string-value="on:0, " calcext:value-type="string">
            <text:p>on:0, </text:p>
          </table:table-cell>
          <table:table-cell table:formula="of:=&quot;display:&quot;&amp;[Init.K4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3]&amp;&quot;:&quot;&amp;[.C43]&amp;[.D43]&amp;[.E43]&amp;[.F43]&amp;[.G43]&amp;[.H43]&amp;[.I43]&amp;[.J43]&amp;[.K43]" office:value-type="string" office:string-value="geany_operator:{ id:'geany_operator', text:'operator', on:0, display:0, ObjClass:0, ObjDivFg:0, ObjDivBg:0, ObjChkBold:0, ObjChkItalic:0 }," calcext:value-type="string">
            <text:p>geany_operator:{ id:'geany_operator', text:'operato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geany_&quot;&amp;[Init.A44]&amp;&quot;', &quot;" office:value-type="string" office:string-value="{ id:'geany_other', " calcext:value-type="string">
            <text:p>{ id:'geany_other', </text:p>
          </table:table-cell>
          <table:table-cell table:formula="of:=&quot;text:'&quot;&amp;[Init.A44]&amp;&quot;', &quot;" office:value-type="string" office:string-value="text:'other', " calcext:value-type="string">
            <text:p>text:'other', </text:p>
          </table:table-cell>
          <table:table-cell table:formula="of:=&quot;on:&quot;&amp;[Init.B44]&amp;&quot;, &quot;" office:value-type="string" office:string-value="on:1, " calcext:value-type="string">
            <text:p>on:1, </text:p>
          </table:table-cell>
          <table:table-cell table:formula="of:=&quot;display:&quot;&amp;[Init.K4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4]&amp;&quot;:&quot;&amp;[.C44]&amp;[.D44]&amp;[.E44]&amp;[.F44]&amp;[.G44]&amp;[.H44]&amp;[.I44]&amp;[.J44]&amp;[.K44]" office:value-type="string" office:string-value="geany_other:{ id:'geany_other', text:'other', on:1, display:1, ObjClass:0, ObjDivFg:0, ObjDivBg:0, ObjChkBold:0, ObjChkItalic:0 }," calcext:value-type="string">
            <text:p>geany_other:{ id:'geany_other', text:'oth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geany_&quot;&amp;[Init.A45]&amp;&quot;', &quot;" office:value-type="string" office:string-value="{ id:'geany_parameter', " calcext:value-type="string">
            <text:p>{ id:'geany_parameter', </text:p>
          </table:table-cell>
          <table:table-cell table:formula="of:=&quot;text:'&quot;&amp;[Init.A45]&amp;&quot;', &quot;" office:value-type="string" office:string-value="text:'parameter', " calcext:value-type="string">
            <text:p>text:'parameter', </text:p>
          </table:table-cell>
          <table:table-cell table:formula="of:=&quot;on:&quot;&amp;[Init.B45]&amp;&quot;, &quot;" office:value-type="string" office:string-value="on:0, " calcext:value-type="string">
            <text:p>on:0, </text:p>
          </table:table-cell>
          <table:table-cell table:formula="of:=&quot;display:&quot;&amp;[Init.K4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5]&amp;&quot;:&quot;&amp;[.C45]&amp;[.D45]&amp;[.E45]&amp;[.F45]&amp;[.G45]&amp;[.H45]&amp;[.I45]&amp;[.J45]&amp;[.K45]" office:value-type="string" office:string-value="geany_parameter:{ id:'geany_parameter', text:'parameter', on:0, display:0, ObjClass:0, ObjDivFg:0, ObjDivBg:0, ObjChkBold:0, ObjChkItalic:0 }," calcext:value-type="string">
            <text:p>geany_parameter:{ id:'geany_parameter', text:'paramete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geany_&quot;&amp;[Init.A46]&amp;&quot;', &quot;" office:value-type="string" office:string-value="{ id:'geany_preprocessor', " calcext:value-type="string">
            <text:p>{ id:'geany_preprocessor', </text:p>
          </table:table-cell>
          <table:table-cell table:formula="of:=&quot;text:'&quot;&amp;[Init.A46]&amp;&quot;', &quot;" office:value-type="string" office:string-value="text:'preprocessor', " calcext:value-type="string">
            <text:p>text:'preprocessor', </text:p>
          </table:table-cell>
          <table:table-cell table:formula="of:=&quot;on:&quot;&amp;[Init.B46]&amp;&quot;, &quot;" office:value-type="string" office:string-value="on:1, " calcext:value-type="string">
            <text:p>on:1, </text:p>
          </table:table-cell>
          <table:table-cell table:formula="of:=&quot;display:&quot;&amp;[Init.K4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6]&amp;&quot;:&quot;&amp;[.C46]&amp;[.D46]&amp;[.E46]&amp;[.F46]&amp;[.G46]&amp;[.H46]&amp;[.I46]&amp;[.J46]&amp;[.K46]" office:value-type="string" office:string-value="geany_preprocessor:{ id:'geany_preprocessor', text:'preprocessor', on:1, display:1, ObjClass:0, ObjDivFg:0, ObjDivBg:0, ObjChkBold:0, ObjChkItalic:0 }," calcext:value-type="string">
            <text:p>geany_preprocessor:{ id:'geany_preprocessor', text:'preprocesso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geany_&quot;&amp;[Init.A47]&amp;&quot;', &quot;" office:value-type="string" office:string-value="{ id:'geany_regex', " calcext:value-type="string">
            <text:p>{ id:'geany_regex', </text:p>
          </table:table-cell>
          <table:table-cell table:formula="of:=&quot;text:'&quot;&amp;[Init.A47]&amp;&quot;', &quot;" office:value-type="string" office:string-value="text:'regex', " calcext:value-type="string">
            <text:p>text:'regex', </text:p>
          </table:table-cell>
          <table:table-cell table:formula="of:=&quot;on:&quot;&amp;[Init.B47]&amp;&quot;, &quot;" office:value-type="string" office:string-value="on:0, " calcext:value-type="string">
            <text:p>on:0, </text:p>
          </table:table-cell>
          <table:table-cell table:formula="of:=&quot;display:&quot;&amp;[Init.K4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7]&amp;&quot;:&quot;&amp;[.C47]&amp;[.D47]&amp;[.E47]&amp;[.F47]&amp;[.G47]&amp;[.H47]&amp;[.I47]&amp;[.J47]&amp;[.K47]" office:value-type="string" office:string-value="geany_regex:{ id:'geany_regex', text:'regex', on:0, display:0, ObjClass:0, ObjDivFg:0, ObjDivBg:0, ObjChkBold:0, ObjChkItalic:0 }," calcext:value-type="string">
            <text:p>geany_regex:{ id:'geany_regex', text:'regex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geany_&quot;&amp;[Init.A48]&amp;&quot;', &quot;" office:value-type="string" office:string-value="{ id:'geany_selection', " calcext:value-type="string">
            <text:p>{ id:'geany_selection', </text:p>
          </table:table-cell>
          <table:table-cell table:formula="of:=&quot;text:'&quot;&amp;[Init.A48]&amp;&quot;', &quot;" office:value-type="string" office:string-value="text:'selection', " calcext:value-type="string">
            <text:p>text:'selection', </text:p>
          </table:table-cell>
          <table:table-cell table:formula="of:=&quot;on:&quot;&amp;[Init.B48]&amp;&quot;, &quot;" office:value-type="string" office:string-value="on:0, " calcext:value-type="string">
            <text:p>on:0, </text:p>
          </table:table-cell>
          <table:table-cell table:formula="of:=&quot;display:&quot;&amp;[Init.K4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8]&amp;&quot;:&quot;&amp;[.C48]&amp;[.D48]&amp;[.E48]&amp;[.F48]&amp;[.G48]&amp;[.H48]&amp;[.I48]&amp;[.J48]&amp;[.K48]" office:value-type="string" office:string-value="geany_selection:{ id:'geany_selection', text:'selection', on:0, display:0, ObjClass:0, ObjDivFg:0, ObjDivBg:0, ObjChkBold:0, ObjChkItalic:0 }," calcext:value-type="string">
            <text:p>geany_selection:{ id:'geany_selection', text:'selection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geany_&quot;&amp;[Init.A49]&amp;&quot;', &quot;" office:value-type="string" office:string-value="{ id:'geany_string', " calcext:value-type="string">
            <text:p>{ id:'geany_string', </text:p>
          </table:table-cell>
          <table:table-cell table:formula="of:=&quot;text:'&quot;&amp;[Init.A49]&amp;&quot;', &quot;" office:value-type="string" office:string-value="text:'string', " calcext:value-type="string">
            <text:p>text:'string', </text:p>
          </table:table-cell>
          <table:table-cell table:formula="of:=&quot;on:&quot;&amp;[Init.B49]&amp;&quot;, &quot;" office:value-type="string" office:string-value="on:0, " calcext:value-type="string">
            <text:p>on:0, </text:p>
          </table:table-cell>
          <table:table-cell table:formula="of:=&quot;display:&quot;&amp;[Init.K4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9]&amp;&quot;:&quot;&amp;[.C49]&amp;[.D49]&amp;[.E49]&amp;[.F49]&amp;[.G49]&amp;[.H49]&amp;[.I49]&amp;[.J49]&amp;[.K49]" office:value-type="string" office:string-value="geany_string:{ id:'geany_string', text:'string', on:0, display:0, ObjClass:0, ObjDivFg:0, ObjDivBg:0, ObjChkBold:0, ObjChkItalic:0 }," calcext:value-type="string">
            <text:p>geany_string:{ id:'geany_string', text:'string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geany_&quot;&amp;[Init.A50]&amp;&quot;', &quot;" office:value-type="string" office:string-value="{ id:'geany_string_1', " calcext:value-type="string">
            <text:p>{ id:'geany_string_1', </text:p>
          </table:table-cell>
          <table:table-cell table:formula="of:=&quot;text:'&quot;&amp;[Init.A50]&amp;&quot;', &quot;" office:value-type="string" office:string-value="text:'string_1', " calcext:value-type="string">
            <text:p>text:'string_1', </text:p>
          </table:table-cell>
          <table:table-cell table:formula="of:=&quot;on:&quot;&amp;[Init.B50]&amp;&quot;, &quot;" office:value-type="string" office:string-value="on:1, " calcext:value-type="string">
            <text:p>on:1, </text:p>
          </table:table-cell>
          <table:table-cell table:formula="of:=&quot;display:&quot;&amp;[Init.K5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0]&amp;&quot;:&quot;&amp;[.C50]&amp;[.D50]&amp;[.E50]&amp;[.F50]&amp;[.G50]&amp;[.H50]&amp;[.I50]&amp;[.J50]&amp;[.K50]" office:value-type="string" office:string-value="geany_string_1:{ id:'geany_string_1', text:'string_1', on:1, display:1, ObjClass:0, ObjDivFg:0, ObjDivBg:0, ObjChkBold:0, ObjChkItalic:0 }," calcext:value-type="string">
            <text:p>geany_string_1:{ id:'geany_string_1', text:'string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geany_&quot;&amp;[Init.A51]&amp;&quot;', &quot;" office:value-type="string" office:string-value="{ id:'geany_string_2', " calcext:value-type="string">
            <text:p>{ id:'geany_string_2', </text:p>
          </table:table-cell>
          <table:table-cell table:formula="of:=&quot;text:'&quot;&amp;[Init.A51]&amp;&quot;', &quot;" office:value-type="string" office:string-value="text:'string_2', " calcext:value-type="string">
            <text:p>text:'string_2', </text:p>
          </table:table-cell>
          <table:table-cell table:formula="of:=&quot;on:&quot;&amp;[Init.B51]&amp;&quot;, &quot;" office:value-type="string" office:string-value="on:1, " calcext:value-type="string">
            <text:p>on:1, </text:p>
          </table:table-cell>
          <table:table-cell table:formula="of:=&quot;display:&quot;&amp;[Init.K5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1]&amp;&quot;:&quot;&amp;[.C51]&amp;[.D51]&amp;[.E51]&amp;[.F51]&amp;[.G51]&amp;[.H51]&amp;[.I51]&amp;[.J51]&amp;[.K51]" office:value-type="string" office:string-value="geany_string_2:{ id:'geany_string_2', text:'string_2', on:1, display:1, ObjClass:0, ObjDivFg:0, ObjDivBg:0, ObjChkBold:0, ObjChkItalic:0 }," calcext:value-type="string">
            <text:p>geany_string_2:{ id:'geany_string_2', text:'string_2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geany_&quot;&amp;[Init.A52]&amp;&quot;', &quot;" office:value-type="string" office:string-value="{ id:'geany_string_eol', " calcext:value-type="string">
            <text:p>{ id:'geany_string_eol', </text:p>
          </table:table-cell>
          <table:table-cell table:formula="of:=&quot;text:'&quot;&amp;[Init.A52]&amp;&quot;', &quot;" office:value-type="string" office:string-value="text:'string_eol', " calcext:value-type="string">
            <text:p>text:'string_eol', </text:p>
          </table:table-cell>
          <table:table-cell table:formula="of:=&quot;on:&quot;&amp;[Init.B52]&amp;&quot;, &quot;" office:value-type="string" office:string-value="on:0, " calcext:value-type="string">
            <text:p>on:0, </text:p>
          </table:table-cell>
          <table:table-cell table:formula="of:=&quot;display:&quot;&amp;[Init.K5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2]&amp;&quot;:&quot;&amp;[.C52]&amp;[.D52]&amp;[.E52]&amp;[.F52]&amp;[.G52]&amp;[.H52]&amp;[.I52]&amp;[.J52]&amp;[.K52]" office:value-type="string" office:string-value="geany_string_eol:{ id:'geany_string_eol', text:'string_eol', on:0, display:0, ObjClass:0, ObjDivFg:0, ObjDivBg:0, ObjChkBold:0, ObjChkItalic:0 }," calcext:value-type="string">
            <text:p>geany_string_eol:{ id:'geany_string_eol', text:'string_eol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geany_&quot;&amp;[Init.A53]&amp;&quot;', &quot;" office:value-type="string" office:string-value="{ id:'geany_tag', " calcext:value-type="string">
            <text:p>{ id:'geany_tag', </text:p>
          </table:table-cell>
          <table:table-cell table:formula="of:=&quot;text:'&quot;&amp;[Init.A53]&amp;&quot;', &quot;" office:value-type="string" office:string-value="text:'tag', " calcext:value-type="string">
            <text:p>text:'tag', </text:p>
          </table:table-cell>
          <table:table-cell table:formula="of:=&quot;on:&quot;&amp;[Init.B53]&amp;&quot;, &quot;" office:value-type="string" office:string-value="on:1, " calcext:value-type="string">
            <text:p>on:1, </text:p>
          </table:table-cell>
          <table:table-cell table:formula="of:=&quot;display:&quot;&amp;[Init.K5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3]&amp;&quot;:&quot;&amp;[.C53]&amp;[.D53]&amp;[.E53]&amp;[.F53]&amp;[.G53]&amp;[.H53]&amp;[.I53]&amp;[.J53]&amp;[.K53]" office:value-type="string" office:string-value="geany_tag:{ id:'geany_tag', text:'tag', on:1, display:1, ObjClass:0, ObjDivFg:0, ObjDivBg:0, ObjChkBold:0, ObjChkItalic:0 }," calcext:value-type="string">
            <text:p>geany_tag:{ id:'geany_tag', text:'tag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geany_&quot;&amp;[Init.A54]&amp;&quot;', &quot;" office:value-type="string" office:string-value="{ id:'geany_type', " calcext:value-type="string">
            <text:p>{ id:'geany_type', </text:p>
          </table:table-cell>
          <table:table-cell table:formula="of:=&quot;text:'&quot;&amp;[Init.A54]&amp;&quot;', &quot;" office:value-type="string" office:string-value="text:'type', " calcext:value-type="string">
            <text:p>text:'type', </text:p>
          </table:table-cell>
          <table:table-cell table:formula="of:=&quot;on:&quot;&amp;[Init.B54]&amp;&quot;, &quot;" office:value-type="string" office:string-value="on:0, " calcext:value-type="string">
            <text:p>on:0, </text:p>
          </table:table-cell>
          <table:table-cell table:formula="of:=&quot;display:&quot;&amp;[Init.K5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4]&amp;&quot;:&quot;&amp;[.C54]&amp;[.D54]&amp;[.E54]&amp;[.F54]&amp;[.G54]&amp;[.H54]&amp;[.I54]&amp;[.J54]&amp;[.K54]" office:value-type="string" office:string-value="geany_type:{ id:'geany_type', text:'type', on:0, display:0, ObjClass:0, ObjDivFg:0, ObjDivBg:0, ObjChkBold:0, ObjChkItalic:0 }," calcext:value-type="string">
            <text:p>geany_type:{ id:'geany_type', text:'type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geany_&quot;&amp;[Init.A55]&amp;&quot;', &quot;" office:value-type="string" office:string-value="{ id:'geany_value', " calcext:value-type="string">
            <text:p>{ id:'geany_value', </text:p>
          </table:table-cell>
          <table:table-cell table:formula="of:=&quot;text:'&quot;&amp;[Init.A55]&amp;&quot;', &quot;" office:value-type="string" office:string-value="text:'value', " calcext:value-type="string">
            <text:p>text:'value', </text:p>
          </table:table-cell>
          <table:table-cell table:formula="of:=&quot;on:&quot;&amp;[Init.B55]&amp;&quot;, &quot;" office:value-type="string" office:string-value="on:1, " calcext:value-type="string">
            <text:p>on:1, </text:p>
          </table:table-cell>
          <table:table-cell table:formula="of:=&quot;display:&quot;&amp;[Init.K5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5]&amp;&quot;:&quot;&amp;[.C55]&amp;[.D55]&amp;[.E55]&amp;[.F55]&amp;[.G55]&amp;[.H55]&amp;[.I55]&amp;[.J55]&amp;[.K55]" office:value-type="string" office:string-value="geany_value:{ id:'geany_value', text:'value', on:1, display:1, ObjClass:0, ObjDivFg:0, ObjDivBg:0, ObjChkBold:0, ObjChkItalic:0 }," calcext:value-type="string">
            <text:p>geany_value:{ id:'geany_value', text:'valu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4:</text:p>
          </table:table-cell>
          <table:table-cell table:formula="of:=&quot;{ id:'geany_&quot;&amp;[Init.A56]&amp;&quot;', &quot;" office:value-type="string" office:string-value="{ id:'geany_white_space', " calcext:value-type="string">
            <text:p>{ id:'geany_white_space', </text:p>
          </table:table-cell>
          <table:table-cell table:formula="of:=&quot;text:'&quot;&amp;[Init.A56]&amp;&quot;', &quot;" office:value-type="string" office:string-value="text:'white_space', " calcext:value-type="string">
            <text:p>text:'white_space', </text:p>
          </table:table-cell>
          <table:table-cell table:formula="of:=&quot;on:&quot;&amp;[Init.B56]&amp;&quot;, &quot;" office:value-type="string" office:string-value="on:0, " calcext:value-type="string">
            <text:p>on:0, </text:p>
          </table:table-cell>
          <table:table-cell table:formula="of:=&quot;display:&quot;&amp;[Init.K5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6]&amp;&quot;:&quot;&amp;[.C56]&amp;[.D56]&amp;[.E56]&amp;[.F56]&amp;[.G56]&amp;[.H56]&amp;[.I56]&amp;[.J56]&amp;[.K56]" office:value-type="string" office:string-value="geany_white_space:{ id:'geany_white_space', text:'white_space', on:0, display:0, ObjClass:0, ObjDivFg:0, ObjDivBg:0, ObjChkBold:0, ObjChkItalic:0 }," calcext:value-type="string">
            <text:p>geany_white_space:{ id:'geany_white_space', text:'white_space', on:0, display:0, ObjClass:0, ObjDivFg:0, ObjDivBg:0, ObjChkBold:0, ObjChkItalic:0 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};</text:p>
          </table:table-cell>
        </table:table-row>
      </table:table>
      <table:table table:name="CSS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]" office:value-type="string" office:string-value="allEditorBg" calcext:value-type="string">
            <text:p>allEditorBg</text:p>
          </table:table-cell>
          <table:table-cell table:formula="of:=&quot; { color:&quot;&amp;[Init.C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]&amp;[.B2]&amp;[.C2]&amp;[.D2]&amp;[.E2]&amp;[.F2]" office:value-type="string" office:string-value=".geany_allEditorBg { color:#000000; background-color:#DAF2F2; font-weight:normal; font-style:normal; }" calcext:value-type="string">
            <text:p>.geany_allEditorBg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]" office:value-type="string" office:string-value="attribute" calcext:value-type="string">
            <text:p>attribute</text:p>
          </table:table-cell>
          <table:table-cell table:formula="of:=&quot; { color:&quot;&amp;[Init.C3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D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3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]&amp;[.B3]&amp;[.C3]&amp;[.D3]&amp;[.E3]&amp;[.F3]" office:value-type="string" office:string-value=".geany_attribute { color:#800080; background-color:#DAF2F2; font-weight:bold; font-style:normal; }" calcext:value-type="string">
            <text:p>.geany_attribute { color:#800080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]" office:value-type="string" office:string-value="backtick" calcext:value-type="string">
            <text:p>backtick</text:p>
          </table:table-cell>
          <table:table-cell table:formula="of:=&quot; { color:&quot;&amp;[Init.C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]&amp;[.B4]&amp;[.C4]&amp;[.D4]&amp;[.E4]&amp;[.F4]" office:value-type="string" office:string-value=".geany_backtick { color:#000000; background-color:#000000; font-weight:normal; font-style:normal; }" calcext:value-type="string">
            <text:p>.geany_backtick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]" office:value-type="string" office:string-value="brace_bad" calcext:value-type="string">
            <text:p>brace_bad</text:p>
          </table:table-cell>
          <table:table-cell table:formula="of:=&quot; { color:&quot;&amp;[Init.C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]&amp;[.B5]&amp;[.C5]&amp;[.D5]&amp;[.E5]&amp;[.F5]" office:value-type="string" office:string-value=".geany_brace_bad { color:#000000; background-color:#000000; font-weight:normal; font-style:normal; }" calcext:value-type="string">
            <text:p>.geany_brace_ba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6]" office:value-type="string" office:string-value="brace_good" calcext:value-type="string">
            <text:p>brace_good</text:p>
          </table:table-cell>
          <table:table-cell table:formula="of:=&quot; { color:&quot;&amp;[Init.C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6]&amp;[.B6]&amp;[.C6]&amp;[.D6]&amp;[.E6]&amp;[.F6]" office:value-type="string" office:string-value=".geany_brace_good { color:#000000; background-color:#000000; font-weight:normal; font-style:normal; }" calcext:value-type="string">
            <text:p>.geany_brace_goo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7]" office:value-type="string" office:string-value="call_tips" calcext:value-type="string">
            <text:p>call_tips</text:p>
          </table:table-cell>
          <table:table-cell table:formula="of:=&quot; { color:&quot;&amp;[Init.C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7]&amp;[.B7]&amp;[.C7]&amp;[.D7]&amp;[.E7]&amp;[.F7]" office:value-type="string" office:string-value=".geany_call_tips { color:#000000; background-color:#000000; font-weight:normal; font-style:normal; }" calcext:value-type="string">
            <text:p>.geany_call_tips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8]" office:value-type="string" office:string-value="caret" calcext:value-type="string">
            <text:p>caret</text:p>
          </table:table-cell>
          <table:table-cell table:formula="of:=&quot; { color:&quot;&amp;[Init.C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8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8]&amp;[.B8]&amp;[.C8]&amp;[.D8]&amp;[.E8]&amp;[.F8]" office:value-type="string" office:string-value=".geany_caret { color:#000000; background-color:#DAF2F2; font-weight:normal; font-style:normal; }" calcext:value-type="string">
            <text:p>.geany_caret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9]" office:value-type="string" office:string-value="character" calcext:value-type="string">
            <text:p>character</text:p>
          </table:table-cell>
          <table:table-cell table:formula="of:=&quot; { color:&quot;&amp;[Init.C9]&amp;&quot;; &quot;" office:value-type="string" office:string-value=" { color:#FFFFFF; " calcext:value-type="string">
            <text:p><text:s/>{ color:#FFFFFF; </text:p>
          </table:table-cell>
          <table:table-cell table:formula="of:=&quot;background-color:&quot;&amp;[Init.D9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G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9]&amp;[.B9]&amp;[.C9]&amp;[.D9]&amp;[.E9]&amp;[.F9]" office:value-type="string" office:string-value=".geany_character { color:#FFFFFF; background-color:#B7CCCC; font-weight:normal; font-style:normal; }" calcext:value-type="string">
            <text:p>.geany_character { color:#FFFFFF; background-color:#B7CCCC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0]" office:value-type="string" office:string-value="class" calcext:value-type="string">
            <text:p>class</text:p>
          </table:table-cell>
          <table:table-cell table:formula="of:=&quot; { color:&quot;&amp;[Init.C1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1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0]&amp;[.B10]&amp;[.C10]&amp;[.D10]&amp;[.E10]&amp;[.F10]" office:value-type="string" office:string-value=".geany_class { color:#000000; background-color:#DAF2F2; font-weight:normal; font-style:normal; }" calcext:value-type="string">
            <text:p>.geany_class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1]" office:value-type="string" office:string-value="comment" calcext:value-type="string">
            <text:p>comment</text:p>
          </table:table-cell>
          <table:table-cell table:formula="of:=&quot; { color:&quot;&amp;[Init.C11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1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G1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1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1]&amp;[.B11]&amp;[.C11]&amp;[.D11]&amp;[.E11]&amp;[.F11]" office:value-type="string" office:string-value=".geany_comment { color:#007080; background-color:#CEE5E5; font-weight:normal; font-style:italic; }" calcext:value-type="string">
            <text:p>.geany_comment { color:#007080; background-color:#CEE5E5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2]" office:value-type="string" office:string-value="comment_doc" calcext:value-type="string">
            <text:p>comment_doc</text:p>
          </table:table-cell>
          <table:table-cell table:formula="of:=&quot; { color:&quot;&amp;[Init.C1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2]&amp;[.B12]&amp;[.C12]&amp;[.D12]&amp;[.E12]&amp;[.F12]" office:value-type="string" office:string-value=".geany_comment_doc { color:#000000; background-color:#000000; font-weight:normal; font-style:normal; }" calcext:value-type="string">
            <text:p>.geany_comment_doc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3]" office:value-type="string" office:string-value="comment_doc_keyword" calcext:value-type="string">
            <text:p>comment_doc_keyword</text:p>
          </table:table-cell>
          <table:table-cell table:formula="of:=&quot; { color:&quot;&amp;[Init.C1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3]&amp;[.B13]&amp;[.C13]&amp;[.D13]&amp;[.E13]&amp;[.F13]" office:value-type="string" office:string-value=".geany_comment_doc_keyword { color:#000000; background-color:#000000; font-weight:normal; font-style:normal; }" calcext:value-type="string">
            <text:p>.geany_comment_doc_keywor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4]" office:value-type="string" office:string-value="comment_doc_keyword_error" calcext:value-type="string">
            <text:p>comment_doc_keyword_error</text:p>
          </table:table-cell>
          <table:table-cell table:formula="of:=&quot; { color:&quot;&amp;[Init.C1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4]&amp;[.B14]&amp;[.C14]&amp;[.D14]&amp;[.E14]&amp;[.F14]" office:value-type="string" office:string-value=".geany_comment_doc_keyword_error { color:#000000; background-color:#000000; font-weight:normal; font-style:normal; }" calcext:value-type="string">
            <text:p>.geany_comment_doc_keyword_erro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5]" office:value-type="string" office:string-value="comment_line" calcext:value-type="string">
            <text:p>comment_line</text:p>
          </table:table-cell>
          <table:table-cell table:formula="of:=&quot; { color:&quot;&amp;[Init.C15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5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G1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5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5]&amp;[.B15]&amp;[.C15]&amp;[.D15]&amp;[.E15]&amp;[.F15]" office:value-type="string" office:string-value=".geany_comment_line { color:#007080; background-color:#CEE5E5; font-weight:normal; font-style:italic; }" calcext:value-type="string">
            <text:p>.geany_comment_line { color:#007080; background-color:#CEE5E5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6]" office:value-type="string" office:string-value="comment_line_doc" calcext:value-type="string">
            <text:p>comment_line_doc</text:p>
          </table:table-cell>
          <table:table-cell table:formula="of:=&quot; { color:&quot;&amp;[Init.C1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6]&amp;[.B16]&amp;[.C16]&amp;[.D16]&amp;[.E16]&amp;[.F16]" office:value-type="string" office:string-value=".geany_comment_line_doc { color:#000000; background-color:#000000; font-weight:normal; font-style:normal; }" calcext:value-type="string">
            <text:p>.geany_comment_line_doc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7]" office:value-type="string" office:string-value="current_line" calcext:value-type="string">
            <text:p>current_line</text:p>
          </table:table-cell>
          <table:table-cell table:formula="of:=&quot; { color:&quot;&amp;[Init.C1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7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1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7]&amp;[.B17]&amp;[.C17]&amp;[.D17]&amp;[.E17]&amp;[.F17]" office:value-type="string" office:string-value=".geany_current_line { color:#000000; background-color:#DAF2F2; font-weight:normal; font-style:normal; }" calcext:value-type="string">
            <text:p>.geany_current_line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8]" office:value-type="string" office:string-value="decorator" calcext:value-type="string">
            <text:p>decorator</text:p>
          </table:table-cell>
          <table:table-cell table:formula="of:=&quot; { color:&quot;&amp;[Init.C1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8]&amp;[.B18]&amp;[.C18]&amp;[.D18]&amp;[.E18]&amp;[.F18]" office:value-type="string" office:string-value=".geany_decorator { color:#000000; background-color:#000000; font-weight:normal; font-style:normal; }" calcext:value-type="string">
            <text:p>.geany_decorato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9]" office:value-type="string" office:string-value="default" calcext:value-type="string">
            <text:p>default</text:p>
          </table:table-cell>
          <table:table-cell table:formula="of:=&quot; { color:&quot;&amp;[Init.C1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9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1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9]&amp;[.B19]&amp;[.C19]&amp;[.D19]&amp;[.E19]&amp;[.F19]" office:value-type="string" office:string-value=".geany_default { color:#000000; background-color:#DAF2F2; font-weight:normal; font-style:normal; }" calcext:value-type="string">
            <text:p>.geany_default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0]" office:value-type="string" office:string-value="fold_symbol_highlight" calcext:value-type="string">
            <text:p>fold_symbol_highlight</text:p>
          </table:table-cell>
          <table:table-cell table:formula="of:=&quot; { color:&quot;&amp;[Init.C20]&amp;&quot;; &quot;" office:value-type="string" office:string-value=" { color:#011597; " calcext:value-type="string">
            <text:p><text:s/>{ color:#011597; </text:p>
          </table:table-cell>
          <table:table-cell table:formula="of:=&quot;background-color:&quot;&amp;[Init.D20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G2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0]&amp;[.B20]&amp;[.C20]&amp;[.D20]&amp;[.E20]&amp;[.F20]" office:value-type="string" office:string-value=".geany_fold_symbol_highlight { color:#011597; background-color:#B7CCCC; font-weight:normal; font-style:normal; }" calcext:value-type="string">
            <text:p>.geany_fold_symbol_highlight { color:#011597; background-color:#B7CCCC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1]" office:value-type="string" office:string-value="function" calcext:value-type="string">
            <text:p>function</text:p>
          </table:table-cell>
          <table:table-cell table:formula="of:=&quot; { color:&quot;&amp;[Init.C2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1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1]&amp;[.B21]&amp;[.C21]&amp;[.D21]&amp;[.E21]&amp;[.F21]" office:value-type="string" office:string-value=".geany_function { color:#000000; background-color:#000000; font-weight:normal; font-style:normal; }" calcext:value-type="string">
            <text:p>.geany_function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2]" office:value-type="string" office:string-value="here_doc" calcext:value-type="string">
            <text:p>here_doc</text:p>
          </table:table-cell>
          <table:table-cell table:formula="of:=&quot; { color:&quot;&amp;[Init.C2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2]&amp;[.B22]&amp;[.C22]&amp;[.D22]&amp;[.E22]&amp;[.F22]" office:value-type="string" office:string-value=".geany_here_doc { color:#000000; background-color:#000000; font-weight:normal; font-style:normal; }" calcext:value-type="string">
            <text:p>.geany_here_doc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3]" office:value-type="string" office:string-value="identifier" calcext:value-type="string">
            <text:p>identifier</text:p>
          </table:table-cell>
          <table:table-cell table:formula="of:=&quot; { color:&quot;&amp;[Init.C23]&amp;&quot;; &quot;" office:value-type="string" office:string-value=" { color:#6F5F7F; " calcext:value-type="string">
            <text:p><text:s/>{ color:#6F5F7F; </text:p>
          </table:table-cell>
          <table:table-cell table:formula="of:=&quot;background-color:&quot;&amp;[Init.D2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2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3]&amp;[.B23]&amp;[.C23]&amp;[.D23]&amp;[.E23]&amp;[.F23]" office:value-type="string" office:string-value=".geany_identifier { color:#6F5F7F; background-color:#DAF2F2; font-weight:normal; font-style:normal; }" calcext:value-type="string">
            <text:p>.geany_identifier { color:#6F5F7F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4]" office:value-type="string" office:string-value="identifier_1" calcext:value-type="string">
            <text:p>identifier_1</text:p>
          </table:table-cell>
          <table:table-cell table:formula="of:=&quot; { color:&quot;&amp;[Init.C24]&amp;&quot;; &quot;" office:value-type="string" office:string-value=" { color:#FF7E7E; " calcext:value-type="string">
            <text:p><text:s/>{ color:#FF7E7E; </text:p>
          </table:table-cell>
          <table:table-cell table:formula="of:=&quot;background-color:&quot;&amp;[Init.D24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2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4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24]&amp;[.B24]&amp;[.C24]&amp;[.D24]&amp;[.E24]&amp;[.F24]" office:value-type="string" office:string-value=".geany_identifier_1 { color:#FF7E7E; background-color:#DAF2F2; font-weight:normal; font-style:italic; }" calcext:value-type="string">
            <text:p>.geany_identifier_1 { color:#FF7E7E; background-color:#DAF2F2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5]" office:value-type="string" office:string-value="identifier_2" calcext:value-type="string">
            <text:p>identifier_2</text:p>
          </table:table-cell>
          <table:table-cell table:formula="of:=&quot; { color:&quot;&amp;[Init.C2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5]&amp;[.B25]&amp;[.C25]&amp;[.D25]&amp;[.E25]&amp;[.F25]" office:value-type="string" office:string-value=".geany_identifier_2 { color:#000000; background-color:#000000; font-weight:normal; font-style:normal; }" calcext:value-type="string">
            <text:p>.geany_identifier_2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6]" office:value-type="string" office:string-value="identifier_3" calcext:value-type="string">
            <text:p>identifier_3</text:p>
          </table:table-cell>
          <table:table-cell table:formula="of:=&quot; { color:&quot;&amp;[Init.C2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6]&amp;[.B26]&amp;[.C26]&amp;[.D26]&amp;[.E26]&amp;[.F26]" office:value-type="string" office:string-value=".geany_identifier_3 { color:#000000; background-color:#000000; font-weight:normal; font-style:normal; }" calcext:value-type="string">
            <text:p>.geany_identifier_3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7]" office:value-type="string" office:string-value="identifier_4" calcext:value-type="string">
            <text:p>identifier_4</text:p>
          </table:table-cell>
          <table:table-cell table:formula="of:=&quot; { color:&quot;&amp;[Init.C2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7]&amp;[.B27]&amp;[.C27]&amp;[.D27]&amp;[.E27]&amp;[.F27]" office:value-type="string" office:string-value=".geany_identifier_4 { color:#000000; background-color:#000000; font-weight:normal; font-style:normal; }" calcext:value-type="string">
            <text:p>.geany_identifier_4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8]" office:value-type="string" office:string-value="indent_guide" calcext:value-type="string">
            <text:p>indent_guide</text:p>
          </table:table-cell>
          <table:table-cell table:formula="of:=&quot; { color:&quot;&amp;[Init.C2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8]&amp;[.B28]&amp;[.C28]&amp;[.D28]&amp;[.E28]&amp;[.F28]" office:value-type="string" office:string-value=".geany_indent_guide { color:#000000; background-color:#000000; font-weight:normal; font-style:normal; }" calcext:value-type="string">
            <text:p>.geany_indent_guid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9]" office:value-type="string" office:string-value="keyword" calcext:value-type="string">
            <text:p>keyword</text:p>
          </table:table-cell>
          <table:table-cell table:formula="of:=&quot; { color:&quot;&amp;[Init.C2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9]&amp;[.B29]&amp;[.C29]&amp;[.D29]&amp;[.E29]&amp;[.F29]" office:value-type="string" office:string-value=".geany_keyword { color:#000000; background-color:#000000; font-weight:normal; font-style:normal; }" calcext:value-type="string">
            <text:p>.geany_keywor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0]" office:value-type="string" office:string-value="keyword_1" calcext:value-type="string">
            <text:p>keyword_1</text:p>
          </table:table-cell>
          <table:table-cell table:formula="of:=&quot; { color:&quot;&amp;[Init.C30]&amp;&quot;; &quot;" office:value-type="string" office:string-value=" { color:#000080; " calcext:value-type="string">
            <text:p><text:s/>{ color:#000080; </text:p>
          </table:table-cell>
          <table:table-cell table:formula="of:=&quot;background-color:&quot;&amp;[Init.D3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30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0]&amp;[.B30]&amp;[.C30]&amp;[.D30]&amp;[.E30]&amp;[.F30]" office:value-type="string" office:string-value=".geany_keyword_1 { color:#000080; background-color:#DAF2F2; font-weight:bold; font-style:normal; }" calcext:value-type="string">
            <text:p>.geany_keyword_1 { color:#000080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1]" office:value-type="string" office:string-value="keyword_2" calcext:value-type="string">
            <text:p>keyword_2</text:p>
          </table:table-cell>
          <table:table-cell table:formula="of:=&quot; { color:&quot;&amp;[Init.C31]&amp;&quot;; &quot;" office:value-type="string" office:string-value=" { color:#7F0055; " calcext:value-type="string">
            <text:p><text:s/>{ color:#7F0055; </text:p>
          </table:table-cell>
          <table:table-cell table:formula="of:=&quot;background-color:&quot;&amp;[Init.D3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3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1]&amp;[.B31]&amp;[.C31]&amp;[.D31]&amp;[.E31]&amp;[.F31]" office:value-type="string" office:string-value=".geany_keyword_2 { color:#7F0055; background-color:#DAF2F2; font-weight:normal; font-style:normal; }" calcext:value-type="string">
            <text:p>.geany_keyword_2 { color:#7F0055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2]" office:value-type="string" office:string-value="keyword_3" calcext:value-type="string">
            <text:p>keyword_3</text:p>
          </table:table-cell>
          <table:table-cell table:formula="of:=&quot; { color:&quot;&amp;[Init.C3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2]&amp;[.B32]&amp;[.C32]&amp;[.D32]&amp;[.E32]&amp;[.F32]" office:value-type="string" office:string-value=".geany_keyword_3 { color:#000000; background-color:#000000; font-weight:normal; font-style:normal; }" calcext:value-type="string">
            <text:p>.geany_keyword_3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3]" office:value-type="string" office:string-value="keyword_4" calcext:value-type="string">
            <text:p>keyword_4</text:p>
          </table:table-cell>
          <table:table-cell table:formula="of:=&quot; { color:&quot;&amp;[Init.C3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3]&amp;[.B33]&amp;[.C33]&amp;[.D33]&amp;[.E33]&amp;[.F33]" office:value-type="string" office:string-value=".geany_keyword_4 { color:#000000; background-color:#000000; font-weight:normal; font-style:normal; }" calcext:value-type="string">
            <text:p>.geany_keyword_4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4]" office:value-type="string" office:string-value="label" calcext:value-type="string">
            <text:p>label</text:p>
          </table:table-cell>
          <table:table-cell table:formula="of:=&quot; { color:&quot;&amp;[Init.C3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4]&amp;[.B34]&amp;[.C34]&amp;[.D34]&amp;[.E34]&amp;[.F34]" office:value-type="string" office:string-value=".geany_label { color:#000000; background-color:#000000; font-weight:normal; font-style:normal; }" calcext:value-type="string">
            <text:p>.geany_label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5]" office:value-type="string" office:string-value="margin_folding" calcext:value-type="string">
            <text:p>margin_folding</text:p>
          </table:table-cell>
          <table:table-cell table:formula="of:=&quot; { color:&quot;&amp;[Init.C3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5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G3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5]&amp;[.B35]&amp;[.C35]&amp;[.D35]&amp;[.E35]&amp;[.F35]" office:value-type="string" office:string-value=".geany_margin_folding { color:#000000; background-color:#B7CCCC; font-weight:normal; font-style:normal; }" calcext:value-type="string">
            <text:p>.geany_margin_folding { color:#000000; background-color:#B7CCCC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6]" office:value-type="string" office:string-value="margin_line_number" calcext:value-type="string">
            <text:p>margin_line_number</text:p>
          </table:table-cell>
          <table:table-cell table:formula="of:=&quot; { color:&quot;&amp;[Init.C3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6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G3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6]&amp;[.B36]&amp;[.C36]&amp;[.D36]&amp;[.E36]&amp;[.F36]" office:value-type="string" office:string-value=".geany_margin_line_number { color:#000000; background-color:#CEE5E5; font-weight:normal; font-style:normal; }" calcext:value-type="string">
            <text:p>.geany_margin_line_number { color:#000000; background-color:#CEE5E5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7]" office:value-type="string" office:string-value="marker_line" calcext:value-type="string">
            <text:p>marker_line</text:p>
          </table:table-cell>
          <table:table-cell table:formula="of:=&quot; { color:&quot;&amp;[Init.C3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7]&amp;[.B37]&amp;[.C37]&amp;[.D37]&amp;[.E37]&amp;[.F37]" office:value-type="string" office:string-value=".geany_marker_line { color:#000000; background-color:#000000; font-weight:normal; font-style:normal; }" calcext:value-type="string">
            <text:p>.geany_marker_lin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8]" office:value-type="string" office:string-value="marker_mark" calcext:value-type="string">
            <text:p>marker_mark</text:p>
          </table:table-cell>
          <table:table-cell table:formula="of:=&quot; { color:&quot;&amp;[Init.C3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8]&amp;[.B38]&amp;[.C38]&amp;[.D38]&amp;[.E38]&amp;[.F38]" office:value-type="string" office:string-value=".geany_marker_mark { color:#000000; background-color:#000000; font-weight:normal; font-style:normal; }" calcext:value-type="string">
            <text:p>.geany_marker_mark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9]" office:value-type="string" office:string-value="marker_search" calcext:value-type="string">
            <text:p>marker_search</text:p>
          </table:table-cell>
          <table:table-cell table:formula="of:=&quot; { color:&quot;&amp;[Init.C3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9]&amp;[.B39]&amp;[.C39]&amp;[.D39]&amp;[.E39]&amp;[.F39]" office:value-type="string" office:string-value=".geany_marker_search { color:#000000; background-color:#000000; font-weight:normal; font-style:normal; }" calcext:value-type="string">
            <text:p>.geany_marker_search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0]" office:value-type="string" office:string-value="number" calcext:value-type="string">
            <text:p>number</text:p>
          </table:table-cell>
          <table:table-cell table:formula="of:=&quot; { color:&quot;&amp;[Init.C4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0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0]&amp;[.B40]&amp;[.C40]&amp;[.D40]&amp;[.E40]&amp;[.F40]" office:value-type="string" office:string-value=".geany_number { color:#000000; background-color:#000000; font-weight:normal; font-style:normal; }" calcext:value-type="string">
            <text:p>.geany_numbe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1]" office:value-type="string" office:string-value="number_1" calcext:value-type="string">
            <text:p>number_1</text:p>
          </table:table-cell>
          <table:table-cell table:formula="of:=&quot; { color:&quot;&amp;[Init.C41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D4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1]&amp;[.B41]&amp;[.C41]&amp;[.D41]&amp;[.E41]&amp;[.F41]" office:value-type="string" office:string-value=".geany_number_1 { color:#800080; background-color:#DAF2F2; font-weight:normal; font-style:normal; }" calcext:value-type="string">
            <text:p>.geany_number_1 { color:#80008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2]" office:value-type="string" office:string-value="number_2" calcext:value-type="string">
            <text:p>number_2</text:p>
          </table:table-cell>
          <table:table-cell table:formula="of:=&quot; { color:&quot;&amp;[Init.C42]&amp;&quot;; &quot;" office:value-type="string" office:string-value=" { color:#007F47; " calcext:value-type="string">
            <text:p><text:s/>{ color:#007F47; </text:p>
          </table:table-cell>
          <table:table-cell table:formula="of:=&quot;background-color:&quot;&amp;[Init.D4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2]&amp;[.B42]&amp;[.C42]&amp;[.D42]&amp;[.E42]&amp;[.F42]" office:value-type="string" office:string-value=".geany_number_2 { color:#007F47; background-color:#DAF2F2; font-weight:normal; font-style:normal; }" calcext:value-type="string">
            <text:p>.geany_number_2 { color:#007F47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3]" office:value-type="string" office:string-value="operator" calcext:value-type="string">
            <text:p>operator</text:p>
          </table:table-cell>
          <table:table-cell table:formula="of:=&quot; { color:&quot;&amp;[Init.C4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3]&amp;[.B43]&amp;[.C43]&amp;[.D43]&amp;[.E43]&amp;[.F43]" office:value-type="string" office:string-value=".geany_operator { color:#000000; background-color:#000000; font-weight:normal; font-style:normal; }" calcext:value-type="string">
            <text:p>.geany_operato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4]" office:value-type="string" office:string-value="other" calcext:value-type="string">
            <text:p>other</text:p>
          </table:table-cell>
          <table:table-cell table:formula="of:=&quot; { color:&quot;&amp;[Init.C4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4]&amp;[.B44]&amp;[.C44]&amp;[.D44]&amp;[.E44]&amp;[.F44]" office:value-type="string" office:string-value=".geany_other { color:#000000; background-color:#000000; font-weight:normal; font-style:normal; }" calcext:value-type="string">
            <text:p>.geany_othe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5]" office:value-type="string" office:string-value="parameter" calcext:value-type="string">
            <text:p>parameter</text:p>
          </table:table-cell>
          <table:table-cell table:formula="of:=&quot; { color:&quot;&amp;[Init.C4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5]&amp;[.B45]&amp;[.C45]&amp;[.D45]&amp;[.E45]&amp;[.F45]" office:value-type="string" office:string-value=".geany_parameter { color:#000000; background-color:#000000; font-weight:normal; font-style:normal; }" calcext:value-type="string">
            <text:p>.geany_paramete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6]" office:value-type="string" office:string-value="preprocessor" calcext:value-type="string">
            <text:p>preprocessor</text:p>
          </table:table-cell>
          <table:table-cell table:formula="of:=&quot; { color:&quot;&amp;[Init.C46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D46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6]&amp;&quot;; &quot;" office:value-type="string" office:string-value="font-weight:bold; " calcext:value-type="string">
            <text:p>font-weight:bold; </text:p>
          </table:table-cell>
          <table:table-cell table:formula="of:=&quot;font-style:&quot;&amp;[Init.J4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6]&amp;[.B46]&amp;[.C46]&amp;[.D46]&amp;[.E46]&amp;[.F46]" office:value-type="string" office:string-value=".geany_preprocessor { color:#BF0000; background-color:#DAF2F2; font-weight:bold; font-style:normal; }" calcext:value-type="string">
            <text:p>.geany_preprocessor { color:#BF0000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7]" office:value-type="string" office:string-value="regex" calcext:value-type="string">
            <text:p>regex</text:p>
          </table:table-cell>
          <table:table-cell table:formula="of:=&quot; { color:&quot;&amp;[Init.C4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7]&amp;[.B47]&amp;[.C47]&amp;[.D47]&amp;[.E47]&amp;[.F47]" office:value-type="string" office:string-value=".geany_regex { color:#000000; background-color:#000000; font-weight:normal; font-style:normal; }" calcext:value-type="string">
            <text:p>.geany_regex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8]" office:value-type="string" office:string-value="selection" calcext:value-type="string">
            <text:p>selection</text:p>
          </table:table-cell>
          <table:table-cell table:formula="of:=&quot; { color:&quot;&amp;[Init.C4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8]&amp;[.B48]&amp;[.C48]&amp;[.D48]&amp;[.E48]&amp;[.F48]" office:value-type="string" office:string-value=".geany_selection { color:#000000; background-color:#000000; font-weight:normal; font-style:normal; }" calcext:value-type="string">
            <text:p>.geany_selection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9]" office:value-type="string" office:string-value="string" calcext:value-type="string">
            <text:p>string</text:p>
          </table:table-cell>
          <table:table-cell table:formula="of:=&quot; { color:&quot;&amp;[Init.C49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4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9]&amp;[.B49]&amp;[.C49]&amp;[.D49]&amp;[.E49]&amp;[.F49]" office:value-type="string" office:string-value=".geany_string { color:#008000; background-color:#000000; font-weight:normal; font-style:normal; }" calcext:value-type="string">
            <text:p>.geany_string { color:#008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0]" office:value-type="string" office:string-value="string_1" calcext:value-type="string">
            <text:p>string_1</text:p>
          </table:table-cell>
          <table:table-cell table:formula="of:=&quot; { color:&quot;&amp;[Init.C50]&amp;&quot;; &quot;" office:value-type="string" office:string-value=" { color:#0090BF; " calcext:value-type="string">
            <text:p><text:s/>{ color:#0090BF; </text:p>
          </table:table-cell>
          <table:table-cell table:formula="of:=&quot;background-color:&quot;&amp;[Init.D5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5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0]&amp;[.B50]&amp;[.C50]&amp;[.D50]&amp;[.E50]&amp;[.F50]" office:value-type="string" office:string-value=".geany_string_1 { color:#0090BF; background-color:#DAF2F2; font-weight:normal; font-style:normal; }" calcext:value-type="string">
            <text:p>.geany_string_1 { color:#0090BF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1]" office:value-type="string" office:string-value="string_2" calcext:value-type="string">
            <text:p>string_2</text:p>
          </table:table-cell>
          <table:table-cell table:formula="of:=&quot; { color:&quot;&amp;[Init.C51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5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5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1]&amp;[.B51]&amp;[.C51]&amp;[.D51]&amp;[.E51]&amp;[.F51]" office:value-type="string" office:string-value=".geany_string_2 { color:#008000; background-color:#DAF2F2; font-weight:normal; font-style:normal; }" calcext:value-type="string">
            <text:p>.geany_string_2 { color:#008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2]" office:value-type="string" office:string-value="string_eol" calcext:value-type="string">
            <text:p>string_eol</text:p>
          </table:table-cell>
          <table:table-cell table:formula="of:=&quot; { color:&quot;&amp;[Init.C5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2]&amp;[.B52]&amp;[.C52]&amp;[.D52]&amp;[.E52]&amp;[.F52]" office:value-type="string" office:string-value=".geany_string_eol { color:#000000; background-color:#000000; font-weight:normal; font-style:normal; }" calcext:value-type="string">
            <text:p>.geany_string_eol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3]" office:value-type="string" office:string-value="tag" calcext:value-type="string">
            <text:p>tag</text:p>
          </table:table-cell>
          <table:table-cell table:formula="of:=&quot; { color:&quot;&amp;[Init.C53]&amp;&quot;; &quot;" office:value-type="string" office:string-value=" { color:#7FAAFF; " calcext:value-type="string">
            <text:p><text:s/>{ color:#7FAAFF; </text:p>
          </table:table-cell>
          <table:table-cell table:formula="of:=&quot;background-color:&quot;&amp;[Init.D5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5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3]&amp;[.B53]&amp;[.C53]&amp;[.D53]&amp;[.E53]&amp;[.F53]" office:value-type="string" office:string-value=".geany_tag { color:#7FAAFF; background-color:#DAF2F2; font-weight:normal; font-style:normal; }" calcext:value-type="string">
            <text:p>.geany_tag { color:#7FAAFF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4]" office:value-type="string" office:string-value="type" calcext:value-type="string">
            <text:p>type</text:p>
          </table:table-cell>
          <table:table-cell table:formula="of:=&quot; { color:&quot;&amp;[Init.C5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4]&amp;[.B54]&amp;[.C54]&amp;[.D54]&amp;[.E54]&amp;[.F54]" office:value-type="string" office:string-value=".geany_type { color:#000000; background-color:#000000; font-weight:normal; font-style:normal; }" calcext:value-type="string">
            <text:p>.geany_typ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5]" office:value-type="string" office:string-value="value" calcext:value-type="string">
            <text:p>value</text:p>
          </table:table-cell>
          <table:table-cell table:formula="of:=&quot; { color:&quot;&amp;[Init.C5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5]&amp;[.B55]&amp;[.C55]&amp;[.D55]&amp;[.E55]&amp;[.F55]" office:value-type="string" office:string-value=".geany_value { color:#000000; background-color:#000000; font-weight:normal; font-style:normal; }" calcext:value-type="string">
            <text:p>.geany_valu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6]" office:value-type="string" office:string-value="white_space" calcext:value-type="string">
            <text:p>white_space</text:p>
          </table:table-cell>
          <table:table-cell table:formula="of:=&quot; { color:&quot;&amp;[Init.C5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6]&amp;[.B56]&amp;[.C56]&amp;[.D56]&amp;[.E56]&amp;[.F56]" office:value-type="string" office:string-value=".geany_white_space { color:#000000; background-color:#000000; font-weight:normal; font-style:normal; }" calcext:value-type="string">
            <text:p>.geany_white_space { color:#000000; background-color:#000000; font-weight:normal; font-style:normal; }</text:p>
          </table:table-cell>
        </table:table-row>
      </table:table>
      <table:table table:name="JavaScript_old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ce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id de la class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&quot;&amp;[Init.A2]&amp;&quot;',&quot;" office:value-type="string" office:string-value="{ id:'allEditorBg'," calcext:value-type="string">
            <text:p>{ id:'allEditorB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]&amp;&quot;',&quot;" office:value-type="string" office:string-value="TargetClass:'geany_allEditorBg'," calcext:value-type="string">
            <text:p>TargetClass:'geany_allEditorBg',</text:p>
          </table:table-cell>
          <table:table-cell table:formula="of:=&quot;fg:'&quot;&amp;[Init.C2]&amp;&quot;',&quot;" office:value-type="string" office:string-value="fg:'#000000'," calcext:value-type="string">
            <text:p>fg:'#000000',</text:p>
          </table:table-cell>
          <table:table-cell table:formula="of:=&quot;bg:'&quot;&amp;[Init.D2]&amp;&quot;',&quot;" office:value-type="string" office:string-value="bg:'#DAF2F2'," calcext:value-type="string">
            <text:p>bg:'#DAF2F2',</text:p>
          </table:table-cell>
          <table:table-cell table:formula="of:=&quot;isBold:&quot;&amp;[Init.F2]&amp;&quot;,&quot;" office:value-type="string" office:string-value="isBold:false," calcext:value-type="string">
            <text:p>isBold:false,</text:p>
          </table:table-cell>
          <table:table-cell table:formula="of:=&quot;isItalic:&quot;&amp;[Init.I2]&amp;&quot; },&quot;" office:value-type="string" office:string-value="isItalic:false }," calcext:value-type="string">
            <text:p>isItalic:false },</text:p>
          </table:table-cell>
          <table:table-cell/>
          <table:table-cell table:formula="of:=[.B2]&amp;[.C2]&amp;&quot; &quot;&amp;[.D2]&amp;&quot; &quot;&amp;[.E2]&amp;&quot; &quot;&amp;[.F2]&amp;&quot; &quot;&amp;[.G2]&amp;&quot; &quot;&amp;[.H2]&amp;&quot; &quot;&amp;[.I2]" office:value-type="string" office:string-value="0:{ id:'allEditorBg', on:'1', TargetClass:'geany_allEditorBg', fg:'#000000', bg:'#DAF2F2', isBold:false, isItalic:false }," calcext:value-type="string">
            <text:p>0:{ id:'allEditorBg', on:'1', TargetClass:'geany_allEditorBg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&quot;&amp;[Init.A3]&amp;&quot;',&quot;" office:value-type="string" office:string-value="{ id:'attribute'," calcext:value-type="string">
            <text:p>{ id:'attribut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]&amp;&quot;',&quot;" office:value-type="string" office:string-value="TargetClass:'geany_attribute'," calcext:value-type="string">
            <text:p>TargetClass:'geany_attribute',</text:p>
          </table:table-cell>
          <table:table-cell table:formula="of:=&quot;fg:'&quot;&amp;[Init.C3]&amp;&quot;',&quot;" office:value-type="string" office:string-value="fg:'#800080'," calcext:value-type="string">
            <text:p>fg:'#800080',</text:p>
          </table:table-cell>
          <table:table-cell table:formula="of:=&quot;bg:'&quot;&amp;[Init.D3]&amp;&quot;',&quot;" office:value-type="string" office:string-value="bg:'#DAF2F2'," calcext:value-type="string">
            <text:p>bg:'#DAF2F2',</text:p>
          </table:table-cell>
          <table:table-cell table:formula="of:=&quot;isBold:&quot;&amp;[Init.F3]&amp;&quot;,&quot;" office:value-type="string" office:string-value="isBold:true," calcext:value-type="string">
            <text:p>isBold:true,</text:p>
          </table:table-cell>
          <table:table-cell table:formula="of:=&quot;isItalic:&quot;&amp;[Init.I3]&amp;&quot; },&quot;" office:value-type="string" office:string-value="isItalic:false }," calcext:value-type="string">
            <text:p>isItalic:false },</text:p>
          </table:table-cell>
          <table:table-cell/>
          <table:table-cell table:formula="of:=[.B3]&amp;[.C3]&amp;&quot; &quot;&amp;[.D3]&amp;&quot; &quot;&amp;[.E3]&amp;&quot; &quot;&amp;[.F3]&amp;&quot; &quot;&amp;[.G3]&amp;&quot; &quot;&amp;[.H3]&amp;&quot; &quot;&amp;[.I3]" office:value-type="string" office:string-value="1:{ id:'attribute', on:'0', TargetClass:'geany_attribute', fg:'#800080', bg:'#DAF2F2', isBold:true, isItalic:false }," calcext:value-type="string">
            <text:p>1:{ id:'attribute', on:'0', TargetClass:'geany_attribute', fg:'#800080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&quot;&amp;[Init.A4]&amp;&quot;',&quot;" office:value-type="string" office:string-value="{ id:'backtick'," calcext:value-type="string">
            <text:p>{ id:'backtic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]&amp;&quot;',&quot;" office:value-type="string" office:string-value="TargetClass:'geany_backtick'," calcext:value-type="string">
            <text:p>TargetClass:'geany_backtick',</text:p>
          </table:table-cell>
          <table:table-cell table:formula="of:=&quot;fg:'&quot;&amp;[Init.C4]&amp;&quot;',&quot;" office:value-type="string" office:string-value="fg:'#000000'," calcext:value-type="string">
            <text:p>fg:'#000000',</text:p>
          </table:table-cell>
          <table:table-cell table:formula="of:=&quot;bg:'&quot;&amp;[Init.D4]&amp;&quot;',&quot;" office:value-type="string" office:string-value="bg:'#000000'," calcext:value-type="string">
            <text:p>bg:'#000000',</text:p>
          </table:table-cell>
          <table:table-cell table:formula="of:=&quot;isBold:&quot;&amp;[Init.F4]&amp;&quot;,&quot;" office:value-type="string" office:string-value="isBold:false," calcext:value-type="string">
            <text:p>isBold:false,</text:p>
          </table:table-cell>
          <table:table-cell table:formula="of:=&quot;isItalic:&quot;&amp;[Init.I4]&amp;&quot; },&quot;" office:value-type="string" office:string-value="isItalic:false }," calcext:value-type="string">
            <text:p>isItalic:false },</text:p>
          </table:table-cell>
          <table:table-cell/>
          <table:table-cell table:formula="of:=[.B4]&amp;[.C4]&amp;&quot; &quot;&amp;[.D4]&amp;&quot; &quot;&amp;[.E4]&amp;&quot; &quot;&amp;[.F4]&amp;&quot; &quot;&amp;[.G4]&amp;&quot; &quot;&amp;[.H4]&amp;&quot; &quot;&amp;[.I4]" office:value-type="string" office:string-value="2:{ id:'backtick', on:'0', TargetClass:'geany_backtick', fg:'#000000', bg:'#000000', isBold:false, isItalic:false }," calcext:value-type="string">
            <text:p>2:{ id:'backtick', on:'0', TargetClass:'geany_backtick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&quot;&amp;[Init.A5]&amp;&quot;',&quot;" office:value-type="string" office:string-value="{ id:'brace_bad'," calcext:value-type="string">
            <text:p>{ id:'brace_ba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]&amp;&quot;',&quot;" office:value-type="string" office:string-value="TargetClass:'geany_brace_bad'," calcext:value-type="string">
            <text:p>TargetClass:'geany_brace_bad',</text:p>
          </table:table-cell>
          <table:table-cell table:formula="of:=&quot;fg:'&quot;&amp;[Init.C5]&amp;&quot;',&quot;" office:value-type="string" office:string-value="fg:'#000000'," calcext:value-type="string">
            <text:p>fg:'#000000',</text:p>
          </table:table-cell>
          <table:table-cell table:formula="of:=&quot;bg:'&quot;&amp;[Init.D5]&amp;&quot;',&quot;" office:value-type="string" office:string-value="bg:'#000000'," calcext:value-type="string">
            <text:p>bg:'#000000',</text:p>
          </table:table-cell>
          <table:table-cell table:formula="of:=&quot;isBold:&quot;&amp;[Init.F5]&amp;&quot;,&quot;" office:value-type="string" office:string-value="isBold:false," calcext:value-type="string">
            <text:p>isBold:false,</text:p>
          </table:table-cell>
          <table:table-cell table:formula="of:=&quot;isItalic:&quot;&amp;[Init.I5]&amp;&quot; },&quot;" office:value-type="string" office:string-value="isItalic:false }," calcext:value-type="string">
            <text:p>isItalic:false },</text:p>
          </table:table-cell>
          <table:table-cell/>
          <table:table-cell table:formula="of:=[.B5]&amp;[.C5]&amp;&quot; &quot;&amp;[.D5]&amp;&quot; &quot;&amp;[.E5]&amp;&quot; &quot;&amp;[.F5]&amp;&quot; &quot;&amp;[.G5]&amp;&quot; &quot;&amp;[.H5]&amp;&quot; &quot;&amp;[.I5]" office:value-type="string" office:string-value="3:{ id:'brace_bad', on:'0', TargetClass:'geany_brace_bad', fg:'#000000', bg:'#000000', isBold:false, isItalic:false }," calcext:value-type="string">
            <text:p>3:{ id:'brace_bad', on:'0', TargetClass:'geany_brace_ba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&quot;&amp;[Init.A6]&amp;&quot;',&quot;" office:value-type="string" office:string-value="{ id:'brace_good'," calcext:value-type="string">
            <text:p>{ id:'brace_goo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]&amp;&quot;',&quot;" office:value-type="string" office:string-value="TargetClass:'geany_brace_good'," calcext:value-type="string">
            <text:p>TargetClass:'geany_brace_good',</text:p>
          </table:table-cell>
          <table:table-cell table:formula="of:=&quot;fg:'&quot;&amp;[Init.C6]&amp;&quot;',&quot;" office:value-type="string" office:string-value="fg:'#000000'," calcext:value-type="string">
            <text:p>fg:'#000000',</text:p>
          </table:table-cell>
          <table:table-cell table:formula="of:=&quot;bg:'&quot;&amp;[Init.D6]&amp;&quot;',&quot;" office:value-type="string" office:string-value="bg:'#000000'," calcext:value-type="string">
            <text:p>bg:'#000000',</text:p>
          </table:table-cell>
          <table:table-cell table:formula="of:=&quot;isBold:&quot;&amp;[Init.F6]&amp;&quot;,&quot;" office:value-type="string" office:string-value="isBold:false," calcext:value-type="string">
            <text:p>isBold:false,</text:p>
          </table:table-cell>
          <table:table-cell table:formula="of:=&quot;isItalic:&quot;&amp;[Init.I6]&amp;&quot; },&quot;" office:value-type="string" office:string-value="isItalic:false }," calcext:value-type="string">
            <text:p>isItalic:false },</text:p>
          </table:table-cell>
          <table:table-cell/>
          <table:table-cell table:formula="of:=[.B6]&amp;[.C6]&amp;&quot; &quot;&amp;[.D6]&amp;&quot; &quot;&amp;[.E6]&amp;&quot; &quot;&amp;[.F6]&amp;&quot; &quot;&amp;[.G6]&amp;&quot; &quot;&amp;[.H6]&amp;&quot; &quot;&amp;[.I6]" office:value-type="string" office:string-value="4:{ id:'brace_good', on:'0', TargetClass:'geany_brace_good', fg:'#000000', bg:'#000000', isBold:false, isItalic:false }," calcext:value-type="string">
            <text:p>4:{ id:'brace_good', on:'0', TargetClass:'geany_brace_goo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&quot;&amp;[Init.A7]&amp;&quot;',&quot;" office:value-type="string" office:string-value="{ id:'call_tips'," calcext:value-type="string">
            <text:p>{ id:'call_tip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]&amp;&quot;',&quot;" office:value-type="string" office:string-value="TargetClass:'geany_call_tips'," calcext:value-type="string">
            <text:p>TargetClass:'geany_call_tips',</text:p>
          </table:table-cell>
          <table:table-cell table:formula="of:=&quot;fg:'&quot;&amp;[Init.C7]&amp;&quot;',&quot;" office:value-type="string" office:string-value="fg:'#000000'," calcext:value-type="string">
            <text:p>fg:'#000000',</text:p>
          </table:table-cell>
          <table:table-cell table:formula="of:=&quot;bg:'&quot;&amp;[Init.D7]&amp;&quot;',&quot;" office:value-type="string" office:string-value="bg:'#000000'," calcext:value-type="string">
            <text:p>bg:'#000000',</text:p>
          </table:table-cell>
          <table:table-cell table:formula="of:=&quot;isBold:&quot;&amp;[Init.F7]&amp;&quot;,&quot;" office:value-type="string" office:string-value="isBold:false," calcext:value-type="string">
            <text:p>isBold:false,</text:p>
          </table:table-cell>
          <table:table-cell table:formula="of:=&quot;isItalic:&quot;&amp;[Init.I7]&amp;&quot; },&quot;" office:value-type="string" office:string-value="isItalic:false }," calcext:value-type="string">
            <text:p>isItalic:false },</text:p>
          </table:table-cell>
          <table:table-cell/>
          <table:table-cell table:formula="of:=[.B7]&amp;[.C7]&amp;&quot; &quot;&amp;[.D7]&amp;&quot; &quot;&amp;[.E7]&amp;&quot; &quot;&amp;[.F7]&amp;&quot; &quot;&amp;[.G7]&amp;&quot; &quot;&amp;[.H7]&amp;&quot; &quot;&amp;[.I7]" office:value-type="string" office:string-value="5:{ id:'call_tips', on:'1', TargetClass:'geany_call_tips', fg:'#000000', bg:'#000000', isBold:false, isItalic:false }," calcext:value-type="string">
            <text:p>5:{ id:'call_tips', on:'1', TargetClass:'geany_call_tips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&quot;&amp;[Init.A8]&amp;&quot;',&quot;" office:value-type="string" office:string-value="{ id:'caret'," calcext:value-type="string">
            <text:p>{ id:'caret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8]&amp;&quot;',&quot;" office:value-type="string" office:string-value="TargetClass:'geany_caret'," calcext:value-type="string">
            <text:p>TargetClass:'geany_caret',</text:p>
          </table:table-cell>
          <table:table-cell table:formula="of:=&quot;fg:'&quot;&amp;[Init.C8]&amp;&quot;',&quot;" office:value-type="string" office:string-value="fg:'#000000'," calcext:value-type="string">
            <text:p>fg:'#000000',</text:p>
          </table:table-cell>
          <table:table-cell table:formula="of:=&quot;bg:'&quot;&amp;[Init.D8]&amp;&quot;',&quot;" office:value-type="string" office:string-value="bg:'#DAF2F2'," calcext:value-type="string">
            <text:p>bg:'#DAF2F2',</text:p>
          </table:table-cell>
          <table:table-cell table:formula="of:=&quot;isBold:&quot;&amp;[Init.F8]&amp;&quot;,&quot;" office:value-type="string" office:string-value="isBold:false," calcext:value-type="string">
            <text:p>isBold:false,</text:p>
          </table:table-cell>
          <table:table-cell table:formula="of:=&quot;isItalic:&quot;&amp;[Init.I8]&amp;&quot; },&quot;" office:value-type="string" office:string-value="isItalic:false }," calcext:value-type="string">
            <text:p>isItalic:false },</text:p>
          </table:table-cell>
          <table:table-cell/>
          <table:table-cell table:formula="of:=[.B8]&amp;[.C8]&amp;&quot; &quot;&amp;[.D8]&amp;&quot; &quot;&amp;[.E8]&amp;&quot; &quot;&amp;[.F8]&amp;&quot; &quot;&amp;[.G8]&amp;&quot; &quot;&amp;[.H8]&amp;&quot; &quot;&amp;[.I8]" office:value-type="string" office:string-value="6:{ id:'caret', on:'1', TargetClass:'geany_caret', fg:'#000000', bg:'#DAF2F2', isBold:false, isItalic:false }," calcext:value-type="string">
            <text:p>6:{ id:'caret', on:'1', TargetClass:'geany_caret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&quot;&amp;[Init.A9]&amp;&quot;',&quot;" office:value-type="string" office:string-value="{ id:'character'," calcext:value-type="string">
            <text:p>{ id:'charac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9]&amp;&quot;',&quot;" office:value-type="string" office:string-value="TargetClass:'geany_character'," calcext:value-type="string">
            <text:p>TargetClass:'geany_character',</text:p>
          </table:table-cell>
          <table:table-cell table:formula="of:=&quot;fg:'&quot;&amp;[Init.C9]&amp;&quot;',&quot;" office:value-type="string" office:string-value="fg:'#FFFFFF'," calcext:value-type="string">
            <text:p>fg:'#FFFFFF',</text:p>
          </table:table-cell>
          <table:table-cell table:formula="of:=&quot;bg:'&quot;&amp;[Init.D9]&amp;&quot;',&quot;" office:value-type="string" office:string-value="bg:'#B7CCCC'," calcext:value-type="string">
            <text:p>bg:'#B7CCCC',</text:p>
          </table:table-cell>
          <table:table-cell table:formula="of:=&quot;isBold:&quot;&amp;[Init.F9]&amp;&quot;,&quot;" office:value-type="string" office:string-value="isBold:false," calcext:value-type="string">
            <text:p>isBold:false,</text:p>
          </table:table-cell>
          <table:table-cell table:formula="of:=&quot;isItalic:&quot;&amp;[Init.I9]&amp;&quot; },&quot;" office:value-type="string" office:string-value="isItalic:false }," calcext:value-type="string">
            <text:p>isItalic:false },</text:p>
          </table:table-cell>
          <table:table-cell/>
          <table:table-cell table:formula="of:=[.B9]&amp;[.C9]&amp;&quot; &quot;&amp;[.D9]&amp;&quot; &quot;&amp;[.E9]&amp;&quot; &quot;&amp;[.F9]&amp;&quot; &quot;&amp;[.G9]&amp;&quot; &quot;&amp;[.H9]&amp;&quot; &quot;&amp;[.I9]" office:value-type="string" office:string-value="7:{ id:'character', on:'1', TargetClass:'geany_character', fg:'#FFFFFF', bg:'#B7CCCC', isBold:false, isItalic:false }," calcext:value-type="string">
            <text:p>7:{ id:'character', on:'1', TargetClass:'geany_character', fg:'#FFFFFF', bg:'#B7CCCC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&quot;&amp;[Init.A10]&amp;&quot;',&quot;" office:value-type="string" office:string-value="{ id:'class'," calcext:value-type="string">
            <text:p>{ id:'clas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0]&amp;&quot;',&quot;" office:value-type="string" office:string-value="TargetClass:'geany_class'," calcext:value-type="string">
            <text:p>TargetClass:'geany_class',</text:p>
          </table:table-cell>
          <table:table-cell table:formula="of:=&quot;fg:'&quot;&amp;[Init.C10]&amp;&quot;',&quot;" office:value-type="string" office:string-value="fg:'#000000'," calcext:value-type="string">
            <text:p>fg:'#000000',</text:p>
          </table:table-cell>
          <table:table-cell table:formula="of:=&quot;bg:'&quot;&amp;[Init.D10]&amp;&quot;',&quot;" office:value-type="string" office:string-value="bg:'#DAF2F2'," calcext:value-type="string">
            <text:p>bg:'#DAF2F2',</text:p>
          </table:table-cell>
          <table:table-cell table:formula="of:=&quot;isBold:&quot;&amp;[Init.F10]&amp;&quot;,&quot;" office:value-type="string" office:string-value="isBold:false," calcext:value-type="string">
            <text:p>isBold:false,</text:p>
          </table:table-cell>
          <table:table-cell table:formula="of:=&quot;isItalic:&quot;&amp;[Init.I10]&amp;&quot; },&quot;" office:value-type="string" office:string-value="isItalic:false }," calcext:value-type="string">
            <text:p>isItalic:false },</text:p>
          </table:table-cell>
          <table:table-cell/>
          <table:table-cell table:formula="of:=[.B10]&amp;[.C10]&amp;&quot; &quot;&amp;[.D10]&amp;&quot; &quot;&amp;[.E10]&amp;&quot; &quot;&amp;[.F10]&amp;&quot; &quot;&amp;[.G10]&amp;&quot; &quot;&amp;[.H10]&amp;&quot; &quot;&amp;[.I10]" office:value-type="string" office:string-value="8:{ id:'class', on:'1', TargetClass:'geany_class', fg:'#000000', bg:'#DAF2F2', isBold:false, isItalic:false }," calcext:value-type="string">
            <text:p>8:{ id:'class', on:'1', TargetClass:'geany_class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&quot;&amp;[Init.A11]&amp;&quot;',&quot;" office:value-type="string" office:string-value="{ id:'comment'," calcext:value-type="string">
            <text:p>{ id:'commen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1]&amp;&quot;',&quot;" office:value-type="string" office:string-value="TargetClass:'geany_comment'," calcext:value-type="string">
            <text:p>TargetClass:'geany_comment',</text:p>
          </table:table-cell>
          <table:table-cell table:formula="of:=&quot;fg:'&quot;&amp;[Init.C11]&amp;&quot;',&quot;" office:value-type="string" office:string-value="fg:'#007080'," calcext:value-type="string">
            <text:p>fg:'#007080',</text:p>
          </table:table-cell>
          <table:table-cell table:formula="of:=&quot;bg:'&quot;&amp;[Init.D11]&amp;&quot;',&quot;" office:value-type="string" office:string-value="bg:'#CEE5E5'," calcext:value-type="string">
            <text:p>bg:'#CEE5E5',</text:p>
          </table:table-cell>
          <table:table-cell table:formula="of:=&quot;isBold:&quot;&amp;[Init.F11]&amp;&quot;,&quot;" office:value-type="string" office:string-value="isBold:false," calcext:value-type="string">
            <text:p>isBold:false,</text:p>
          </table:table-cell>
          <table:table-cell table:formula="of:=&quot;isItalic:&quot;&amp;[Init.I11]&amp;&quot; },&quot;" office:value-type="string" office:string-value="isItalic:true }," calcext:value-type="string">
            <text:p>isItalic:true },</text:p>
          </table:table-cell>
          <table:table-cell/>
          <table:table-cell table:formula="of:=[.B11]&amp;[.C11]&amp;&quot; &quot;&amp;[.D11]&amp;&quot; &quot;&amp;[.E11]&amp;&quot; &quot;&amp;[.F11]&amp;&quot; &quot;&amp;[.G11]&amp;&quot; &quot;&amp;[.H11]&amp;&quot; &quot;&amp;[.I11]" office:value-type="string" office:string-value="9:{ id:'comment', on:'0', TargetClass:'geany_comment', fg:'#007080', bg:'#CEE5E5', isBold:false, isItalic:true }," calcext:value-type="string">
            <text:p>9:{ id:'comment', on:'0', TargetClass:'geany_comment', fg:'#007080', bg:'#CEE5E5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&quot;&amp;[Init.A12]&amp;&quot;',&quot;" office:value-type="string" office:string-value="{ id:'comment_doc'," calcext:value-type="string">
            <text:p>{ id:'comment_doc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2]&amp;&quot;',&quot;" office:value-type="string" office:string-value="TargetClass:'geany_comment_doc'," calcext:value-type="string">
            <text:p>TargetClass:'geany_comment_doc',</text:p>
          </table:table-cell>
          <table:table-cell table:formula="of:=&quot;fg:'&quot;&amp;[Init.C12]&amp;&quot;',&quot;" office:value-type="string" office:string-value="fg:'#000000'," calcext:value-type="string">
            <text:p>fg:'#000000',</text:p>
          </table:table-cell>
          <table:table-cell table:formula="of:=&quot;bg:'&quot;&amp;[Init.D12]&amp;&quot;',&quot;" office:value-type="string" office:string-value="bg:'#000000'," calcext:value-type="string">
            <text:p>bg:'#000000',</text:p>
          </table:table-cell>
          <table:table-cell table:formula="of:=&quot;isBold:&quot;&amp;[Init.F12]&amp;&quot;,&quot;" office:value-type="string" office:string-value="isBold:false," calcext:value-type="string">
            <text:p>isBold:false,</text:p>
          </table:table-cell>
          <table:table-cell table:formula="of:=&quot;isItalic:&quot;&amp;[Init.I12]&amp;&quot; },&quot;" office:value-type="string" office:string-value="isItalic:false }," calcext:value-type="string">
            <text:p>isItalic:false },</text:p>
          </table:table-cell>
          <table:table-cell/>
          <table:table-cell table:formula="of:=[.B12]&amp;[.C12]&amp;&quot; &quot;&amp;[.D12]&amp;&quot; &quot;&amp;[.E12]&amp;&quot; &quot;&amp;[.F12]&amp;&quot; &quot;&amp;[.G12]&amp;&quot; &quot;&amp;[.H12]&amp;&quot; &quot;&amp;[.I12]" office:value-type="string" office:string-value="10:{ id:'comment_doc', on:'0', TargetClass:'geany_comment_doc', fg:'#000000', bg:'#000000', isBold:false, isItalic:false }," calcext:value-type="string">
            <text:p>10:{ id:'comment_doc', on:'0', TargetClass:'geany_comment_doc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&quot;&amp;[Init.A13]&amp;&quot;',&quot;" office:value-type="string" office:string-value="{ id:'comment_doc_keyword'," calcext:value-type="string">
            <text:p>{ id:'comment_doc_keywor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3]&amp;&quot;',&quot;" office:value-type="string" office:string-value="TargetClass:'geany_comment_doc_keyword'," calcext:value-type="string">
            <text:p>TargetClass:'geany_comment_doc_keyword',</text:p>
          </table:table-cell>
          <table:table-cell table:formula="of:=&quot;fg:'&quot;&amp;[Init.C13]&amp;&quot;',&quot;" office:value-type="string" office:string-value="fg:'#000000'," calcext:value-type="string">
            <text:p>fg:'#000000',</text:p>
          </table:table-cell>
          <table:table-cell table:formula="of:=&quot;bg:'&quot;&amp;[Init.D13]&amp;&quot;',&quot;" office:value-type="string" office:string-value="bg:'#000000'," calcext:value-type="string">
            <text:p>bg:'#000000',</text:p>
          </table:table-cell>
          <table:table-cell table:formula="of:=&quot;isBold:&quot;&amp;[Init.F13]&amp;&quot;,&quot;" office:value-type="string" office:string-value="isBold:false," calcext:value-type="string">
            <text:p>isBold:false,</text:p>
          </table:table-cell>
          <table:table-cell table:formula="of:=&quot;isItalic:&quot;&amp;[Init.I13]&amp;&quot; },&quot;" office:value-type="string" office:string-value="isItalic:false }," calcext:value-type="string">
            <text:p>isItalic:false },</text:p>
          </table:table-cell>
          <table:table-cell/>
          <table:table-cell table:formula="of:=[.B13]&amp;[.C13]&amp;&quot; &quot;&amp;[.D13]&amp;&quot; &quot;&amp;[.E13]&amp;&quot; &quot;&amp;[.F13]&amp;&quot; &quot;&amp;[.G13]&amp;&quot; &quot;&amp;[.H13]&amp;&quot; &quot;&amp;[.I13]" office:value-type="string" office:string-value="11:{ id:'comment_doc_keyword', on:'0', TargetClass:'geany_comment_doc_keyword', fg:'#000000', bg:'#000000', isBold:false, isItalic:false }," calcext:value-type="string">
            <text:p>11:{ id:'comment_doc_keyword', on:'0', TargetClass:'geany_comment_doc_keywor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&quot;&amp;[Init.A14]&amp;&quot;',&quot;" office:value-type="string" office:string-value="{ id:'comment_doc_keyword_error'," calcext:value-type="string">
            <text:p>{ id:'comment_doc_keyword_err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4]&amp;&quot;',&quot;" office:value-type="string" office:string-value="TargetClass:'geany_comment_doc_keyword_error'," calcext:value-type="string">
            <text:p>TargetClass:'geany_comment_doc_keyword_error',</text:p>
          </table:table-cell>
          <table:table-cell table:formula="of:=&quot;fg:'&quot;&amp;[Init.C14]&amp;&quot;',&quot;" office:value-type="string" office:string-value="fg:'#000000'," calcext:value-type="string">
            <text:p>fg:'#000000',</text:p>
          </table:table-cell>
          <table:table-cell table:formula="of:=&quot;bg:'&quot;&amp;[Init.D14]&amp;&quot;',&quot;" office:value-type="string" office:string-value="bg:'#000000'," calcext:value-type="string">
            <text:p>bg:'#000000',</text:p>
          </table:table-cell>
          <table:table-cell table:formula="of:=&quot;isBold:&quot;&amp;[Init.F14]&amp;&quot;,&quot;" office:value-type="string" office:string-value="isBold:false," calcext:value-type="string">
            <text:p>isBold:false,</text:p>
          </table:table-cell>
          <table:table-cell table:formula="of:=&quot;isItalic:&quot;&amp;[Init.I14]&amp;&quot; },&quot;" office:value-type="string" office:string-value="isItalic:false }," calcext:value-type="string">
            <text:p>isItalic:false },</text:p>
          </table:table-cell>
          <table:table-cell/>
          <table:table-cell table:formula="of:=[.B14]&amp;[.C14]&amp;&quot; &quot;&amp;[.D14]&amp;&quot; &quot;&amp;[.E14]&amp;&quot; &quot;&amp;[.F14]&amp;&quot; &quot;&amp;[.G14]&amp;&quot; &quot;&amp;[.H14]&amp;&quot; &quot;&amp;[.I14]" office:value-type="string" office:string-value="12:{ id:'comment_doc_keyword_error', on:'1', TargetClass:'geany_comment_doc_keyword_error', fg:'#000000', bg:'#000000', isBold:false, isItalic:false }," calcext:value-type="string">
            <text:p>12:{ id:'comment_doc_keyword_error', on:'1', TargetClass:'geany_comment_doc_keyword_erro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&quot;&amp;[Init.A15]&amp;&quot;',&quot;" office:value-type="string" office:string-value="{ id:'comment_line'," calcext:value-type="string">
            <text:p>{ id:'comm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5]&amp;&quot;',&quot;" office:value-type="string" office:string-value="TargetClass:'geany_comment_line'," calcext:value-type="string">
            <text:p>TargetClass:'geany_comment_line',</text:p>
          </table:table-cell>
          <table:table-cell table:formula="of:=&quot;fg:'&quot;&amp;[Init.C15]&amp;&quot;',&quot;" office:value-type="string" office:string-value="fg:'#007080'," calcext:value-type="string">
            <text:p>fg:'#007080',</text:p>
          </table:table-cell>
          <table:table-cell table:formula="of:=&quot;bg:'&quot;&amp;[Init.D15]&amp;&quot;',&quot;" office:value-type="string" office:string-value="bg:'#CEE5E5'," calcext:value-type="string">
            <text:p>bg:'#CEE5E5',</text:p>
          </table:table-cell>
          <table:table-cell table:formula="of:=&quot;isBold:&quot;&amp;[Init.F15]&amp;&quot;,&quot;" office:value-type="string" office:string-value="isBold:false," calcext:value-type="string">
            <text:p>isBold:false,</text:p>
          </table:table-cell>
          <table:table-cell table:formula="of:=&quot;isItalic:&quot;&amp;[Init.I15]&amp;&quot; },&quot;" office:value-type="string" office:string-value="isItalic:true }," calcext:value-type="string">
            <text:p>isItalic:true },</text:p>
          </table:table-cell>
          <table:table-cell/>
          <table:table-cell table:formula="of:=[.B15]&amp;[.C15]&amp;&quot; &quot;&amp;[.D15]&amp;&quot; &quot;&amp;[.E15]&amp;&quot; &quot;&amp;[.F15]&amp;&quot; &quot;&amp;[.G15]&amp;&quot; &quot;&amp;[.H15]&amp;&quot; &quot;&amp;[.I15]" office:value-type="string" office:string-value="13:{ id:'comment_line', on:'0', TargetClass:'geany_comment_line', fg:'#007080', bg:'#CEE5E5', isBold:false, isItalic:true }," calcext:value-type="string">
            <text:p>13:{ id:'comment_line', on:'0', TargetClass:'geany_comment_line', fg:'#007080', bg:'#CEE5E5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&quot;&amp;[Init.A16]&amp;&quot;',&quot;" office:value-type="string" office:string-value="{ id:'comment_line_doc'," calcext:value-type="string">
            <text:p>{ id:'comment_lin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6]&amp;&quot;',&quot;" office:value-type="string" office:string-value="TargetClass:'geany_comment_line_doc'," calcext:value-type="string">
            <text:p>TargetClass:'geany_comment_line_doc',</text:p>
          </table:table-cell>
          <table:table-cell table:formula="of:=&quot;fg:'&quot;&amp;[Init.C16]&amp;&quot;',&quot;" office:value-type="string" office:string-value="fg:'#000000'," calcext:value-type="string">
            <text:p>fg:'#000000',</text:p>
          </table:table-cell>
          <table:table-cell table:formula="of:=&quot;bg:'&quot;&amp;[Init.D16]&amp;&quot;',&quot;" office:value-type="string" office:string-value="bg:'#000000'," calcext:value-type="string">
            <text:p>bg:'#000000',</text:p>
          </table:table-cell>
          <table:table-cell table:formula="of:=&quot;isBold:&quot;&amp;[Init.F16]&amp;&quot;,&quot;" office:value-type="string" office:string-value="isBold:false," calcext:value-type="string">
            <text:p>isBold:false,</text:p>
          </table:table-cell>
          <table:table-cell table:formula="of:=&quot;isItalic:&quot;&amp;[Init.I16]&amp;&quot; },&quot;" office:value-type="string" office:string-value="isItalic:false }," calcext:value-type="string">
            <text:p>isItalic:false },</text:p>
          </table:table-cell>
          <table:table-cell/>
          <table:table-cell table:formula="of:=[.B16]&amp;[.C16]&amp;&quot; &quot;&amp;[.D16]&amp;&quot; &quot;&amp;[.E16]&amp;&quot; &quot;&amp;[.F16]&amp;&quot; &quot;&amp;[.G16]&amp;&quot; &quot;&amp;[.H16]&amp;&quot; &quot;&amp;[.I16]" office:value-type="string" office:string-value="14:{ id:'comment_line_doc', on:'1', TargetClass:'geany_comment_line_doc', fg:'#000000', bg:'#000000', isBold:false, isItalic:false }," calcext:value-type="string">
            <text:p>14:{ id:'comment_line_doc', on:'1', TargetClass:'geany_comment_line_doc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&quot;&amp;[Init.A17]&amp;&quot;',&quot;" office:value-type="string" office:string-value="{ id:'current_line'," calcext:value-type="string">
            <text:p>{ id:'curr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7]&amp;&quot;',&quot;" office:value-type="string" office:string-value="TargetClass:'geany_current_line'," calcext:value-type="string">
            <text:p>TargetClass:'geany_current_line',</text:p>
          </table:table-cell>
          <table:table-cell table:formula="of:=&quot;fg:'&quot;&amp;[Init.C17]&amp;&quot;',&quot;" office:value-type="string" office:string-value="fg:'#000000'," calcext:value-type="string">
            <text:p>fg:'#000000',</text:p>
          </table:table-cell>
          <table:table-cell table:formula="of:=&quot;bg:'&quot;&amp;[Init.D17]&amp;&quot;',&quot;" office:value-type="string" office:string-value="bg:'#DAF2F2'," calcext:value-type="string">
            <text:p>bg:'#DAF2F2',</text:p>
          </table:table-cell>
          <table:table-cell table:formula="of:=&quot;isBold:&quot;&amp;[Init.F17]&amp;&quot;,&quot;" office:value-type="string" office:string-value="isBold:false," calcext:value-type="string">
            <text:p>isBold:false,</text:p>
          </table:table-cell>
          <table:table-cell table:formula="of:=&quot;isItalic:&quot;&amp;[Init.I17]&amp;&quot; },&quot;" office:value-type="string" office:string-value="isItalic:false }," calcext:value-type="string">
            <text:p>isItalic:false },</text:p>
          </table:table-cell>
          <table:table-cell/>
          <table:table-cell table:formula="of:=[.B17]&amp;[.C17]&amp;&quot; &quot;&amp;[.D17]&amp;&quot; &quot;&amp;[.E17]&amp;&quot; &quot;&amp;[.F17]&amp;&quot; &quot;&amp;[.G17]&amp;&quot; &quot;&amp;[.H17]&amp;&quot; &quot;&amp;[.I17]" office:value-type="string" office:string-value="15:{ id:'current_line', on:'0', TargetClass:'geany_current_line', fg:'#000000', bg:'#DAF2F2', isBold:false, isItalic:false }," calcext:value-type="string">
            <text:p>15:{ id:'current_line', on:'0', TargetClass:'geany_current_line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&quot;&amp;[Init.A18]&amp;&quot;',&quot;" office:value-type="string" office:string-value="{ id:'decorator'," calcext:value-type="string">
            <text:p>{ id:'deco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8]&amp;&quot;',&quot;" office:value-type="string" office:string-value="TargetClass:'geany_decorator'," calcext:value-type="string">
            <text:p>TargetClass:'geany_decorator',</text:p>
          </table:table-cell>
          <table:table-cell table:formula="of:=&quot;fg:'&quot;&amp;[Init.C18]&amp;&quot;',&quot;" office:value-type="string" office:string-value="fg:'#000000'," calcext:value-type="string">
            <text:p>fg:'#000000',</text:p>
          </table:table-cell>
          <table:table-cell table:formula="of:=&quot;bg:'&quot;&amp;[Init.D18]&amp;&quot;',&quot;" office:value-type="string" office:string-value="bg:'#000000'," calcext:value-type="string">
            <text:p>bg:'#000000',</text:p>
          </table:table-cell>
          <table:table-cell table:formula="of:=&quot;isBold:&quot;&amp;[Init.F18]&amp;&quot;,&quot;" office:value-type="string" office:string-value="isBold:false," calcext:value-type="string">
            <text:p>isBold:false,</text:p>
          </table:table-cell>
          <table:table-cell table:formula="of:=&quot;isItalic:&quot;&amp;[Init.I18]&amp;&quot; },&quot;" office:value-type="string" office:string-value="isItalic:false }," calcext:value-type="string">
            <text:p>isItalic:false },</text:p>
          </table:table-cell>
          <table:table-cell/>
          <table:table-cell table:formula="of:=[.B18]&amp;[.C18]&amp;&quot; &quot;&amp;[.D18]&amp;&quot; &quot;&amp;[.E18]&amp;&quot; &quot;&amp;[.F18]&amp;&quot; &quot;&amp;[.G18]&amp;&quot; &quot;&amp;[.H18]&amp;&quot; &quot;&amp;[.I18]" office:value-type="string" office:string-value="16:{ id:'decorator', on:'1', TargetClass:'geany_decorator', fg:'#000000', bg:'#000000', isBold:false, isItalic:false }," calcext:value-type="string">
            <text:p>16:{ id:'decorator', on:'1', TargetClass:'geany_decorato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&quot;&amp;[Init.A19]&amp;&quot;',&quot;" office:value-type="string" office:string-value="{ id:'default'," calcext:value-type="string">
            <text:p>{ id:'defaul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9]&amp;&quot;',&quot;" office:value-type="string" office:string-value="TargetClass:'geany_default'," calcext:value-type="string">
            <text:p>TargetClass:'geany_default',</text:p>
          </table:table-cell>
          <table:table-cell table:formula="of:=&quot;fg:'&quot;&amp;[Init.C19]&amp;&quot;',&quot;" office:value-type="string" office:string-value="fg:'#000000'," calcext:value-type="string">
            <text:p>fg:'#000000',</text:p>
          </table:table-cell>
          <table:table-cell table:formula="of:=&quot;bg:'&quot;&amp;[Init.D19]&amp;&quot;',&quot;" office:value-type="string" office:string-value="bg:'#DAF2F2'," calcext:value-type="string">
            <text:p>bg:'#DAF2F2',</text:p>
          </table:table-cell>
          <table:table-cell table:formula="of:=&quot;isBold:&quot;&amp;[Init.F19]&amp;&quot;,&quot;" office:value-type="string" office:string-value="isBold:false," calcext:value-type="string">
            <text:p>isBold:false,</text:p>
          </table:table-cell>
          <table:table-cell table:formula="of:=&quot;isItalic:&quot;&amp;[Init.I19]&amp;&quot; },&quot;" office:value-type="string" office:string-value="isItalic:false }," calcext:value-type="string">
            <text:p>isItalic:false },</text:p>
          </table:table-cell>
          <table:table-cell/>
          <table:table-cell table:formula="of:=[.B19]&amp;[.C19]&amp;&quot; &quot;&amp;[.D19]&amp;&quot; &quot;&amp;[.E19]&amp;&quot; &quot;&amp;[.F19]&amp;&quot; &quot;&amp;[.G19]&amp;&quot; &quot;&amp;[.H19]&amp;&quot; &quot;&amp;[.I19]" office:value-type="string" office:string-value="17:{ id:'default', on:'0', TargetClass:'geany_default', fg:'#000000', bg:'#DAF2F2', isBold:false, isItalic:false }," calcext:value-type="string">
            <text:p>17:{ id:'default', on:'0', TargetClass:'geany_default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&quot;&amp;[Init.A20]&amp;&quot;',&quot;" office:value-type="string" office:string-value="{ id:'fold_symbol_highlight'," calcext:value-type="string">
            <text:p>{ id:'fold_symbol_highligh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0]&amp;&quot;',&quot;" office:value-type="string" office:string-value="TargetClass:'geany_fold_symbol_highlight'," calcext:value-type="string">
            <text:p>TargetClass:'geany_fold_symbol_highlight',</text:p>
          </table:table-cell>
          <table:table-cell table:formula="of:=&quot;fg:'&quot;&amp;[Init.C20]&amp;&quot;',&quot;" office:value-type="string" office:string-value="fg:'#011597'," calcext:value-type="string">
            <text:p>fg:'#011597',</text:p>
          </table:table-cell>
          <table:table-cell table:formula="of:=&quot;bg:'&quot;&amp;[Init.D20]&amp;&quot;',&quot;" office:value-type="string" office:string-value="bg:'#B7CCCC'," calcext:value-type="string">
            <text:p>bg:'#B7CCCC',</text:p>
          </table:table-cell>
          <table:table-cell table:formula="of:=&quot;isBold:&quot;&amp;[Init.F20]&amp;&quot;,&quot;" office:value-type="string" office:string-value="isBold:false," calcext:value-type="string">
            <text:p>isBold:false,</text:p>
          </table:table-cell>
          <table:table-cell table:formula="of:=&quot;isItalic:&quot;&amp;[Init.I20]&amp;&quot; },&quot;" office:value-type="string" office:string-value="isItalic:false }," calcext:value-type="string">
            <text:p>isItalic:false },</text:p>
          </table:table-cell>
          <table:table-cell/>
          <table:table-cell table:formula="of:=[.B20]&amp;[.C20]&amp;&quot; &quot;&amp;[.D20]&amp;&quot; &quot;&amp;[.E20]&amp;&quot; &quot;&amp;[.F20]&amp;&quot; &quot;&amp;[.G20]&amp;&quot; &quot;&amp;[.H20]&amp;&quot; &quot;&amp;[.I20]" office:value-type="string" office:string-value="18:{ id:'fold_symbol_highlight', on:'0', TargetClass:'geany_fold_symbol_highlight', fg:'#011597', bg:'#B7CCCC', isBold:false, isItalic:false }," calcext:value-type="string">
            <text:p>18:{ id:'fold_symbol_highlight', on:'0', TargetClass:'geany_fold_symbol_highlight', fg:'#011597', bg:'#B7CCCC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&quot;&amp;[Init.A21]&amp;&quot;',&quot;" office:value-type="string" office:string-value="{ id:'function'," calcext:value-type="string">
            <text:p>{ id:'fun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1]&amp;&quot;',&quot;" office:value-type="string" office:string-value="TargetClass:'geany_function'," calcext:value-type="string">
            <text:p>TargetClass:'geany_function',</text:p>
          </table:table-cell>
          <table:table-cell table:formula="of:=&quot;fg:'&quot;&amp;[Init.C21]&amp;&quot;',&quot;" office:value-type="string" office:string-value="fg:'#000000'," calcext:value-type="string">
            <text:p>fg:'#000000',</text:p>
          </table:table-cell>
          <table:table-cell table:formula="of:=&quot;bg:'&quot;&amp;[Init.D21]&amp;&quot;',&quot;" office:value-type="string" office:string-value="bg:'#000000'," calcext:value-type="string">
            <text:p>bg:'#000000',</text:p>
          </table:table-cell>
          <table:table-cell table:formula="of:=&quot;isBold:&quot;&amp;[Init.F21]&amp;&quot;,&quot;" office:value-type="string" office:string-value="isBold:false," calcext:value-type="string">
            <text:p>isBold:false,</text:p>
          </table:table-cell>
          <table:table-cell table:formula="of:=&quot;isItalic:&quot;&amp;[Init.I21]&amp;&quot; },&quot;" office:value-type="string" office:string-value="isItalic:false }," calcext:value-type="string">
            <text:p>isItalic:false },</text:p>
          </table:table-cell>
          <table:table-cell/>
          <table:table-cell table:formula="of:=[.B21]&amp;[.C21]&amp;&quot; &quot;&amp;[.D21]&amp;&quot; &quot;&amp;[.E21]&amp;&quot; &quot;&amp;[.F21]&amp;&quot; &quot;&amp;[.G21]&amp;&quot; &quot;&amp;[.H21]&amp;&quot; &quot;&amp;[.I21]" office:value-type="string" office:string-value="19:{ id:'function', on:'0', TargetClass:'geany_function', fg:'#000000', bg:'#000000', isBold:false, isItalic:false }," calcext:value-type="string">
            <text:p>19:{ id:'function', on:'0', TargetClass:'geany_function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&quot;&amp;[Init.A22]&amp;&quot;',&quot;" office:value-type="string" office:string-value="{ id:'here_doc'," calcext:value-type="string">
            <text:p>{ id:'her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2]&amp;&quot;',&quot;" office:value-type="string" office:string-value="TargetClass:'geany_here_doc'," calcext:value-type="string">
            <text:p>TargetClass:'geany_here_doc',</text:p>
          </table:table-cell>
          <table:table-cell table:formula="of:=&quot;fg:'&quot;&amp;[Init.C22]&amp;&quot;',&quot;" office:value-type="string" office:string-value="fg:'#000000'," calcext:value-type="string">
            <text:p>fg:'#000000',</text:p>
          </table:table-cell>
          <table:table-cell table:formula="of:=&quot;bg:'&quot;&amp;[Init.D22]&amp;&quot;',&quot;" office:value-type="string" office:string-value="bg:'#000000'," calcext:value-type="string">
            <text:p>bg:'#000000',</text:p>
          </table:table-cell>
          <table:table-cell table:formula="of:=&quot;isBold:&quot;&amp;[Init.F22]&amp;&quot;,&quot;" office:value-type="string" office:string-value="isBold:false," calcext:value-type="string">
            <text:p>isBold:false,</text:p>
          </table:table-cell>
          <table:table-cell table:formula="of:=&quot;isItalic:&quot;&amp;[Init.I22]&amp;&quot; },&quot;" office:value-type="string" office:string-value="isItalic:false }," calcext:value-type="string">
            <text:p>isItalic:false },</text:p>
          </table:table-cell>
          <table:table-cell/>
          <table:table-cell table:formula="of:=[.B22]&amp;[.C22]&amp;&quot; &quot;&amp;[.D22]&amp;&quot; &quot;&amp;[.E22]&amp;&quot; &quot;&amp;[.F22]&amp;&quot; &quot;&amp;[.G22]&amp;&quot; &quot;&amp;[.H22]&amp;&quot; &quot;&amp;[.I22]" office:value-type="string" office:string-value="20:{ id:'here_doc', on:'1', TargetClass:'geany_here_doc', fg:'#000000', bg:'#000000', isBold:false, isItalic:false }," calcext:value-type="string">
            <text:p>20:{ id:'here_doc', on:'1', TargetClass:'geany_here_doc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&quot;&amp;[Init.A23]&amp;&quot;',&quot;" office:value-type="string" office:string-value="{ id:'identifier'," calcext:value-type="string">
            <text:p>{ id:'identifi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3]&amp;&quot;',&quot;" office:value-type="string" office:string-value="TargetClass:'geany_identifier'," calcext:value-type="string">
            <text:p>TargetClass:'geany_identifier',</text:p>
          </table:table-cell>
          <table:table-cell table:formula="of:=&quot;fg:'&quot;&amp;[Init.C23]&amp;&quot;',&quot;" office:value-type="string" office:string-value="fg:'#6F5F7F'," calcext:value-type="string">
            <text:p>fg:'#6F5F7F',</text:p>
          </table:table-cell>
          <table:table-cell table:formula="of:=&quot;bg:'&quot;&amp;[Init.D23]&amp;&quot;',&quot;" office:value-type="string" office:string-value="bg:'#DAF2F2'," calcext:value-type="string">
            <text:p>bg:'#DAF2F2',</text:p>
          </table:table-cell>
          <table:table-cell table:formula="of:=&quot;isBold:&quot;&amp;[Init.F23]&amp;&quot;,&quot;" office:value-type="string" office:string-value="isBold:false," calcext:value-type="string">
            <text:p>isBold:false,</text:p>
          </table:table-cell>
          <table:table-cell table:formula="of:=&quot;isItalic:&quot;&amp;[Init.I23]&amp;&quot; },&quot;" office:value-type="string" office:string-value="isItalic:false }," calcext:value-type="string">
            <text:p>isItalic:false },</text:p>
          </table:table-cell>
          <table:table-cell/>
          <table:table-cell table:formula="of:=[.B23]&amp;[.C23]&amp;&quot; &quot;&amp;[.D23]&amp;&quot; &quot;&amp;[.E23]&amp;&quot; &quot;&amp;[.F23]&amp;&quot; &quot;&amp;[.G23]&amp;&quot; &quot;&amp;[.H23]&amp;&quot; &quot;&amp;[.I23]" office:value-type="string" office:string-value="21:{ id:'identifier', on:'1', TargetClass:'geany_identifier', fg:'#6F5F7F', bg:'#DAF2F2', isBold:false, isItalic:false }," calcext:value-type="string">
            <text:p>21:{ id:'identifier', on:'1', TargetClass:'geany_identifier', fg:'#6F5F7F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&quot;&amp;[Init.A24]&amp;&quot;',&quot;" office:value-type="string" office:string-value="{ id:'identifier_1'," calcext:value-type="string">
            <text:p>{ id:'identifier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4]&amp;&quot;',&quot;" office:value-type="string" office:string-value="TargetClass:'geany_identifier_1'," calcext:value-type="string">
            <text:p>TargetClass:'geany_identifier_1',</text:p>
          </table:table-cell>
          <table:table-cell table:formula="of:=&quot;fg:'&quot;&amp;[Init.C24]&amp;&quot;',&quot;" office:value-type="string" office:string-value="fg:'#FF7E7E'," calcext:value-type="string">
            <text:p>fg:'#FF7E7E',</text:p>
          </table:table-cell>
          <table:table-cell table:formula="of:=&quot;bg:'&quot;&amp;[Init.D24]&amp;&quot;',&quot;" office:value-type="string" office:string-value="bg:'#DAF2F2'," calcext:value-type="string">
            <text:p>bg:'#DAF2F2',</text:p>
          </table:table-cell>
          <table:table-cell table:formula="of:=&quot;isBold:&quot;&amp;[Init.F24]&amp;&quot;,&quot;" office:value-type="string" office:string-value="isBold:false," calcext:value-type="string">
            <text:p>isBold:false,</text:p>
          </table:table-cell>
          <table:table-cell table:formula="of:=&quot;isItalic:&quot;&amp;[Init.I24]&amp;&quot; },&quot;" office:value-type="string" office:string-value="isItalic:true }," calcext:value-type="string">
            <text:p>isItalic:true },</text:p>
          </table:table-cell>
          <table:table-cell/>
          <table:table-cell table:formula="of:=[.B24]&amp;[.C24]&amp;&quot; &quot;&amp;[.D24]&amp;&quot; &quot;&amp;[.E24]&amp;&quot; &quot;&amp;[.F24]&amp;&quot; &quot;&amp;[.G24]&amp;&quot; &quot;&amp;[.H24]&amp;&quot; &quot;&amp;[.I24]" office:value-type="string" office:string-value="22:{ id:'identifier_1', on:'0', TargetClass:'geany_identifier_1', fg:'#FF7E7E', bg:'#DAF2F2', isBold:false, isItalic:true }," calcext:value-type="string">
            <text:p>22:{ id:'identifier_1', on:'0', TargetClass:'geany_identifier_1', fg:'#FF7E7E', bg:'#DAF2F2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&quot;&amp;[Init.A25]&amp;&quot;',&quot;" office:value-type="string" office:string-value="{ id:'identifier_2'," calcext:value-type="string">
            <text:p>{ id:'identifi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5]&amp;&quot;',&quot;" office:value-type="string" office:string-value="TargetClass:'geany_identifier_2'," calcext:value-type="string">
            <text:p>TargetClass:'geany_identifier_2',</text:p>
          </table:table-cell>
          <table:table-cell table:formula="of:=&quot;fg:'&quot;&amp;[Init.C25]&amp;&quot;',&quot;" office:value-type="string" office:string-value="fg:'#000000'," calcext:value-type="string">
            <text:p>fg:'#000000',</text:p>
          </table:table-cell>
          <table:table-cell table:formula="of:=&quot;bg:'&quot;&amp;[Init.D25]&amp;&quot;',&quot;" office:value-type="string" office:string-value="bg:'#000000'," calcext:value-type="string">
            <text:p>bg:'#000000',</text:p>
          </table:table-cell>
          <table:table-cell table:formula="of:=&quot;isBold:&quot;&amp;[Init.F25]&amp;&quot;,&quot;" office:value-type="string" office:string-value="isBold:false," calcext:value-type="string">
            <text:p>isBold:false,</text:p>
          </table:table-cell>
          <table:table-cell table:formula="of:=&quot;isItalic:&quot;&amp;[Init.I25]&amp;&quot; },&quot;" office:value-type="string" office:string-value="isItalic:false }," calcext:value-type="string">
            <text:p>isItalic:false },</text:p>
          </table:table-cell>
          <table:table-cell/>
          <table:table-cell table:formula="of:=[.B25]&amp;[.C25]&amp;&quot; &quot;&amp;[.D25]&amp;&quot; &quot;&amp;[.E25]&amp;&quot; &quot;&amp;[.F25]&amp;&quot; &quot;&amp;[.G25]&amp;&quot; &quot;&amp;[.H25]&amp;&quot; &quot;&amp;[.I25]" office:value-type="string" office:string-value="23:{ id:'identifier_2', on:'0', TargetClass:'geany_identifier_2', fg:'#000000', bg:'#000000', isBold:false, isItalic:false }," calcext:value-type="string">
            <text:p>23:{ id:'identifier_2', on:'0', TargetClass:'geany_identifier_2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&quot;&amp;[Init.A26]&amp;&quot;',&quot;" office:value-type="string" office:string-value="{ id:'identifier_3'," calcext:value-type="string">
            <text:p>{ id:'identifier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6]&amp;&quot;',&quot;" office:value-type="string" office:string-value="TargetClass:'geany_identifier_3'," calcext:value-type="string">
            <text:p>TargetClass:'geany_identifier_3',</text:p>
          </table:table-cell>
          <table:table-cell table:formula="of:=&quot;fg:'&quot;&amp;[Init.C26]&amp;&quot;',&quot;" office:value-type="string" office:string-value="fg:'#000000'," calcext:value-type="string">
            <text:p>fg:'#000000',</text:p>
          </table:table-cell>
          <table:table-cell table:formula="of:=&quot;bg:'&quot;&amp;[Init.D26]&amp;&quot;',&quot;" office:value-type="string" office:string-value="bg:'#000000'," calcext:value-type="string">
            <text:p>bg:'#000000',</text:p>
          </table:table-cell>
          <table:table-cell table:formula="of:=&quot;isBold:&quot;&amp;[Init.F26]&amp;&quot;,&quot;" office:value-type="string" office:string-value="isBold:false," calcext:value-type="string">
            <text:p>isBold:false,</text:p>
          </table:table-cell>
          <table:table-cell table:formula="of:=&quot;isItalic:&quot;&amp;[Init.I26]&amp;&quot; },&quot;" office:value-type="string" office:string-value="isItalic:false }," calcext:value-type="string">
            <text:p>isItalic:false },</text:p>
          </table:table-cell>
          <table:table-cell/>
          <table:table-cell table:formula="of:=[.B26]&amp;[.C26]&amp;&quot; &quot;&amp;[.D26]&amp;&quot; &quot;&amp;[.E26]&amp;&quot; &quot;&amp;[.F26]&amp;&quot; &quot;&amp;[.G26]&amp;&quot; &quot;&amp;[.H26]&amp;&quot; &quot;&amp;[.I26]" office:value-type="string" office:string-value="24:{ id:'identifier_3', on:'0', TargetClass:'geany_identifier_3', fg:'#000000', bg:'#000000', isBold:false, isItalic:false }," calcext:value-type="string">
            <text:p>24:{ id:'identifier_3', on:'0', TargetClass:'geany_identifier_3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&quot;&amp;[Init.A27]&amp;&quot;',&quot;" office:value-type="string" office:string-value="{ id:'identifier_4'," calcext:value-type="string">
            <text:p>{ id:'identifier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7]&amp;&quot;',&quot;" office:value-type="string" office:string-value="TargetClass:'geany_identifier_4'," calcext:value-type="string">
            <text:p>TargetClass:'geany_identifier_4',</text:p>
          </table:table-cell>
          <table:table-cell table:formula="of:=&quot;fg:'&quot;&amp;[Init.C27]&amp;&quot;',&quot;" office:value-type="string" office:string-value="fg:'#000000'," calcext:value-type="string">
            <text:p>fg:'#000000',</text:p>
          </table:table-cell>
          <table:table-cell table:formula="of:=&quot;bg:'&quot;&amp;[Init.D27]&amp;&quot;',&quot;" office:value-type="string" office:string-value="bg:'#000000'," calcext:value-type="string">
            <text:p>bg:'#000000',</text:p>
          </table:table-cell>
          <table:table-cell table:formula="of:=&quot;isBold:&quot;&amp;[Init.F27]&amp;&quot;,&quot;" office:value-type="string" office:string-value="isBold:false," calcext:value-type="string">
            <text:p>isBold:false,</text:p>
          </table:table-cell>
          <table:table-cell table:formula="of:=&quot;isItalic:&quot;&amp;[Init.I27]&amp;&quot; },&quot;" office:value-type="string" office:string-value="isItalic:false }," calcext:value-type="string">
            <text:p>isItalic:false },</text:p>
          </table:table-cell>
          <table:table-cell/>
          <table:table-cell table:formula="of:=[.B27]&amp;[.C27]&amp;&quot; &quot;&amp;[.D27]&amp;&quot; &quot;&amp;[.E27]&amp;&quot; &quot;&amp;[.F27]&amp;&quot; &quot;&amp;[.G27]&amp;&quot; &quot;&amp;[.H27]&amp;&quot; &quot;&amp;[.I27]" office:value-type="string" office:string-value="25:{ id:'identifier_4', on:'0', TargetClass:'geany_identifier_4', fg:'#000000', bg:'#000000', isBold:false, isItalic:false }," calcext:value-type="string">
            <text:p>25:{ id:'identifier_4', on:'0', TargetClass:'geany_identifier_4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&quot;&amp;[Init.A28]&amp;&quot;',&quot;" office:value-type="string" office:string-value="{ id:'indent_guide'," calcext:value-type="string">
            <text:p>{ id:'indent_guid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8]&amp;&quot;',&quot;" office:value-type="string" office:string-value="TargetClass:'geany_indent_guide'," calcext:value-type="string">
            <text:p>TargetClass:'geany_indent_guide',</text:p>
          </table:table-cell>
          <table:table-cell table:formula="of:=&quot;fg:'&quot;&amp;[Init.C28]&amp;&quot;',&quot;" office:value-type="string" office:string-value="fg:'#000000'," calcext:value-type="string">
            <text:p>fg:'#000000',</text:p>
          </table:table-cell>
          <table:table-cell table:formula="of:=&quot;bg:'&quot;&amp;[Init.D28]&amp;&quot;',&quot;" office:value-type="string" office:string-value="bg:'#000000'," calcext:value-type="string">
            <text:p>bg:'#000000',</text:p>
          </table:table-cell>
          <table:table-cell table:formula="of:=&quot;isBold:&quot;&amp;[Init.F28]&amp;&quot;,&quot;" office:value-type="string" office:string-value="isBold:false," calcext:value-type="string">
            <text:p>isBold:false,</text:p>
          </table:table-cell>
          <table:table-cell table:formula="of:=&quot;isItalic:&quot;&amp;[Init.I28]&amp;&quot; },&quot;" office:value-type="string" office:string-value="isItalic:false }," calcext:value-type="string">
            <text:p>isItalic:false },</text:p>
          </table:table-cell>
          <table:table-cell/>
          <table:table-cell table:formula="of:=[.B28]&amp;[.C28]&amp;&quot; &quot;&amp;[.D28]&amp;&quot; &quot;&amp;[.E28]&amp;&quot; &quot;&amp;[.F28]&amp;&quot; &quot;&amp;[.G28]&amp;&quot; &quot;&amp;[.H28]&amp;&quot; &quot;&amp;[.I28]" office:value-type="string" office:string-value="26:{ id:'indent_guide', on:'1', TargetClass:'geany_indent_guide', fg:'#000000', bg:'#000000', isBold:false, isItalic:false }," calcext:value-type="string">
            <text:p>26:{ id:'indent_guide', on:'1', TargetClass:'geany_indent_guide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&quot;&amp;[Init.A29]&amp;&quot;',&quot;" office:value-type="string" office:string-value="{ id:'keyword'," calcext:value-type="string">
            <text:p>{ id:'keyword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9]&amp;&quot;',&quot;" office:value-type="string" office:string-value="TargetClass:'geany_keyword'," calcext:value-type="string">
            <text:p>TargetClass:'geany_keyword',</text:p>
          </table:table-cell>
          <table:table-cell table:formula="of:=&quot;fg:'&quot;&amp;[Init.C29]&amp;&quot;',&quot;" office:value-type="string" office:string-value="fg:'#000000'," calcext:value-type="string">
            <text:p>fg:'#000000',</text:p>
          </table:table-cell>
          <table:table-cell table:formula="of:=&quot;bg:'&quot;&amp;[Init.D29]&amp;&quot;',&quot;" office:value-type="string" office:string-value="bg:'#000000'," calcext:value-type="string">
            <text:p>bg:'#000000',</text:p>
          </table:table-cell>
          <table:table-cell table:formula="of:=&quot;isBold:&quot;&amp;[Init.F29]&amp;&quot;,&quot;" office:value-type="string" office:string-value="isBold:false," calcext:value-type="string">
            <text:p>isBold:false,</text:p>
          </table:table-cell>
          <table:table-cell table:formula="of:=&quot;isItalic:&quot;&amp;[Init.I29]&amp;&quot; },&quot;" office:value-type="string" office:string-value="isItalic:false }," calcext:value-type="string">
            <text:p>isItalic:false },</text:p>
          </table:table-cell>
          <table:table-cell/>
          <table:table-cell table:formula="of:=[.B29]&amp;[.C29]&amp;&quot; &quot;&amp;[.D29]&amp;&quot; &quot;&amp;[.E29]&amp;&quot; &quot;&amp;[.F29]&amp;&quot; &quot;&amp;[.G29]&amp;&quot; &quot;&amp;[.H29]&amp;&quot; &quot;&amp;[.I29]" office:value-type="string" office:string-value="27:{ id:'keyword', on:'1', TargetClass:'geany_keyword', fg:'#000000', bg:'#000000', isBold:false, isItalic:false }," calcext:value-type="string">
            <text:p>27:{ id:'keyword', on:'1', TargetClass:'geany_keywor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&quot;&amp;[Init.A30]&amp;&quot;',&quot;" office:value-type="string" office:string-value="{ id:'keyword_1'," calcext:value-type="string">
            <text:p>{ id:'keyword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0]&amp;&quot;',&quot;" office:value-type="string" office:string-value="TargetClass:'geany_keyword_1'," calcext:value-type="string">
            <text:p>TargetClass:'geany_keyword_1',</text:p>
          </table:table-cell>
          <table:table-cell table:formula="of:=&quot;fg:'&quot;&amp;[Init.C30]&amp;&quot;',&quot;" office:value-type="string" office:string-value="fg:'#000080'," calcext:value-type="string">
            <text:p>fg:'#000080',</text:p>
          </table:table-cell>
          <table:table-cell table:formula="of:=&quot;bg:'&quot;&amp;[Init.D30]&amp;&quot;',&quot;" office:value-type="string" office:string-value="bg:'#DAF2F2'," calcext:value-type="string">
            <text:p>bg:'#DAF2F2',</text:p>
          </table:table-cell>
          <table:table-cell table:formula="of:=&quot;isBold:&quot;&amp;[Init.F30]&amp;&quot;,&quot;" office:value-type="string" office:string-value="isBold:true," calcext:value-type="string">
            <text:p>isBold:true,</text:p>
          </table:table-cell>
          <table:table-cell table:formula="of:=&quot;isItalic:&quot;&amp;[Init.I30]&amp;&quot; },&quot;" office:value-type="string" office:string-value="isItalic:false }," calcext:value-type="string">
            <text:p>isItalic:false },</text:p>
          </table:table-cell>
          <table:table-cell/>
          <table:table-cell table:formula="of:=[.B30]&amp;[.C30]&amp;&quot; &quot;&amp;[.D30]&amp;&quot; &quot;&amp;[.E30]&amp;&quot; &quot;&amp;[.F30]&amp;&quot; &quot;&amp;[.G30]&amp;&quot; &quot;&amp;[.H30]&amp;&quot; &quot;&amp;[.I30]" office:value-type="string" office:string-value="28:{ id:'keyword_1', on:'0', TargetClass:'geany_keyword_1', fg:'#000080', bg:'#DAF2F2', isBold:true, isItalic:false }," calcext:value-type="string">
            <text:p>28:{ id:'keyword_1', on:'0', TargetClass:'geany_keyword_1', fg:'#000080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&quot;&amp;[Init.A31]&amp;&quot;',&quot;" office:value-type="string" office:string-value="{ id:'keyword_2'," calcext:value-type="string">
            <text:p>{ id:'keyword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1]&amp;&quot;',&quot;" office:value-type="string" office:string-value="TargetClass:'geany_keyword_2'," calcext:value-type="string">
            <text:p>TargetClass:'geany_keyword_2',</text:p>
          </table:table-cell>
          <table:table-cell table:formula="of:=&quot;fg:'&quot;&amp;[Init.C31]&amp;&quot;',&quot;" office:value-type="string" office:string-value="fg:'#7F0055'," calcext:value-type="string">
            <text:p>fg:'#7F0055',</text:p>
          </table:table-cell>
          <table:table-cell table:formula="of:=&quot;bg:'&quot;&amp;[Init.D31]&amp;&quot;',&quot;" office:value-type="string" office:string-value="bg:'#DAF2F2'," calcext:value-type="string">
            <text:p>bg:'#DAF2F2',</text:p>
          </table:table-cell>
          <table:table-cell table:formula="of:=&quot;isBold:&quot;&amp;[Init.F31]&amp;&quot;,&quot;" office:value-type="string" office:string-value="isBold:false," calcext:value-type="string">
            <text:p>isBold:false,</text:p>
          </table:table-cell>
          <table:table-cell table:formula="of:=&quot;isItalic:&quot;&amp;[Init.I31]&amp;&quot; },&quot;" office:value-type="string" office:string-value="isItalic:false }," calcext:value-type="string">
            <text:p>isItalic:false },</text:p>
          </table:table-cell>
          <table:table-cell/>
          <table:table-cell table:formula="of:=[.B31]&amp;[.C31]&amp;&quot; &quot;&amp;[.D31]&amp;&quot; &quot;&amp;[.E31]&amp;&quot; &quot;&amp;[.F31]&amp;&quot; &quot;&amp;[.G31]&amp;&quot; &quot;&amp;[.H31]&amp;&quot; &quot;&amp;[.I31]" office:value-type="string" office:string-value="29:{ id:'keyword_2', on:'0', TargetClass:'geany_keyword_2', fg:'#7F0055', bg:'#DAF2F2', isBold:false, isItalic:false }," calcext:value-type="string">
            <text:p>29:{ id:'keyword_2', on:'0', TargetClass:'geany_keyword_2', fg:'#7F0055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&quot;&amp;[Init.A32]&amp;&quot;',&quot;" office:value-type="string" office:string-value="{ id:'keyword_3'," calcext:value-type="string">
            <text:p>{ id:'keyword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2]&amp;&quot;',&quot;" office:value-type="string" office:string-value="TargetClass:'geany_keyword_3'," calcext:value-type="string">
            <text:p>TargetClass:'geany_keyword_3',</text:p>
          </table:table-cell>
          <table:table-cell table:formula="of:=&quot;fg:'&quot;&amp;[Init.C32]&amp;&quot;',&quot;" office:value-type="string" office:string-value="fg:'#000000'," calcext:value-type="string">
            <text:p>fg:'#000000',</text:p>
          </table:table-cell>
          <table:table-cell table:formula="of:=&quot;bg:'&quot;&amp;[Init.D32]&amp;&quot;',&quot;" office:value-type="string" office:string-value="bg:'#000000'," calcext:value-type="string">
            <text:p>bg:'#000000',</text:p>
          </table:table-cell>
          <table:table-cell table:formula="of:=&quot;isBold:&quot;&amp;[Init.F32]&amp;&quot;,&quot;" office:value-type="string" office:string-value="isBold:false," calcext:value-type="string">
            <text:p>isBold:false,</text:p>
          </table:table-cell>
          <table:table-cell table:formula="of:=&quot;isItalic:&quot;&amp;[Init.I32]&amp;&quot; },&quot;" office:value-type="string" office:string-value="isItalic:false }," calcext:value-type="string">
            <text:p>isItalic:false },</text:p>
          </table:table-cell>
          <table:table-cell/>
          <table:table-cell table:formula="of:=[.B32]&amp;[.C32]&amp;&quot; &quot;&amp;[.D32]&amp;&quot; &quot;&amp;[.E32]&amp;&quot; &quot;&amp;[.F32]&amp;&quot; &quot;&amp;[.G32]&amp;&quot; &quot;&amp;[.H32]&amp;&quot; &quot;&amp;[.I32]" office:value-type="string" office:string-value="30:{ id:'keyword_3', on:'0', TargetClass:'geany_keyword_3', fg:'#000000', bg:'#000000', isBold:false, isItalic:false }," calcext:value-type="string">
            <text:p>30:{ id:'keyword_3', on:'0', TargetClass:'geany_keyword_3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&quot;&amp;[Init.A33]&amp;&quot;',&quot;" office:value-type="string" office:string-value="{ id:'keyword_4'," calcext:value-type="string">
            <text:p>{ id:'keyword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3]&amp;&quot;',&quot;" office:value-type="string" office:string-value="TargetClass:'geany_keyword_4'," calcext:value-type="string">
            <text:p>TargetClass:'geany_keyword_4',</text:p>
          </table:table-cell>
          <table:table-cell table:formula="of:=&quot;fg:'&quot;&amp;[Init.C33]&amp;&quot;',&quot;" office:value-type="string" office:string-value="fg:'#000000'," calcext:value-type="string">
            <text:p>fg:'#000000',</text:p>
          </table:table-cell>
          <table:table-cell table:formula="of:=&quot;bg:'&quot;&amp;[Init.D33]&amp;&quot;',&quot;" office:value-type="string" office:string-value="bg:'#000000'," calcext:value-type="string">
            <text:p>bg:'#000000',</text:p>
          </table:table-cell>
          <table:table-cell table:formula="of:=&quot;isBold:&quot;&amp;[Init.F33]&amp;&quot;,&quot;" office:value-type="string" office:string-value="isBold:false," calcext:value-type="string">
            <text:p>isBold:false,</text:p>
          </table:table-cell>
          <table:table-cell table:formula="of:=&quot;isItalic:&quot;&amp;[Init.I33]&amp;&quot; },&quot;" office:value-type="string" office:string-value="isItalic:false }," calcext:value-type="string">
            <text:p>isItalic:false },</text:p>
          </table:table-cell>
          <table:table-cell/>
          <table:table-cell table:formula="of:=[.B33]&amp;[.C33]&amp;&quot; &quot;&amp;[.D33]&amp;&quot; &quot;&amp;[.E33]&amp;&quot; &quot;&amp;[.F33]&amp;&quot; &quot;&amp;[.G33]&amp;&quot; &quot;&amp;[.H33]&amp;&quot; &quot;&amp;[.I33]" office:value-type="string" office:string-value="31:{ id:'keyword_4', on:'0', TargetClass:'geany_keyword_4', fg:'#000000', bg:'#000000', isBold:false, isItalic:false }," calcext:value-type="string">
            <text:p>31:{ id:'keyword_4', on:'0', TargetClass:'geany_keyword_4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&quot;&amp;[Init.A34]&amp;&quot;',&quot;" office:value-type="string" office:string-value="{ id:'label'," calcext:value-type="string">
            <text:p>{ id:'labe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4]&amp;&quot;',&quot;" office:value-type="string" office:string-value="TargetClass:'geany_label'," calcext:value-type="string">
            <text:p>TargetClass:'geany_label',</text:p>
          </table:table-cell>
          <table:table-cell table:formula="of:=&quot;fg:'&quot;&amp;[Init.C34]&amp;&quot;',&quot;" office:value-type="string" office:string-value="fg:'#000000'," calcext:value-type="string">
            <text:p>fg:'#000000',</text:p>
          </table:table-cell>
          <table:table-cell table:formula="of:=&quot;bg:'&quot;&amp;[Init.D34]&amp;&quot;',&quot;" office:value-type="string" office:string-value="bg:'#000000'," calcext:value-type="string">
            <text:p>bg:'#000000',</text:p>
          </table:table-cell>
          <table:table-cell table:formula="of:=&quot;isBold:&quot;&amp;[Init.F34]&amp;&quot;,&quot;" office:value-type="string" office:string-value="isBold:false," calcext:value-type="string">
            <text:p>isBold:false,</text:p>
          </table:table-cell>
          <table:table-cell table:formula="of:=&quot;isItalic:&quot;&amp;[Init.I34]&amp;&quot; },&quot;" office:value-type="string" office:string-value="isItalic:false }," calcext:value-type="string">
            <text:p>isItalic:false },</text:p>
          </table:table-cell>
          <table:table-cell/>
          <table:table-cell table:formula="of:=[.B34]&amp;[.C34]&amp;&quot; &quot;&amp;[.D34]&amp;&quot; &quot;&amp;[.E34]&amp;&quot; &quot;&amp;[.F34]&amp;&quot; &quot;&amp;[.G34]&amp;&quot; &quot;&amp;[.H34]&amp;&quot; &quot;&amp;[.I34]" office:value-type="string" office:string-value="32:{ id:'label', on:'1', TargetClass:'geany_label', fg:'#000000', bg:'#000000', isBold:false, isItalic:false }," calcext:value-type="string">
            <text:p>32:{ id:'label', on:'1', TargetClass:'geany_label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&quot;&amp;[Init.A35]&amp;&quot;',&quot;" office:value-type="string" office:string-value="{ id:'margin_folding'," calcext:value-type="string">
            <text:p>{ id:'margin_fold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5]&amp;&quot;',&quot;" office:value-type="string" office:string-value="TargetClass:'geany_margin_folding'," calcext:value-type="string">
            <text:p>TargetClass:'geany_margin_folding',</text:p>
          </table:table-cell>
          <table:table-cell table:formula="of:=&quot;fg:'&quot;&amp;[Init.C35]&amp;&quot;',&quot;" office:value-type="string" office:string-value="fg:'#000000'," calcext:value-type="string">
            <text:p>fg:'#000000',</text:p>
          </table:table-cell>
          <table:table-cell table:formula="of:=&quot;bg:'&quot;&amp;[Init.D35]&amp;&quot;',&quot;" office:value-type="string" office:string-value="bg:'#B7CCCC'," calcext:value-type="string">
            <text:p>bg:'#B7CCCC',</text:p>
          </table:table-cell>
          <table:table-cell table:formula="of:=&quot;isBold:&quot;&amp;[Init.F35]&amp;&quot;,&quot;" office:value-type="string" office:string-value="isBold:false," calcext:value-type="string">
            <text:p>isBold:false,</text:p>
          </table:table-cell>
          <table:table-cell table:formula="of:=&quot;isItalic:&quot;&amp;[Init.I35]&amp;&quot; },&quot;" office:value-type="string" office:string-value="isItalic:false }," calcext:value-type="string">
            <text:p>isItalic:false },</text:p>
          </table:table-cell>
          <table:table-cell/>
          <table:table-cell table:formula="of:=[.B35]&amp;[.C35]&amp;&quot; &quot;&amp;[.D35]&amp;&quot; &quot;&amp;[.E35]&amp;&quot; &quot;&amp;[.F35]&amp;&quot; &quot;&amp;[.G35]&amp;&quot; &quot;&amp;[.H35]&amp;&quot; &quot;&amp;[.I35]" office:value-type="string" office:string-value="33:{ id:'margin_folding', on:'1', TargetClass:'geany_margin_folding', fg:'#000000', bg:'#B7CCCC', isBold:false, isItalic:false }," calcext:value-type="string">
            <text:p>33:{ id:'margin_folding', on:'1', TargetClass:'geany_margin_folding', fg:'#000000', bg:'#B7CCCC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&quot;&amp;[Init.A36]&amp;&quot;',&quot;" office:value-type="string" office:string-value="{ id:'margin_line_number'," calcext:value-type="string">
            <text:p>{ id:'margin_line_numb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6]&amp;&quot;',&quot;" office:value-type="string" office:string-value="TargetClass:'geany_margin_line_number'," calcext:value-type="string">
            <text:p>TargetClass:'geany_margin_line_number',</text:p>
          </table:table-cell>
          <table:table-cell table:formula="of:=&quot;fg:'&quot;&amp;[Init.C36]&amp;&quot;',&quot;" office:value-type="string" office:string-value="fg:'#000000'," calcext:value-type="string">
            <text:p>fg:'#000000',</text:p>
          </table:table-cell>
          <table:table-cell table:formula="of:=&quot;bg:'&quot;&amp;[Init.D36]&amp;&quot;',&quot;" office:value-type="string" office:string-value="bg:'#CEE5E5'," calcext:value-type="string">
            <text:p>bg:'#CEE5E5',</text:p>
          </table:table-cell>
          <table:table-cell table:formula="of:=&quot;isBold:&quot;&amp;[Init.F36]&amp;&quot;,&quot;" office:value-type="string" office:string-value="isBold:false," calcext:value-type="string">
            <text:p>isBold:false,</text:p>
          </table:table-cell>
          <table:table-cell table:formula="of:=&quot;isItalic:&quot;&amp;[Init.I36]&amp;&quot; },&quot;" office:value-type="string" office:string-value="isItalic:false }," calcext:value-type="string">
            <text:p>isItalic:false },</text:p>
          </table:table-cell>
          <table:table-cell/>
          <table:table-cell table:formula="of:=[.B36]&amp;[.C36]&amp;&quot; &quot;&amp;[.D36]&amp;&quot; &quot;&amp;[.E36]&amp;&quot; &quot;&amp;[.F36]&amp;&quot; &quot;&amp;[.G36]&amp;&quot; &quot;&amp;[.H36]&amp;&quot; &quot;&amp;[.I36]" office:value-type="string" office:string-value="34:{ id:'margin_line_number', on:'0', TargetClass:'geany_margin_line_number', fg:'#000000', bg:'#CEE5E5', isBold:false, isItalic:false }," calcext:value-type="string">
            <text:p>34:{ id:'margin_line_number', on:'0', TargetClass:'geany_margin_line_number', fg:'#000000', bg:'#CEE5E5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&quot;&amp;[Init.A37]&amp;&quot;',&quot;" office:value-type="string" office:string-value="{ id:'marker_line'," calcext:value-type="string">
            <text:p>{ id:'marker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7]&amp;&quot;',&quot;" office:value-type="string" office:string-value="TargetClass:'geany_marker_line'," calcext:value-type="string">
            <text:p>TargetClass:'geany_marker_line',</text:p>
          </table:table-cell>
          <table:table-cell table:formula="of:=&quot;fg:'&quot;&amp;[Init.C37]&amp;&quot;',&quot;" office:value-type="string" office:string-value="fg:'#000000'," calcext:value-type="string">
            <text:p>fg:'#000000',</text:p>
          </table:table-cell>
          <table:table-cell table:formula="of:=&quot;bg:'&quot;&amp;[Init.D37]&amp;&quot;',&quot;" office:value-type="string" office:string-value="bg:'#000000'," calcext:value-type="string">
            <text:p>bg:'#000000',</text:p>
          </table:table-cell>
          <table:table-cell table:formula="of:=&quot;isBold:&quot;&amp;[Init.F37]&amp;&quot;,&quot;" office:value-type="string" office:string-value="isBold:false," calcext:value-type="string">
            <text:p>isBold:false,</text:p>
          </table:table-cell>
          <table:table-cell table:formula="of:=&quot;isItalic:&quot;&amp;[Init.I37]&amp;&quot; },&quot;" office:value-type="string" office:string-value="isItalic:false }," calcext:value-type="string">
            <text:p>isItalic:false },</text:p>
          </table:table-cell>
          <table:table-cell/>
          <table:table-cell table:formula="of:=[.B37]&amp;[.C37]&amp;&quot; &quot;&amp;[.D37]&amp;&quot; &quot;&amp;[.E37]&amp;&quot; &quot;&amp;[.F37]&amp;&quot; &quot;&amp;[.G37]&amp;&quot; &quot;&amp;[.H37]&amp;&quot; &quot;&amp;[.I37]" office:value-type="string" office:string-value="35:{ id:'marker_line', on:'0', TargetClass:'geany_marker_line', fg:'#000000', bg:'#000000', isBold:false, isItalic:false }," calcext:value-type="string">
            <text:p>35:{ id:'marker_line', on:'0', TargetClass:'geany_marker_line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&quot;&amp;[Init.A38]&amp;&quot;',&quot;" office:value-type="string" office:string-value="{ id:'marker_mark'," calcext:value-type="string">
            <text:p>{ id:'marker_mar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8]&amp;&quot;',&quot;" office:value-type="string" office:string-value="TargetClass:'geany_marker_mark'," calcext:value-type="string">
            <text:p>TargetClass:'geany_marker_mark',</text:p>
          </table:table-cell>
          <table:table-cell table:formula="of:=&quot;fg:'&quot;&amp;[Init.C38]&amp;&quot;',&quot;" office:value-type="string" office:string-value="fg:'#000000'," calcext:value-type="string">
            <text:p>fg:'#000000',</text:p>
          </table:table-cell>
          <table:table-cell table:formula="of:=&quot;bg:'&quot;&amp;[Init.D38]&amp;&quot;',&quot;" office:value-type="string" office:string-value="bg:'#000000'," calcext:value-type="string">
            <text:p>bg:'#000000',</text:p>
          </table:table-cell>
          <table:table-cell table:formula="of:=&quot;isBold:&quot;&amp;[Init.F38]&amp;&quot;,&quot;" office:value-type="string" office:string-value="isBold:false," calcext:value-type="string">
            <text:p>isBold:false,</text:p>
          </table:table-cell>
          <table:table-cell table:formula="of:=&quot;isItalic:&quot;&amp;[Init.I38]&amp;&quot; },&quot;" office:value-type="string" office:string-value="isItalic:false }," calcext:value-type="string">
            <text:p>isItalic:false },</text:p>
          </table:table-cell>
          <table:table-cell/>
          <table:table-cell table:formula="of:=[.B38]&amp;[.C38]&amp;&quot; &quot;&amp;[.D38]&amp;&quot; &quot;&amp;[.E38]&amp;&quot; &quot;&amp;[.F38]&amp;&quot; &quot;&amp;[.G38]&amp;&quot; &quot;&amp;[.H38]&amp;&quot; &quot;&amp;[.I38]" office:value-type="string" office:string-value="36:{ id:'marker_mark', on:'0', TargetClass:'geany_marker_mark', fg:'#000000', bg:'#000000', isBold:false, isItalic:false }," calcext:value-type="string">
            <text:p>36:{ id:'marker_mark', on:'0', TargetClass:'geany_marker_mark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&quot;&amp;[Init.A39]&amp;&quot;',&quot;" office:value-type="string" office:string-value="{ id:'marker_search'," calcext:value-type="string">
            <text:p>{ id:'marker_search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9]&amp;&quot;',&quot;" office:value-type="string" office:string-value="TargetClass:'geany_marker_search'," calcext:value-type="string">
            <text:p>TargetClass:'geany_marker_search',</text:p>
          </table:table-cell>
          <table:table-cell table:formula="of:=&quot;fg:'&quot;&amp;[Init.C39]&amp;&quot;',&quot;" office:value-type="string" office:string-value="fg:'#000000'," calcext:value-type="string">
            <text:p>fg:'#000000',</text:p>
          </table:table-cell>
          <table:table-cell table:formula="of:=&quot;bg:'&quot;&amp;[Init.D39]&amp;&quot;',&quot;" office:value-type="string" office:string-value="bg:'#000000'," calcext:value-type="string">
            <text:p>bg:'#000000',</text:p>
          </table:table-cell>
          <table:table-cell table:formula="of:=&quot;isBold:&quot;&amp;[Init.F39]&amp;&quot;,&quot;" office:value-type="string" office:string-value="isBold:false," calcext:value-type="string">
            <text:p>isBold:false,</text:p>
          </table:table-cell>
          <table:table-cell table:formula="of:=&quot;isItalic:&quot;&amp;[Init.I39]&amp;&quot; },&quot;" office:value-type="string" office:string-value="isItalic:false }," calcext:value-type="string">
            <text:p>isItalic:false },</text:p>
          </table:table-cell>
          <table:table-cell/>
          <table:table-cell table:formula="of:=[.B39]&amp;[.C39]&amp;&quot; &quot;&amp;[.D39]&amp;&quot; &quot;&amp;[.E39]&amp;&quot; &quot;&amp;[.F39]&amp;&quot; &quot;&amp;[.G39]&amp;&quot; &quot;&amp;[.H39]&amp;&quot; &quot;&amp;[.I39]" office:value-type="string" office:string-value="37:{ id:'marker_search', on:'0', TargetClass:'geany_marker_search', fg:'#000000', bg:'#000000', isBold:false, isItalic:false }," calcext:value-type="string">
            <text:p>37:{ id:'marker_search', on:'0', TargetClass:'geany_marker_search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&quot;&amp;[Init.A40]&amp;&quot;',&quot;" office:value-type="string" office:string-value="{ id:'number'," calcext:value-type="string">
            <text:p>{ id:'numb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0]&amp;&quot;',&quot;" office:value-type="string" office:string-value="TargetClass:'geany_number'," calcext:value-type="string">
            <text:p>TargetClass:'geany_number',</text:p>
          </table:table-cell>
          <table:table-cell table:formula="of:=&quot;fg:'&quot;&amp;[Init.C40]&amp;&quot;',&quot;" office:value-type="string" office:string-value="fg:'#000000'," calcext:value-type="string">
            <text:p>fg:'#000000',</text:p>
          </table:table-cell>
          <table:table-cell table:formula="of:=&quot;bg:'&quot;&amp;[Init.D40]&amp;&quot;',&quot;" office:value-type="string" office:string-value="bg:'#000000'," calcext:value-type="string">
            <text:p>bg:'#000000',</text:p>
          </table:table-cell>
          <table:table-cell table:formula="of:=&quot;isBold:&quot;&amp;[Init.F40]&amp;&quot;,&quot;" office:value-type="string" office:string-value="isBold:false," calcext:value-type="string">
            <text:p>isBold:false,</text:p>
          </table:table-cell>
          <table:table-cell table:formula="of:=&quot;isItalic:&quot;&amp;[Init.I40]&amp;&quot; },&quot;" office:value-type="string" office:string-value="isItalic:false }," calcext:value-type="string">
            <text:p>isItalic:false },</text:p>
          </table:table-cell>
          <table:table-cell/>
          <table:table-cell table:formula="of:=[.B40]&amp;[.C40]&amp;&quot; &quot;&amp;[.D40]&amp;&quot; &quot;&amp;[.E40]&amp;&quot; &quot;&amp;[.F40]&amp;&quot; &quot;&amp;[.G40]&amp;&quot; &quot;&amp;[.H40]&amp;&quot; &quot;&amp;[.I40]" office:value-type="string" office:string-value="38:{ id:'number', on:'1', TargetClass:'geany_number', fg:'#000000', bg:'#000000', isBold:false, isItalic:false }," calcext:value-type="string">
            <text:p>38:{ id:'number', on:'1', TargetClass:'geany_numbe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&quot;&amp;[Init.A41]&amp;&quot;',&quot;" office:value-type="string" office:string-value="{ id:'number_1'," calcext:value-type="string">
            <text:p>{ id:'number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1]&amp;&quot;',&quot;" office:value-type="string" office:string-value="TargetClass:'geany_number_1'," calcext:value-type="string">
            <text:p>TargetClass:'geany_number_1',</text:p>
          </table:table-cell>
          <table:table-cell table:formula="of:=&quot;fg:'&quot;&amp;[Init.C41]&amp;&quot;',&quot;" office:value-type="string" office:string-value="fg:'#800080'," calcext:value-type="string">
            <text:p>fg:'#800080',</text:p>
          </table:table-cell>
          <table:table-cell table:formula="of:=&quot;bg:'&quot;&amp;[Init.D41]&amp;&quot;',&quot;" office:value-type="string" office:string-value="bg:'#DAF2F2'," calcext:value-type="string">
            <text:p>bg:'#DAF2F2',</text:p>
          </table:table-cell>
          <table:table-cell table:formula="of:=&quot;isBold:&quot;&amp;[Init.F41]&amp;&quot;,&quot;" office:value-type="string" office:string-value="isBold:false," calcext:value-type="string">
            <text:p>isBold:false,</text:p>
          </table:table-cell>
          <table:table-cell table:formula="of:=&quot;isItalic:&quot;&amp;[Init.I41]&amp;&quot; },&quot;" office:value-type="string" office:string-value="isItalic:false }," calcext:value-type="string">
            <text:p>isItalic:false },</text:p>
          </table:table-cell>
          <table:table-cell/>
          <table:table-cell table:formula="of:=[.B41]&amp;[.C41]&amp;&quot; &quot;&amp;[.D41]&amp;&quot; &quot;&amp;[.E41]&amp;&quot; &quot;&amp;[.F41]&amp;&quot; &quot;&amp;[.G41]&amp;&quot; &quot;&amp;[.H41]&amp;&quot; &quot;&amp;[.I41]" office:value-type="string" office:string-value="39:{ id:'number_1', on:'1', TargetClass:'geany_number_1', fg:'#800080', bg:'#DAF2F2', isBold:false, isItalic:false }," calcext:value-type="string">
            <text:p>39:{ id:'number_1', on:'1', TargetClass:'geany_number_1', fg:'#80008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&quot;&amp;[Init.A42]&amp;&quot;',&quot;" office:value-type="string" office:string-value="{ id:'number_2'," calcext:value-type="string">
            <text:p>{ id:'numb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2]&amp;&quot;',&quot;" office:value-type="string" office:string-value="TargetClass:'geany_number_2'," calcext:value-type="string">
            <text:p>TargetClass:'geany_number_2',</text:p>
          </table:table-cell>
          <table:table-cell table:formula="of:=&quot;fg:'&quot;&amp;[Init.C42]&amp;&quot;',&quot;" office:value-type="string" office:string-value="fg:'#007F47'," calcext:value-type="string">
            <text:p>fg:'#007F47',</text:p>
          </table:table-cell>
          <table:table-cell table:formula="of:=&quot;bg:'&quot;&amp;[Init.D42]&amp;&quot;',&quot;" office:value-type="string" office:string-value="bg:'#DAF2F2'," calcext:value-type="string">
            <text:p>bg:'#DAF2F2',</text:p>
          </table:table-cell>
          <table:table-cell table:formula="of:=&quot;isBold:&quot;&amp;[Init.F42]&amp;&quot;,&quot;" office:value-type="string" office:string-value="isBold:false," calcext:value-type="string">
            <text:p>isBold:false,</text:p>
          </table:table-cell>
          <table:table-cell table:formula="of:=&quot;isItalic:&quot;&amp;[Init.I42]&amp;&quot; },&quot;" office:value-type="string" office:string-value="isItalic:false }," calcext:value-type="string">
            <text:p>isItalic:false },</text:p>
          </table:table-cell>
          <table:table-cell/>
          <table:table-cell table:formula="of:=[.B42]&amp;[.C42]&amp;&quot; &quot;&amp;[.D42]&amp;&quot; &quot;&amp;[.E42]&amp;&quot; &quot;&amp;[.F42]&amp;&quot; &quot;&amp;[.G42]&amp;&quot; &quot;&amp;[.H42]&amp;&quot; &quot;&amp;[.I42]" office:value-type="string" office:string-value="40:{ id:'number_2', on:'0', TargetClass:'geany_number_2', fg:'#007F47', bg:'#DAF2F2', isBold:false, isItalic:false }," calcext:value-type="string">
            <text:p>40:{ id:'number_2', on:'0', TargetClass:'geany_number_2', fg:'#007F47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&quot;&amp;[Init.A43]&amp;&quot;',&quot;" office:value-type="string" office:string-value="{ id:'operator'," calcext:value-type="string">
            <text:p>{ id:'ope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3]&amp;&quot;',&quot;" office:value-type="string" office:string-value="TargetClass:'geany_operator'," calcext:value-type="string">
            <text:p>TargetClass:'geany_operator',</text:p>
          </table:table-cell>
          <table:table-cell table:formula="of:=&quot;fg:'&quot;&amp;[Init.C43]&amp;&quot;',&quot;" office:value-type="string" office:string-value="fg:'#000000'," calcext:value-type="string">
            <text:p>fg:'#000000',</text:p>
          </table:table-cell>
          <table:table-cell table:formula="of:=&quot;bg:'&quot;&amp;[Init.D43]&amp;&quot;',&quot;" office:value-type="string" office:string-value="bg:'#000000'," calcext:value-type="string">
            <text:p>bg:'#000000',</text:p>
          </table:table-cell>
          <table:table-cell table:formula="of:=&quot;isBold:&quot;&amp;[Init.F43]&amp;&quot;,&quot;" office:value-type="string" office:string-value="isBold:false," calcext:value-type="string">
            <text:p>isBold:false,</text:p>
          </table:table-cell>
          <table:table-cell table:formula="of:=&quot;isItalic:&quot;&amp;[Init.I43]&amp;&quot; },&quot;" office:value-type="string" office:string-value="isItalic:false }," calcext:value-type="string">
            <text:p>isItalic:false },</text:p>
          </table:table-cell>
          <table:table-cell/>
          <table:table-cell table:formula="of:=[.B43]&amp;[.C43]&amp;&quot; &quot;&amp;[.D43]&amp;&quot; &quot;&amp;[.E43]&amp;&quot; &quot;&amp;[.F43]&amp;&quot; &quot;&amp;[.G43]&amp;&quot; &quot;&amp;[.H43]&amp;&quot; &quot;&amp;[.I43]" office:value-type="string" office:string-value="41:{ id:'operator', on:'1', TargetClass:'geany_operator', fg:'#000000', bg:'#000000', isBold:false, isItalic:false }," calcext:value-type="string">
            <text:p>41:{ id:'operator', on:'1', TargetClass:'geany_operato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&quot;&amp;[Init.A44]&amp;&quot;',&quot;" office:value-type="string" office:string-value="{ id:'other'," calcext:value-type="string">
            <text:p>{ id:'oth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4]&amp;&quot;',&quot;" office:value-type="string" office:string-value="TargetClass:'geany_other'," calcext:value-type="string">
            <text:p>TargetClass:'geany_other',</text:p>
          </table:table-cell>
          <table:table-cell table:formula="of:=&quot;fg:'&quot;&amp;[Init.C44]&amp;&quot;',&quot;" office:value-type="string" office:string-value="fg:'#000000'," calcext:value-type="string">
            <text:p>fg:'#000000',</text:p>
          </table:table-cell>
          <table:table-cell table:formula="of:=&quot;bg:'&quot;&amp;[Init.D44]&amp;&quot;',&quot;" office:value-type="string" office:string-value="bg:'#000000'," calcext:value-type="string">
            <text:p>bg:'#000000',</text:p>
          </table:table-cell>
          <table:table-cell table:formula="of:=&quot;isBold:&quot;&amp;[Init.F44]&amp;&quot;,&quot;" office:value-type="string" office:string-value="isBold:false," calcext:value-type="string">
            <text:p>isBold:false,</text:p>
          </table:table-cell>
          <table:table-cell table:formula="of:=&quot;isItalic:&quot;&amp;[Init.I44]&amp;&quot; },&quot;" office:value-type="string" office:string-value="isItalic:false }," calcext:value-type="string">
            <text:p>isItalic:false },</text:p>
          </table:table-cell>
          <table:table-cell/>
          <table:table-cell table:formula="of:=[.B44]&amp;[.C44]&amp;&quot; &quot;&amp;[.D44]&amp;&quot; &quot;&amp;[.E44]&amp;&quot; &quot;&amp;[.F44]&amp;&quot; &quot;&amp;[.G44]&amp;&quot; &quot;&amp;[.H44]&amp;&quot; &quot;&amp;[.I44]" office:value-type="string" office:string-value="42:{ id:'other', on:'0', TargetClass:'geany_other', fg:'#000000', bg:'#000000', isBold:false, isItalic:false }," calcext:value-type="string">
            <text:p>42:{ id:'other', on:'0', TargetClass:'geany_othe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&quot;&amp;[Init.A45]&amp;&quot;',&quot;" office:value-type="string" office:string-value="{ id:'parameter'," calcext:value-type="string">
            <text:p>{ id:'parame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5]&amp;&quot;',&quot;" office:value-type="string" office:string-value="TargetClass:'geany_parameter'," calcext:value-type="string">
            <text:p>TargetClass:'geany_parameter',</text:p>
          </table:table-cell>
          <table:table-cell table:formula="of:=&quot;fg:'&quot;&amp;[Init.C45]&amp;&quot;',&quot;" office:value-type="string" office:string-value="fg:'#000000'," calcext:value-type="string">
            <text:p>fg:'#000000',</text:p>
          </table:table-cell>
          <table:table-cell table:formula="of:=&quot;bg:'&quot;&amp;[Init.D45]&amp;&quot;',&quot;" office:value-type="string" office:string-value="bg:'#000000'," calcext:value-type="string">
            <text:p>bg:'#000000',</text:p>
          </table:table-cell>
          <table:table-cell table:formula="of:=&quot;isBold:&quot;&amp;[Init.F45]&amp;&quot;,&quot;" office:value-type="string" office:string-value="isBold:false," calcext:value-type="string">
            <text:p>isBold:false,</text:p>
          </table:table-cell>
          <table:table-cell table:formula="of:=&quot;isItalic:&quot;&amp;[Init.I45]&amp;&quot; },&quot;" office:value-type="string" office:string-value="isItalic:false }," calcext:value-type="string">
            <text:p>isItalic:false },</text:p>
          </table:table-cell>
          <table:table-cell/>
          <table:table-cell table:formula="of:=[.B45]&amp;[.C45]&amp;&quot; &quot;&amp;[.D45]&amp;&quot; &quot;&amp;[.E45]&amp;&quot; &quot;&amp;[.F45]&amp;&quot; &quot;&amp;[.G45]&amp;&quot; &quot;&amp;[.H45]&amp;&quot; &quot;&amp;[.I45]" office:value-type="string" office:string-value="43:{ id:'parameter', on:'1', TargetClass:'geany_parameter', fg:'#000000', bg:'#000000', isBold:false, isItalic:false }," calcext:value-type="string">
            <text:p>43:{ id:'parameter', on:'1', TargetClass:'geany_paramete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&quot;&amp;[Init.A46]&amp;&quot;',&quot;" office:value-type="string" office:string-value="{ id:'preprocessor'," calcext:value-type="string">
            <text:p>{ id:'preprocess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6]&amp;&quot;',&quot;" office:value-type="string" office:string-value="TargetClass:'geany_preprocessor'," calcext:value-type="string">
            <text:p>TargetClass:'geany_preprocessor',</text:p>
          </table:table-cell>
          <table:table-cell table:formula="of:=&quot;fg:'&quot;&amp;[Init.C46]&amp;&quot;',&quot;" office:value-type="string" office:string-value="fg:'#BF0000'," calcext:value-type="string">
            <text:p>fg:'#BF0000',</text:p>
          </table:table-cell>
          <table:table-cell table:formula="of:=&quot;bg:'&quot;&amp;[Init.D46]&amp;&quot;',&quot;" office:value-type="string" office:string-value="bg:'#DAF2F2'," calcext:value-type="string">
            <text:p>bg:'#DAF2F2',</text:p>
          </table:table-cell>
          <table:table-cell table:formula="of:=&quot;isBold:&quot;&amp;[Init.F46]&amp;&quot;,&quot;" office:value-type="string" office:string-value="isBold:true," calcext:value-type="string">
            <text:p>isBold:true,</text:p>
          </table:table-cell>
          <table:table-cell table:formula="of:=&quot;isItalic:&quot;&amp;[Init.I46]&amp;&quot; },&quot;" office:value-type="string" office:string-value="isItalic:false }," calcext:value-type="string">
            <text:p>isItalic:false },</text:p>
          </table:table-cell>
          <table:table-cell/>
          <table:table-cell table:formula="of:=[.B46]&amp;[.C46]&amp;&quot; &quot;&amp;[.D46]&amp;&quot; &quot;&amp;[.E46]&amp;&quot; &quot;&amp;[.F46]&amp;&quot; &quot;&amp;[.G46]&amp;&quot; &quot;&amp;[.H46]&amp;&quot; &quot;&amp;[.I46]" office:value-type="string" office:string-value="44:{ id:'preprocessor', on:'0', TargetClass:'geany_preprocessor', fg:'#BF0000', bg:'#DAF2F2', isBold:true, isItalic:false }," calcext:value-type="string">
            <text:p>44:{ id:'preprocessor', on:'0', TargetClass:'geany_preprocessor', fg:'#BF0000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&quot;&amp;[Init.A47]&amp;&quot;',&quot;" office:value-type="string" office:string-value="{ id:'regex'," calcext:value-type="string">
            <text:p>{ id:'regex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7]&amp;&quot;',&quot;" office:value-type="string" office:string-value="TargetClass:'geany_regex'," calcext:value-type="string">
            <text:p>TargetClass:'geany_regex',</text:p>
          </table:table-cell>
          <table:table-cell table:formula="of:=&quot;fg:'&quot;&amp;[Init.C47]&amp;&quot;',&quot;" office:value-type="string" office:string-value="fg:'#000000'," calcext:value-type="string">
            <text:p>fg:'#000000',</text:p>
          </table:table-cell>
          <table:table-cell table:formula="of:=&quot;bg:'&quot;&amp;[Init.D47]&amp;&quot;',&quot;" office:value-type="string" office:string-value="bg:'#000000'," calcext:value-type="string">
            <text:p>bg:'#000000',</text:p>
          </table:table-cell>
          <table:table-cell table:formula="of:=&quot;isBold:&quot;&amp;[Init.F47]&amp;&quot;,&quot;" office:value-type="string" office:string-value="isBold:false," calcext:value-type="string">
            <text:p>isBold:false,</text:p>
          </table:table-cell>
          <table:table-cell table:formula="of:=&quot;isItalic:&quot;&amp;[Init.I47]&amp;&quot; },&quot;" office:value-type="string" office:string-value="isItalic:false }," calcext:value-type="string">
            <text:p>isItalic:false },</text:p>
          </table:table-cell>
          <table:table-cell/>
          <table:table-cell table:formula="of:=[.B47]&amp;[.C47]&amp;&quot; &quot;&amp;[.D47]&amp;&quot; &quot;&amp;[.E47]&amp;&quot; &quot;&amp;[.F47]&amp;&quot; &quot;&amp;[.G47]&amp;&quot; &quot;&amp;[.H47]&amp;&quot; &quot;&amp;[.I47]" office:value-type="string" office:string-value="45:{ id:'regex', on:'0', TargetClass:'geany_regex', fg:'#000000', bg:'#000000', isBold:false, isItalic:false }," calcext:value-type="string">
            <text:p>45:{ id:'regex', on:'0', TargetClass:'geany_regex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&quot;&amp;[Init.A48]&amp;&quot;',&quot;" office:value-type="string" office:string-value="{ id:'selection'," calcext:value-type="string">
            <text:p>{ id:'sele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8]&amp;&quot;',&quot;" office:value-type="string" office:string-value="TargetClass:'geany_selection'," calcext:value-type="string">
            <text:p>TargetClass:'geany_selection',</text:p>
          </table:table-cell>
          <table:table-cell table:formula="of:=&quot;fg:'&quot;&amp;[Init.C48]&amp;&quot;',&quot;" office:value-type="string" office:string-value="fg:'#000000'," calcext:value-type="string">
            <text:p>fg:'#000000',</text:p>
          </table:table-cell>
          <table:table-cell table:formula="of:=&quot;bg:'&quot;&amp;[Init.D48]&amp;&quot;',&quot;" office:value-type="string" office:string-value="bg:'#000000'," calcext:value-type="string">
            <text:p>bg:'#000000',</text:p>
          </table:table-cell>
          <table:table-cell table:formula="of:=&quot;isBold:&quot;&amp;[Init.F48]&amp;&quot;,&quot;" office:value-type="string" office:string-value="isBold:false," calcext:value-type="string">
            <text:p>isBold:false,</text:p>
          </table:table-cell>
          <table:table-cell table:formula="of:=&quot;isItalic:&quot;&amp;[Init.I48]&amp;&quot; },&quot;" office:value-type="string" office:string-value="isItalic:false }," calcext:value-type="string">
            <text:p>isItalic:false },</text:p>
          </table:table-cell>
          <table:table-cell/>
          <table:table-cell table:formula="of:=[.B48]&amp;[.C48]&amp;&quot; &quot;&amp;[.D48]&amp;&quot; &quot;&amp;[.E48]&amp;&quot; &quot;&amp;[.F48]&amp;&quot; &quot;&amp;[.G48]&amp;&quot; &quot;&amp;[.H48]&amp;&quot; &quot;&amp;[.I48]" office:value-type="string" office:string-value="46:{ id:'selection', on:'0', TargetClass:'geany_selection', fg:'#000000', bg:'#000000', isBold:false, isItalic:false }," calcext:value-type="string">
            <text:p>46:{ id:'selection', on:'0', TargetClass:'geany_selection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&quot;&amp;[Init.A49]&amp;&quot;',&quot;" office:value-type="string" office:string-value="{ id:'string'," calcext:value-type="string">
            <text:p>{ id:'str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9]&amp;&quot;',&quot;" office:value-type="string" office:string-value="TargetClass:'geany_string'," calcext:value-type="string">
            <text:p>TargetClass:'geany_string',</text:p>
          </table:table-cell>
          <table:table-cell table:formula="of:=&quot;fg:'&quot;&amp;[Init.C49]&amp;&quot;',&quot;" office:value-type="string" office:string-value="fg:'#008000'," calcext:value-type="string">
            <text:p>fg:'#008000',</text:p>
          </table:table-cell>
          <table:table-cell table:formula="of:=&quot;bg:'&quot;&amp;[Init.D49]&amp;&quot;',&quot;" office:value-type="string" office:string-value="bg:'#000000'," calcext:value-type="string">
            <text:p>bg:'#000000',</text:p>
          </table:table-cell>
          <table:table-cell table:formula="of:=&quot;isBold:&quot;&amp;[Init.F49]&amp;&quot;,&quot;" office:value-type="string" office:string-value="isBold:false," calcext:value-type="string">
            <text:p>isBold:false,</text:p>
          </table:table-cell>
          <table:table-cell table:formula="of:=&quot;isItalic:&quot;&amp;[Init.I49]&amp;&quot; },&quot;" office:value-type="string" office:string-value="isItalic:false }," calcext:value-type="string">
            <text:p>isItalic:false },</text:p>
          </table:table-cell>
          <table:table-cell/>
          <table:table-cell table:formula="of:=[.B49]&amp;[.C49]&amp;&quot; &quot;&amp;[.D49]&amp;&quot; &quot;&amp;[.E49]&amp;&quot; &quot;&amp;[.F49]&amp;&quot; &quot;&amp;[.G49]&amp;&quot; &quot;&amp;[.H49]&amp;&quot; &quot;&amp;[.I49]" office:value-type="string" office:string-value="47:{ id:'string', on:'1', TargetClass:'geany_string', fg:'#008000', bg:'#000000', isBold:false, isItalic:false }," calcext:value-type="string">
            <text:p>47:{ id:'string', on:'1', TargetClass:'geany_string', fg:'#008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&quot;&amp;[Init.A50]&amp;&quot;',&quot;" office:value-type="string" office:string-value="{ id:'string_1'," calcext:value-type="string">
            <text:p>{ id:'string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0]&amp;&quot;',&quot;" office:value-type="string" office:string-value="TargetClass:'geany_string_1'," calcext:value-type="string">
            <text:p>TargetClass:'geany_string_1',</text:p>
          </table:table-cell>
          <table:table-cell table:formula="of:=&quot;fg:'&quot;&amp;[Init.C50]&amp;&quot;',&quot;" office:value-type="string" office:string-value="fg:'#0090BF'," calcext:value-type="string">
            <text:p>fg:'#0090BF',</text:p>
          </table:table-cell>
          <table:table-cell table:formula="of:=&quot;bg:'&quot;&amp;[Init.D50]&amp;&quot;',&quot;" office:value-type="string" office:string-value="bg:'#DAF2F2'," calcext:value-type="string">
            <text:p>bg:'#DAF2F2',</text:p>
          </table:table-cell>
          <table:table-cell table:formula="of:=&quot;isBold:&quot;&amp;[Init.F50]&amp;&quot;,&quot;" office:value-type="string" office:string-value="isBold:false," calcext:value-type="string">
            <text:p>isBold:false,</text:p>
          </table:table-cell>
          <table:table-cell table:formula="of:=&quot;isItalic:&quot;&amp;[Init.I50]&amp;&quot; },&quot;" office:value-type="string" office:string-value="isItalic:false }," calcext:value-type="string">
            <text:p>isItalic:false },</text:p>
          </table:table-cell>
          <table:table-cell/>
          <table:table-cell table:formula="of:=[.B50]&amp;[.C50]&amp;&quot; &quot;&amp;[.D50]&amp;&quot; &quot;&amp;[.E50]&amp;&quot; &quot;&amp;[.F50]&amp;&quot; &quot;&amp;[.G50]&amp;&quot; &quot;&amp;[.H50]&amp;&quot; &quot;&amp;[.I50]" office:value-type="string" office:string-value="48:{ id:'string_1', on:'1', TargetClass:'geany_string_1', fg:'#0090BF', bg:'#DAF2F2', isBold:false, isItalic:false }," calcext:value-type="string">
            <text:p>48:{ id:'string_1', on:'1', TargetClass:'geany_string_1', fg:'#0090BF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&quot;&amp;[Init.A51]&amp;&quot;',&quot;" office:value-type="string" office:string-value="{ id:'string_2'," calcext:value-type="string">
            <text:p>{ id:'string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1]&amp;&quot;',&quot;" office:value-type="string" office:string-value="TargetClass:'geany_string_2'," calcext:value-type="string">
            <text:p>TargetClass:'geany_string_2',</text:p>
          </table:table-cell>
          <table:table-cell table:formula="of:=&quot;fg:'&quot;&amp;[Init.C51]&amp;&quot;',&quot;" office:value-type="string" office:string-value="fg:'#008000'," calcext:value-type="string">
            <text:p>fg:'#008000',</text:p>
          </table:table-cell>
          <table:table-cell table:formula="of:=&quot;bg:'&quot;&amp;[Init.D51]&amp;&quot;',&quot;" office:value-type="string" office:string-value="bg:'#DAF2F2'," calcext:value-type="string">
            <text:p>bg:'#DAF2F2',</text:p>
          </table:table-cell>
          <table:table-cell table:formula="of:=&quot;isBold:&quot;&amp;[Init.F51]&amp;&quot;,&quot;" office:value-type="string" office:string-value="isBold:false," calcext:value-type="string">
            <text:p>isBold:false,</text:p>
          </table:table-cell>
          <table:table-cell table:formula="of:=&quot;isItalic:&quot;&amp;[Init.I51]&amp;&quot; },&quot;" office:value-type="string" office:string-value="isItalic:false }," calcext:value-type="string">
            <text:p>isItalic:false },</text:p>
          </table:table-cell>
          <table:table-cell/>
          <table:table-cell table:formula="of:=[.B51]&amp;[.C51]&amp;&quot; &quot;&amp;[.D51]&amp;&quot; &quot;&amp;[.E51]&amp;&quot; &quot;&amp;[.F51]&amp;&quot; &quot;&amp;[.G51]&amp;&quot; &quot;&amp;[.H51]&amp;&quot; &quot;&amp;[.I51]" office:value-type="string" office:string-value="49:{ id:'string_2', on:'0', TargetClass:'geany_string_2', fg:'#008000', bg:'#DAF2F2', isBold:false, isItalic:false }," calcext:value-type="string">
            <text:p>49:{ id:'string_2', on:'0', TargetClass:'geany_string_2', fg:'#008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&quot;&amp;[Init.A52]&amp;&quot;',&quot;" office:value-type="string" office:string-value="{ id:'string_eol'," calcext:value-type="string">
            <text:p>{ id:'string_eo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2]&amp;&quot;',&quot;" office:value-type="string" office:string-value="TargetClass:'geany_string_eol'," calcext:value-type="string">
            <text:p>TargetClass:'geany_string_eol',</text:p>
          </table:table-cell>
          <table:table-cell table:formula="of:=&quot;fg:'&quot;&amp;[Init.C52]&amp;&quot;',&quot;" office:value-type="string" office:string-value="fg:'#000000'," calcext:value-type="string">
            <text:p>fg:'#000000',</text:p>
          </table:table-cell>
          <table:table-cell table:formula="of:=&quot;bg:'&quot;&amp;[Init.D52]&amp;&quot;',&quot;" office:value-type="string" office:string-value="bg:'#000000'," calcext:value-type="string">
            <text:p>bg:'#000000',</text:p>
          </table:table-cell>
          <table:table-cell table:formula="of:=&quot;isBold:&quot;&amp;[Init.F52]&amp;&quot;,&quot;" office:value-type="string" office:string-value="isBold:false," calcext:value-type="string">
            <text:p>isBold:false,</text:p>
          </table:table-cell>
          <table:table-cell table:formula="of:=&quot;isItalic:&quot;&amp;[Init.I52]&amp;&quot; },&quot;" office:value-type="string" office:string-value="isItalic:false }," calcext:value-type="string">
            <text:p>isItalic:false },</text:p>
          </table:table-cell>
          <table:table-cell/>
          <table:table-cell table:formula="of:=[.B52]&amp;[.C52]&amp;&quot; &quot;&amp;[.D52]&amp;&quot; &quot;&amp;[.E52]&amp;&quot; &quot;&amp;[.F52]&amp;&quot; &quot;&amp;[.G52]&amp;&quot; &quot;&amp;[.H52]&amp;&quot; &quot;&amp;[.I52]" office:value-type="string" office:string-value="50:{ id:'string_eol', on:'1', TargetClass:'geany_string_eol', fg:'#000000', bg:'#000000', isBold:false, isItalic:false }," calcext:value-type="string">
            <text:p>50:{ id:'string_eol', on:'1', TargetClass:'geany_string_eol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&quot;&amp;[Init.A53]&amp;&quot;',&quot;" office:value-type="string" office:string-value="{ id:'tag'," calcext:value-type="string">
            <text:p>{ id:'tag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3]&amp;&quot;',&quot;" office:value-type="string" office:string-value="TargetClass:'geany_tag'," calcext:value-type="string">
            <text:p>TargetClass:'geany_tag',</text:p>
          </table:table-cell>
          <table:table-cell table:formula="of:=&quot;fg:'&quot;&amp;[Init.C53]&amp;&quot;',&quot;" office:value-type="string" office:string-value="fg:'#7FAAFF'," calcext:value-type="string">
            <text:p>fg:'#7FAAFF',</text:p>
          </table:table-cell>
          <table:table-cell table:formula="of:=&quot;bg:'&quot;&amp;[Init.D53]&amp;&quot;',&quot;" office:value-type="string" office:string-value="bg:'#DAF2F2'," calcext:value-type="string">
            <text:p>bg:'#DAF2F2',</text:p>
          </table:table-cell>
          <table:table-cell table:formula="of:=&quot;isBold:&quot;&amp;[Init.F53]&amp;&quot;,&quot;" office:value-type="string" office:string-value="isBold:false," calcext:value-type="string">
            <text:p>isBold:false,</text:p>
          </table:table-cell>
          <table:table-cell table:formula="of:=&quot;isItalic:&quot;&amp;[Init.I53]&amp;&quot; },&quot;" office:value-type="string" office:string-value="isItalic:false }," calcext:value-type="string">
            <text:p>isItalic:false },</text:p>
          </table:table-cell>
          <table:table-cell/>
          <table:table-cell table:formula="of:=[.B53]&amp;[.C53]&amp;&quot; &quot;&amp;[.D53]&amp;&quot; &quot;&amp;[.E53]&amp;&quot; &quot;&amp;[.F53]&amp;&quot; &quot;&amp;[.G53]&amp;&quot; &quot;&amp;[.H53]&amp;&quot; &quot;&amp;[.I53]" office:value-type="string" office:string-value="51:{ id:'tag', on:'0', TargetClass:'geany_tag', fg:'#7FAAFF', bg:'#DAF2F2', isBold:false, isItalic:false }," calcext:value-type="string">
            <text:p>51:{ id:'tag', on:'0', TargetClass:'geany_tag', fg:'#7FAAFF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&quot;&amp;[Init.A54]&amp;&quot;',&quot;" office:value-type="string" office:string-value="{ id:'type'," calcext:value-type="string">
            <text:p>{ id:'typ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4]&amp;&quot;',&quot;" office:value-type="string" office:string-value="TargetClass:'geany_type'," calcext:value-type="string">
            <text:p>TargetClass:'geany_type',</text:p>
          </table:table-cell>
          <table:table-cell table:formula="of:=&quot;fg:'&quot;&amp;[Init.C54]&amp;&quot;',&quot;" office:value-type="string" office:string-value="fg:'#000000'," calcext:value-type="string">
            <text:p>fg:'#000000',</text:p>
          </table:table-cell>
          <table:table-cell table:formula="of:=&quot;bg:'&quot;&amp;[Init.D54]&amp;&quot;',&quot;" office:value-type="string" office:string-value="bg:'#000000'," calcext:value-type="string">
            <text:p>bg:'#000000',</text:p>
          </table:table-cell>
          <table:table-cell table:formula="of:=&quot;isBold:&quot;&amp;[Init.F54]&amp;&quot;,&quot;" office:value-type="string" office:string-value="isBold:false," calcext:value-type="string">
            <text:p>isBold:false,</text:p>
          </table:table-cell>
          <table:table-cell table:formula="of:=&quot;isItalic:&quot;&amp;[Init.I54]&amp;&quot; },&quot;" office:value-type="string" office:string-value="isItalic:false }," calcext:value-type="string">
            <text:p>isItalic:false },</text:p>
          </table:table-cell>
          <table:table-cell/>
          <table:table-cell table:formula="of:=[.B54]&amp;[.C54]&amp;&quot; &quot;&amp;[.D54]&amp;&quot; &quot;&amp;[.E54]&amp;&quot; &quot;&amp;[.F54]&amp;&quot; &quot;&amp;[.G54]&amp;&quot; &quot;&amp;[.H54]&amp;&quot; &quot;&amp;[.I54]" office:value-type="string" office:string-value="52:{ id:'type', on:'1', TargetClass:'geany_type', fg:'#000000', bg:'#000000', isBold:false, isItalic:false }," calcext:value-type="string">
            <text:p>52:{ id:'type', on:'1', TargetClass:'geany_type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&quot;&amp;[Init.A55]&amp;&quot;',&quot;" office:value-type="string" office:string-value="{ id:'value'," calcext:value-type="string">
            <text:p>{ id:'valu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5]&amp;&quot;',&quot;" office:value-type="string" office:string-value="TargetClass:'geany_value'," calcext:value-type="string">
            <text:p>TargetClass:'geany_value',</text:p>
          </table:table-cell>
          <table:table-cell table:formula="of:=&quot;fg:'&quot;&amp;[Init.C55]&amp;&quot;',&quot;" office:value-type="string" office:string-value="fg:'#000000'," calcext:value-type="string">
            <text:p>fg:'#000000',</text:p>
          </table:table-cell>
          <table:table-cell table:formula="of:=&quot;bg:'&quot;&amp;[Init.D55]&amp;&quot;',&quot;" office:value-type="string" office:string-value="bg:'#000000'," calcext:value-type="string">
            <text:p>bg:'#000000',</text:p>
          </table:table-cell>
          <table:table-cell table:formula="of:=&quot;isBold:&quot;&amp;[Init.F55]&amp;&quot;,&quot;" office:value-type="string" office:string-value="isBold:false," calcext:value-type="string">
            <text:p>isBold:false,</text:p>
          </table:table-cell>
          <table:table-cell table:formula="of:=&quot;isItalic:&quot;&amp;[Init.I55]&amp;&quot; },&quot;" office:value-type="string" office:string-value="isItalic:false }," calcext:value-type="string">
            <text:p>isItalic:false },</text:p>
          </table:table-cell>
          <table:table-cell/>
          <table:table-cell table:formula="of:=[.B55]&amp;[.C55]&amp;&quot; &quot;&amp;[.D55]&amp;&quot; &quot;&amp;[.E55]&amp;&quot; &quot;&amp;[.F55]&amp;&quot; &quot;&amp;[.G55]&amp;&quot; &quot;&amp;[.H55]&amp;&quot; &quot;&amp;[.I55]" office:value-type="string" office:string-value="53:{ id:'value', on:'0', TargetClass:'geany_value', fg:'#000000', bg:'#000000', isBold:false, isItalic:false }," calcext:value-type="string">
            <text:p>53:{ id:'value', on:'0', TargetClass:'geany_value', fg:'#000000', bg:'#000000', isBold:false, isItalic:false },</text:p>
          </table:table-cell>
        </table:table-row>
      </table:table>
      <table:named-expressions/>
      <table:database-ranges>
        <table:database-range table:name="__Anonymous_Sheet_DB__2" table:target-range-address="CSS.A1:CSS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JavaScript_old.B1:JavaScript_old.I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9:06:40.815408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8:46:21.840722836</meta:creation-date>
    <dc:date>2018-01-06T20:21:44.953499938</dc:date>
    <meta:editing-duration>PT4H48M39S</meta:editing-duration>
    <meta:editing-cycles>28</meta:editing-cycles>
    <meta:generator>LibreOffice/5.2.7.2$Linux_X86_64 LibreOffice_project/20m0$Build-2</meta:generator>
    <meta:document-statistic meta:table-count="4" meta:cell-count="2110" meta:object-count="0"/>
  </office:meta>
</office:document-meta>
</file>